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Menlo Regular" svg:font-family="&quot;Menlo Regular&quot;"/>
    <style:font-face style:name="Calibri" svg:font-family="Calibri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none" fo:border-bottom="thin solid #00FF00" fo:border-left="none" fo:border-right="none" fo:background-color="#FF0000"/>
      <style:text-properties style:font-name="Calibri" style:font-name-asian="Calibri" style:font-name-complex="Calibri" fo:font-size="24pt" style:font-size-asian="24pt" style:font-size-complex="24pt"/>
    </style:style>
    <style:style style:name="ce3" style:family="table-cell" style:parent-style-name="Default" style:data-style-name="N0">
      <style:table-cell-properties fo:border-top="none" fo:border-bottom="thin solid #00FF00" fo:border-left="none" fo:border-right="none" fo:background-color="#FF0000"/>
    </style:style>
    <style:style style:name="ce4" style:family="table-cell" style:parent-style-name="Default" style:data-style-name="N0">
      <style:table-cell-properties fo:border-top="thin solid #00FF00" fo:border-bottom="2pt solid #FFFFFF" fo:border-left="none" fo:border-right="none" fo:background-color="#FF0000"/>
    </style:style>
    <style:style style:name="ce5" style:family="table-cell" style:parent-style-name="Default" style:data-style-name="N0">
      <style:table-cell-properties fo:border-top="2pt solid #FFFFFF" fo:border-bottom="thin solid #00FF00" fo:border-left="none" fo:border-right="none" fo:background-color="#FF0000"/>
    </style:style>
    <style:style style:name="ce6" style:family="table-cell" style:parent-style-name="Default" style:data-style-name="N30">
      <style:table-cell-properties fo:border-top="2pt solid #FFFFFF" fo:border-bottom="thin solid #00FF00" fo:border-left="none" fo:border-right="none" fo:background-color="#FF0000"/>
    </style:style>
    <style:style style:name="ce7" style:family="table-cell" style:parent-style-name="Default" style:data-style-name="N0">
      <style:table-cell-properties fo:border-top="thick solid #FFFFFF" fo:border-bottom="thin solid #00FF00" fo:border-left="none" fo:border-right="none" fo:background-color="#FF0000"/>
      <style:text-properties fo:color="#800000" fo:font-style="italic" style:font-style-asian="italic" style:font-style-complex="italic"/>
    </style:style>
    <style:style style:name="ce8" style:family="table-cell" style:parent-style-name="Default" style:data-style-name="N0">
      <style:table-cell-properties fo:border-top="thick solid #FFFFFF" fo:border-bottom="thin solid #00FF00" fo:border-left="none" fo:border-right="none" fo:background-color="#FF0000"/>
    </style:style>
    <style:style style:name="ce9" style:family="table-cell" style:parent-style-name="Default" style:data-style-name="N30">
      <style:table-cell-properties fo:border-top="thin solid #00FF00" fo:border-bottom="2pt solid #FFFFFF" fo:border-left="none" fo:border-right="none" fo:background-color="#FF0000"/>
      <style:text-properties style:font-name="Calibri" style:font-name-asian="Calibri" style:font-name-complex="Calibri" fo:font-size="14pt" style:font-size-asian="14pt" style:font-size-complex="14pt"/>
    </style:style>
    <style:style style:name="ce10" style:family="table-cell" style:parent-style-name="Default" style:data-style-name="N0">
      <style:table-cell-properties fo:border-top="2pt solid #FFFFFF" fo:border-bottom="thin solid #000000" fo:border-left="none" fo:border-right="none" fo:background-color="#FF0000"/>
      <style:text-properties style:font-name="Calibri" style:font-name-asian="Calibri" style:font-name-complex="Calibri" fo:font-size="10pt" style:font-size-asian="10pt" style:font-size-complex="10pt"/>
    </style:style>
    <style:style style:name="ce11" style:family="table-cell" style:parent-style-name="Default" style:data-style-name="N0">
      <style:table-cell-properties fo:border-top="2pt solid #FFFFFF" fo:border-bottom="thin solid #000000" fo:border-left="none" fo:border-right="none" fo:background-color="#FF0000"/>
    </style:style>
    <style:style style:name="ce12" style:family="table-cell" style:parent-style-name="Default" style:data-style-name="N30">
      <style:table-cell-properties fo:border-top="2pt solid #FFFFFF" fo:border-bottom="thin solid #000000" fo:border-left="none" fo:border-right="none" fo:background-color="#FF0000"/>
    </style:style>
    <style:style style:name="ce13" style:family="table-cell" style:parent-style-name="Default" style:data-style-name="N30">
      <style:table-cell-properties fo:border-top="thin solid #000000" fo:border-bottom="thin solid #00FF00" fo:border-left="none" fo:border-right="none" style:vertical-align="automatic" fo:wrap-option="wrap" fo:background-color="#FF0000"/>
    </style:style>
    <style:style style:name="ce14" style:family="table-cell" style:parent-style-name="Default" style:data-style-name="N0">
      <style:table-cell-properties fo:border-top="thin solid #000000" fo:border-bottom="thin solid #00FF00" fo:border-left="none" fo:border-right="none" fo:background-color="#FF0000"/>
    </style:style>
    <style:style style:name="ce15" style:family="table-cell" style:parent-style-name="Default" style:data-style-name="N0">
      <style:table-cell-properties fo:border-top="thin solid #000000" fo:border-bottom="thin solid #00FF00" fo:border-left="none" fo:border-right="none" fo:background-color="#FF0000"/>
      <style:text-properties fo:color="#FFFFFF" style:font-name="Calibri" style:font-name-asian="Calibri" style:font-name-complex="Calibri" fo:font-size="12pt" style:font-size-asian="12pt" style:font-size-complex="12pt" fo:font-weight="normal" style:font-weight-asian="normal" style:font-weight-complex="normal"/>
    </style:style>
    <style:style style:name="ce16" style:family="table-cell" style:parent-style-name="Default" style:data-style-name="N30">
      <style:table-cell-properties fo:border-top="thin solid #000000" fo:border-bottom="thin solid #00FF00" fo:border-left="none" fo:border-right="none" style:vertical-align="automatic" fo:wrap-option="wrap" fo:background-color="#FF0000"/>
      <style:text-properties fo:color="#808000" fo:font-style="italic" style:font-style-asian="italic" style:font-style-complex="italic"/>
    </style:style>
    <style:style style:name="ce17" style:family="table-cell" style:parent-style-name="Default" style:data-style-name="N30">
      <style:table-cell-properties fo:border-top="thin solid #000000" fo:border-bottom="thin solid #00FF00" fo:border-left="none" fo:border-right="none" fo:background-color="#FF0000"/>
    </style:style>
    <style:style style:name="ce18" style:family="table-cell" style:parent-style-name="Default" style:data-style-name="N30">
      <style:table-cell-properties fo:border-top="thin solid #00FF00" fo:border-bottom="thin solid #000000" fo:border-left="none" fo:border-right="none" fo:background-color="#FF0000"/>
    </style:style>
    <style:style style:name="ce19" style:family="table-cell" style:parent-style-name="Default" style:data-style-name="N0">
      <style:table-cell-properties fo:border-top="thin solid #00FF00" fo:border-bottom="thin solid #000000" fo:border-left="none" fo:border-right="none" fo:background-color="#FF0000"/>
      <style:text-properties style:font-name="Calibri" style:font-name-asian="Calibri" style:font-name-complex="Calibri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FF00" fo:border-bottom="thin solid #000000" fo:border-left="none" fo:border-right="none" fo:background-color="#FF0000"/>
    </style:style>
    <style:style style:name="ce21" style:family="table-cell" style:parent-style-name="Default" style:data-style-name="N30">
      <style:table-cell-properties fo:border-top="thin solid #000000" fo:border-bottom="thin solid #00FF00" fo:border-left="none" fo:border-right="none" fo:background-color="#FF0000"/>
      <style:text-properties fo:color="#008000" fo:font-style="italic" style:font-style-asian="italic" style:font-style-complex="italic"/>
    </style:style>
    <style:style style:name="ce22" style:family="table-cell" style:parent-style-name="Default" style:data-style-name="N0">
      <style:table-cell-properties fo:border-top="2pt solid #FFFFFF" fo:border-bottom="2pt solid #000000" fo:border-left="none" fo:border-right="none" fo:background-color="#FF0000"/>
      <style:text-properties style:font-name="Calibri" style:font-name-asian="Calibri" style:font-name-complex="Calibri" fo:font-size="10pt" style:font-size-asian="10pt" style:font-size-complex="10pt"/>
    </style:style>
    <style:style style:name="ce23" style:family="table-cell" style:parent-style-name="Default" style:data-style-name="N0">
      <style:table-cell-properties fo:border-top="2pt solid #FFFFFF" fo:border-bottom="2pt solid #000000" fo:border-left="none" fo:border-right="none" fo:background-color="#FF0000"/>
    </style:style>
    <style:style style:name="ce24" style:family="table-cell" style:parent-style-name="Default" style:data-style-name="N30">
      <style:table-cell-properties fo:border-top="2pt solid #FFFFFF" fo:border-bottom="2pt solid #000000" fo:border-left="none" fo:border-right="none" fo:background-color="#FF0000"/>
    </style:style>
    <style:style style:name="ce25" style:family="table-cell" style:parent-style-name="Default" style:data-style-name="N30">
      <style:table-cell-properties fo:border-top="2pt solid #000000" fo:border-bottom="thin solid #00FF00" fo:border-left="none" fo:border-right="none" style:vertical-align="automatic" fo:wrap-option="wrap" fo:background-color="#FF0000"/>
      <style:text-properties fo:color="#FF00FF" fo:font-style="italic" style:font-style-asian="italic" style:font-style-complex="italic"/>
    </style:style>
    <style:style style:name="ce26" style:family="table-cell" style:parent-style-name="Default" style:data-style-name="N0">
      <style:table-cell-properties fo:border-top="2pt solid #000000" fo:border-bottom="thin solid #00FF00" fo:border-left="none" fo:border-right="none" fo:background-color="#FF0000"/>
    </style:style>
    <style:style style:name="ce27" style:family="table-cell" style:parent-style-name="Default" style:data-style-name="N30">
      <style:table-cell-properties fo:border-top="2pt solid #000000" fo:border-bottom="thin solid #00FF00" fo:border-left="none" fo:border-right="none" style:vertical-align="middle" fo:background-color="#FF0000"/>
    </style:style>
    <style:style style:name="ce28" style:family="table-cell" style:parent-style-name="Default" style:data-style-name="N0">
      <style:table-cell-properties fo:border-top="thin solid #00FF00" fo:border-bottom="2pt solid #000000" fo:border-left="none" fo:border-right="none" fo:background-color="#FF0000"/>
      <style:text-properties style:font-name="Calibri" style:font-name-asian="Calibri" style:font-name-complex="Calibri" fo:font-size="10pt" style:font-size-asian="10pt" style:font-size-complex="10pt"/>
    </style:style>
    <style:style style:name="ce29" style:family="table-cell" style:parent-style-name="Default" style:data-style-name="N0">
      <style:table-cell-properties fo:border-top="thin solid #00FF00" fo:border-bottom="2pt solid #000000" fo:border-left="none" fo:border-right="none" fo:background-color="#FF0000"/>
    </style:style>
    <style:style style:name="ce30" style:family="table-cell" style:parent-style-name="Default" style:data-style-name="N30">
      <style:table-cell-properties fo:border-top="thin solid #00FF00" fo:border-bottom="2pt solid #000000" fo:border-left="none" fo:border-right="none" fo:background-color="#FF0000"/>
    </style:style>
    <style:style style:name="ce31" style:family="table-cell" style:parent-style-name="Default" style:data-style-name="N30">
      <style:table-cell-properties fo:border-top="2pt solid #000000" fo:border-bottom="thin solid #00FF00" fo:border-left="none" fo:border-right="none" style:vertical-align="automatic" fo:wrap-option="wrap" fo:background-color="#FF0000"/>
      <style:text-properties fo:color="#808000" fo:font-style="italic" style:font-style-asian="italic" style:font-style-complex="italic"/>
    </style:style>
    <style:style style:name="ce32" style:family="table-cell" style:parent-style-name="Default" style:data-style-name="N0">
      <style:table-cell-properties fo:border-top="thin solid #00FF00" fo:border-bottom="2pt solid #000000" fo:border-left="none" fo:border-right="none" style:vertical-align="automatic" fo:wrap-option="wrap" fo:background-color="#FF0000"/>
      <style:text-properties fo:color="#FF00FF" fo:font-style="italic" style:font-style-asian="italic" style:font-style-complex="italic"/>
    </style:style>
    <style:style style:name="ce33" style:family="table-cell" style:parent-style-name="Default" style:data-style-name="N0">
      <style:table-cell-properties fo:border-top="thin solid #00FF00" fo:border-bottom="2pt solid #000000" fo:border-left="none" fo:border-right="none" style:vertical-align="middle" fo:background-color="#FF0000"/>
    </style:style>
    <style:style style:name="ce34" style:family="table-cell" style:parent-style-name="Default" style:data-style-name="N30">
      <style:table-cell-properties fo:border-top="2pt solid #000000" fo:border-bottom="thin solid #00FF00" fo:border-left="none" fo:border-right="none" style:vertical-align="automatic" fo:wrap-option="wrap"/>
      <style:text-properties fo:color="#800080" fo:font-style="italic" style:font-style-asian="italic" style:font-style-complex="italic"/>
    </style:style>
    <style:style style:name="ce35" style:family="table-cell" style:parent-style-name="Default" style:data-style-name="N0">
      <style:table-cell-properties fo:border-top="2pt solid #000000" fo:border-bottom="thin solid #00FF00" fo:border-left="none" fo:border-right="none"/>
      <style:text-properties fo:color="#800080" fo:font-weight="normal" style:font-weight-asian="normal" style:font-weight-complex="normal"/>
    </style:style>
    <style:style style:name="ce36" style:family="table-cell" style:parent-style-name="Default" style:data-style-name="N30">
      <style:table-cell-properties fo:border-top="2pt solid #000000" fo:border-bottom="thin solid #00FF00" fo:border-left="none" fo:border-right="none" style:vertical-align="middle"/>
    </style:style>
    <style:style style:name="ce37" style:family="table-cell" style:parent-style-name="Default" style:data-style-name="N30">
      <style:table-cell-properties fo:border-top="thin solid #000000" fo:border-bottom="thin solid #00FF00" fo:border-left="none" fo:border-right="none" fo:background-color="#FF0000"/>
      <style:text-properties fo:font-style="italic" style:font-style-asian="italic" style:font-style-complex="italic"/>
    </style:style>
    <style:style style:name="ce38" style:family="table-cell" style:parent-style-name="Default" style:data-style-name="N30">
      <style:table-cell-properties fo:border-top="thin solid #000000" fo:border-bottom="thin solid #00FF00" fo:border-left="none" fo:border-right="none" fo:background-color="#FF0000"/>
      <style:text-properties fo:color="#FF00FF" fo:font-style="italic" style:font-style-asian="italic" style:font-style-complex="italic"/>
    </style:style>
    <style:style style:name="ce39" style:family="table-cell" style:parent-style-name="Default" style:data-style-name="N0">
      <style:table-cell-properties fo:border-top="2pt solid #FFFFFF" fo:border-bottom="thin solid #800080" fo:border-left="none" fo:border-right="none" fo:background-color="#FF0000"/>
    </style:style>
    <style:style style:name="ce40" style:family="table-cell" style:parent-style-name="Default" style:data-style-name="N30">
      <style:table-cell-properties fo:border-top="2pt solid #FFFFFF" fo:border-bottom="thin solid #00FF00" fo:border-left="none" fo:border-right="none" fo:background-color="#FF0000"/>
      <style:text-properties fo:color="#800080"/>
    </style:style>
    <style:style style:name="ce41" style:family="table-cell" style:parent-style-name="Default" style:data-style-name="N0">
      <style:table-cell-properties fo:border-top="thin solid #00FF00" fo:border-bottom="thin solid #00FF00" fo:border-left="none" fo:border-right="thin solid #00FF00" fo:background-color="#FF0000"/>
    </style:style>
    <style:style style:name="ce42" style:family="table-cell" style:parent-style-name="Default" style:data-style-name="N30">
      <style:table-cell-properties fo:border-top="thin solid #800080" fo:border-bottom="thin solid #00FF00" fo:border-left="thin solid #00FF00" fo:border-right="none" fo:background-color="#FF0000"/>
    </style:style>
    <style:style style:name="ce43" style:family="table-cell" style:parent-style-name="Default" style:data-style-name="N30">
      <style:table-cell-properties fo:border-top="2pt solid #FFFFFF" fo:border-bottom="thin solid #800080" fo:border-left="none" fo:border-right="none" fo:background-color="#FF0000"/>
      <style:text-properties fo:color="#800080"/>
    </style:style>
    <style:style style:name="ce44" style:family="table-cell" style:parent-style-name="Default" style:data-style-name="N0">
      <style:table-cell-properties fo:border-top="thin solid #00FF00" fo:border-bottom="thin solid #00FF00" fo:border-left="none" fo:border-right="none" fo:background-color="#FF0000"/>
    </style:style>
    <style:style style:name="ce45" style:family="table-cell" style:parent-style-name="Default" style:data-style-name="N30">
      <style:table-cell-properties fo:border-top="thin solid #800080" fo:border-bottom="thin solid #00FF00" fo:border-left="none" fo:border-right="none"/>
    </style:style>
    <style:style style:name="ce46" style:family="table-cell" style:parent-style-name="Default" style:data-style-name="N30">
      <style:table-cell-properties fo:border-top="thin solid #800080" fo:border-bottom="thin solid #00FF00" fo:border-left="none" fo:border-right="thin solid #00FF00"/>
    </style:style>
    <style:style style:name="ce47" style:family="table-cell" style:parent-style-name="Default" style:data-style-name="N30">
      <style:table-cell-properties fo:border-top="thin solid #00FF00" fo:border-bottom="none" fo:border-left="none" fo:border-right="none" fo:background-color="#FF0000"/>
    </style:style>
    <style:style style:name="ce48" style:family="table-cell" style:parent-style-name="Default" style:data-style-name="N0">
      <style:table-cell-properties fo:border-top="thin solid #00FF00" fo:border-bottom="none" fo:border-left="none" fo:border-right="none" fo:background-color="#FF0000"/>
    </style:style>
    <style:style style:name="ce49" style:family="table-cell" style:parent-style-name="Default" style:data-style-name="N30">
      <style:table-cell-properties fo:border-top="thin solid #00FF00" fo:border-bottom="thin solid #00FF00" fo:border-left="none" fo:border-right="none" fo:background-color="#FF0000"/>
      <style:text-properties fo:color="#0000FF"/>
    </style:style>
    <style:style style:name="ce50" style:family="table-cell" style:parent-style-name="Default" style:data-style-name="N30">
      <style:table-cell-properties fo:border-top="thin solid #00FF00" fo:border-bottom="thin solid #00FF00" fo:border-left="none" fo:border-right="none" fo:background-color="#FF0000"/>
    </style:style>
    <style:style style:name="ce51" style:family="table-cell" style:parent-style-name="Default" style:data-style-name="N30">
      <style:table-cell-properties fo:border-top="thin solid #00FF00" fo:border-bottom="thin solid #00FF00" fo:border-left="none" fo:border-right="none" fo:background-color="#FF0000"/>
      <style:text-properties fo:color="#FFFF00" fo:font-style="italic" style:font-style-asian="italic" style:font-style-complex="italic"/>
    </style:style>
    <style:style style:name="ce52" style:family="table-cell" style:parent-style-name="Default" style:data-style-name="N30">
      <style:table-cell-properties fo:border-top="thin solid #00FF00" fo:border-bottom="thin solid #00FF00" fo:border-left="none" fo:border-right="none" fo:background-color="#FF0000"/>
      <style:text-properties fo:color="#FF00FF" fo:font-style="italic" style:font-style-asian="italic" style:font-style-complex="italic"/>
    </style:style>
    <style:style style:name="ce53" style:family="table-cell" style:parent-style-name="Default" style:data-style-name="N30">
      <style:table-cell-properties fo:border-top="thin solid #00FF00" fo:border-bottom="thin solid #00FF00" fo:border-left="none" fo:border-right="none" fo:background-color="#FF0000"/>
      <style:text-properties fo:color="#00FFFF" fo:font-style="italic" style:font-style-asian="italic" style:font-style-complex="italic"/>
    </style:style>
    <style:style style:name="ce54" style:family="table-cell" style:parent-style-name="Default" style:data-style-name="N30">
      <style:table-cell-properties fo:border-top="thin solid #00FF00" fo:border-bottom="thin solid #00FF00" fo:border-left="none" fo:border-right="none" fo:background-color="#FF0000"/>
      <style:text-properties fo:color="#800000" fo:font-style="italic" style:font-style-asian="italic" style:font-style-complex="italic"/>
    </style:style>
    <style:style style:name="ce55" style:family="table-cell" style:parent-style-name="Default" style:data-style-name="N0">
      <style:table-cell-properties fo:border-top="thin solid #00FF00" fo:border-bottom="thin solid #00FF00" fo:border-left="none" fo:border-right="none" fo:background-color="#FF0000"/>
      <style:text-properties fo:color="#800000" fo:font-style="italic" style:font-style-asian="italic" style:font-style-complex="italic"/>
    </style:style>
    <style:style style:name="ce56" style:family="table-cell" style:parent-style-name="Default" style:data-style-name="N30">
      <style:table-cell-properties fo:border-top="thin solid #00FF00" fo:border-bottom="2pt solid #FFFFFF" fo:border-left="none" fo:border-right="none" style:vertical-align="automatic" fo:background-color="#FF0000"/>
      <style:text-properties style:font-name="Calibri" style:font-name-asian="Calibri" style:font-name-complex="Calibri" fo:font-size="20pt" style:font-size-asian="20pt" style:font-size-complex="20pt"/>
    </style:style>
    <style:style style:name="ce57" style:family="table-cell" style:parent-style-name="Default" style:data-style-name="N0">
      <style:table-cell-properties fo:border-top="thin solid #00FF00" fo:border-bottom="2pt solid #FFFFFF" fo:border-left="none" fo:border-right="none" style:vertical-align="automatic" fo:background-color="#FF0000"/>
      <style:text-properties style:font-name="Calibri" style:font-name-asian="Calibri" style:font-name-complex="Calibri" fo:font-size="20pt" style:font-size-asian="20pt" style:font-size-complex="20pt"/>
    </style:style>
    <style:style style:name="ce58" style:family="table-cell" style:parent-style-name="Default" style:data-style-name="N0">
      <style:table-cell-properties fo:border-top="thin solid #00FF00" fo:border-bottom="2pt solid #FFFFFF" fo:border-left="none" fo:border-right="none" style:vertical-align="automatic" fo:background-color="#FF0000"/>
    </style:style>
    <style:style style:name="ce59" style:family="table-cell" style:parent-style-name="Default" style:data-style-name="N30">
      <style:table-cell-properties fo:border-top="thin solid #00FF00" fo:border-bottom="thick solid #FFFFFF" fo:border-left="none" fo:border-right="none" style:vertical-align="automatic" fo:background-color="#FF0000"/>
      <style:text-properties style:font-name="Calibri" style:font-name-asian="Calibri" style:font-name-complex="Calibri" fo:font-size="20pt" style:font-size-asian="20pt" style:font-size-complex="20pt"/>
    </style:style>
    <style:style style:name="ce60" style:family="table-cell" style:parent-style-name="Default" style:data-style-name="N0">
      <style:table-cell-properties fo:border-top="thin solid #00FF00" fo:border-bottom="thick solid #FFFFFF" fo:border-left="none" fo:border-right="none" style:vertical-align="automatic" fo:background-color="#FF0000"/>
    </style:style>
    <style:style style:name="ce61" style:family="table-cell" style:parent-style-name="Default" style:data-style-name="N0">
      <style:table-cell-properties fo:border-top="thin solid #00FF00" fo:border-bottom="thin solid #00FF00" fo:border-left="none" fo:border-right="none" fo:background-color="#FF0000"/>
      <style:text-properties fo:color="#000080"/>
    </style:style>
    <style:style style:name="ce62" style:family="table-cell" style:parent-style-name="Default" style:data-style-name="N30">
      <style:table-cell-properties fo:border-top="thin solid #00FF00" fo:border-bottom="thin solid #00FF00" fo:border-left="none" fo:border-right="none" fo:background-color="#FF0000"/>
      <style:text-properties fo:color="#008000" fo:font-style="italic" style:font-style-asian="italic" style:font-style-complex="italic"/>
    </style:style>
    <style:style style:name="ce63" style:family="table-cell" style:parent-style-name="Default" style:data-style-name="N30">
      <style:table-cell-properties fo:border-top="thin solid #00FF00" fo:border-bottom="thin solid #00FF00" fo:border-left="none" fo:border-right="none" fo:background-color="#FF0000"/>
      <style:text-properties fo:color="#000080"/>
    </style:style>
    <style:style style:name="ce64" style:family="table-cell" style:parent-style-name="Default" style:data-style-name="N0">
      <style:table-cell-properties fo:border-top="thin solid #00FF00" fo:border-bottom="thin solid #00FF00" fo:border-left="none" fo:border-right="none" fo:background-color="#FF0000"/>
      <style:text-properties fo:color="#008000" fo:font-style="italic" style:font-style-asian="italic" style:font-style-complex="italic"/>
    </style:style>
    <style:style style:name="ce65" style:family="table-cell" style:parent-style-name="Default" style:data-style-name="N30">
      <style:table-cell-properties fo:border-top="thin solid #00FF00" fo:border-bottom="thin solid #00FF00" fo:border-left="none" fo:border-right="none" style:vertical-align="automatic" fo:wrap-option="wrap" fo:background-color="#FF0000"/>
    </style:style>
    <style:style style:name="ce66" style:family="table-cell" style:parent-style-name="Default" style:data-style-name="N0">
      <style:table-cell-properties fo:border-top="thin solid #00FF00" fo:border-bottom="thin solid #00FF00" fo:border-left="none" fo:border-right="none" fo:background-color="#FF0000"/>
      <style:text-properties style:font-name="Calibri" style:font-name-asian="Calibri" style:font-name-complex="Calibri" fo:font-size="10pt" style:font-size-asian="10pt" style:font-size-complex="10pt"/>
    </style:style>
    <style:style style:name="ce67" style:family="table-cell" style:parent-style-name="Default" style:data-style-name="N30">
      <style:table-cell-properties fo:border-top="thin solid #00FF00" fo:border-bottom="thin solid #00FF00" fo:border-left="none" fo:border-right="none" style:vertical-align="middle" fo:background-color="#FF0000"/>
    </style:style>
    <style:style style:name="ce68" style:family="table-cell" style:parent-style-name="Default" style:data-style-name="N0">
      <style:table-cell-properties fo:border-top="thin solid #00FF00" fo:border-bottom="thin solid #00FF00" fo:border-left="none" fo:border-right="none" style:vertical-align="automatic" fo:wrap-option="wrap" fo:background-color="#FF0000"/>
    </style:style>
    <style:style style:name="ce69" style:family="table-cell" style:parent-style-name="Default" style:data-style-name="N0">
      <style:table-cell-properties fo:border-top="thin solid #00FF00" fo:border-bottom="thin solid #00FF00" fo:border-left="none" fo:border-right="none" style:vertical-align="middle" fo:background-color="#FF0000"/>
    </style:style>
    <style:style style:name="ce70" style:family="table-cell" style:parent-style-name="Default" style:data-style-name="N30">
      <style:table-cell-properties fo:border-top="thin solid #00FF00" fo:border-bottom="2pt solid #FFFFFF" fo:border-left="none" fo:border-right="none" style:vertical-align="automatic" fo:background-color="#FF0000"/>
      <style:text-properties style:font-name="Calibri" style:font-name-asian="Calibri" style:font-name-complex="Calibri" fo:font-size="14pt" style:font-size-asian="14pt" style:font-size-complex="14pt"/>
    </style:style>
    <style:style style:name="ce71" style:family="table-cell" style:parent-style-name="Default" style:data-style-name="N30">
      <style:table-cell-properties fo:border-top="thin solid #00FF00" fo:border-bottom="thin solid #00FF00" fo:border-left="none" fo:border-right="none" style:vertical-align="middle" fo:wrap-option="wrap" fo:background-color="#FF0000"/>
    </style:style>
    <style:style style:name="ce72" style:family="table-cell" style:parent-style-name="Default" style:data-style-name="N30">
      <style:table-cell-properties fo:border-top="thin solid #00FF00" fo:border-bottom="thin solid #00FF00" fo:border-left="none" fo:border-right="none" style:vertical-align="automatic" fo:wrap-option="wrap" fo:background-color="#FF0000"/>
      <style:text-properties fo:color="#808000" fo:font-style="italic" style:font-style-asian="italic" style:font-style-complex="italic"/>
    </style:style>
    <style:style style:name="ce73" style:family="table-cell" style:parent-style-name="Default" style:data-style-name="N0">
      <style:table-cell-properties fo:border-top="thin solid #00FF00" fo:border-bottom="thin solid #00FF00" fo:border-left="none" fo:border-right="none" style:vertical-align="automatic" fo:wrap-option="wrap" fo:background-color="#FF0000"/>
      <style:text-properties fo:color="#808000" fo:font-style="italic" style:font-style-asian="italic" style:font-style-complex="italic"/>
    </style:style>
    <style:style style:name="ce74" style:family="table-cell" style:parent-style-name="Default" style:data-style-name="N0">
      <style:table-cell-properties fo:border-top="thin solid #00FF00" fo:border-bottom="thin solid #00FF00" fo:border-left="none" fo:border-right="none" style:vertical-align="middle" fo:wrap-option="wrap" fo:background-color="#FF0000"/>
    </style:style>
    <style:style style:name="ce75" style:family="table-cell" style:parent-style-name="Default" style:data-style-name="N30">
      <style:table-cell-properties fo:border-top="thin solid #00FF00" fo:border-bottom="thin solid #00FF00" fo:border-left="none" fo:border-right="none" fo:background-color="#FF0000"/>
      <style:text-properties fo:font-style="italic" style:font-style-asian="italic" style:font-style-complex="italic"/>
    </style:style>
    <style:style style:name="ce76" style:family="table-cell" style:parent-style-name="Default" style:data-style-name="N30">
      <style:table-cell-properties fo:border-top="thin solid #00FF00" fo:border-bottom="thin solid #00FF00" fo:border-left="none" fo:border-right="none" style:vertical-align="automatic" fo:background-color="#FF0000" style:repeat-content="false"/>
      <style:paragraph-properties fo:text-align="center"/>
      <style:text-properties fo:color="#FFFFFF" fo:font-weight="normal" style:font-weight-asian="normal" style:font-weight-complex="normal"/>
    </style:style>
    <style:style style:name="ce77" style:family="table-cell" style:parent-style-name="Default" style:data-style-name="N0">
      <style:table-cell-properties fo:border-top="thin solid #800080" fo:border-bottom="thin solid #00FF00" fo:border-left="none" fo:border-right="none" fo:background-color="#FF0000"/>
    </style:style>
    <style:style style:name="ce78" style:family="table-cell" style:parent-style-name="Default" style:data-style-name="N0">
      <style:table-cell-properties fo:border-top="thin solid #800080" fo:border-bottom="thin solid #00FF00" fo:border-left="none" fo:border-right="none"/>
    </style:style>
    <style:style style:name="T2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00FF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FFFF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8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FFFFFF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FFFFFF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8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FFFFFF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808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FF00FF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FFFFFF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8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80008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5" style:family="text" style:parent-style-name="Default">
      <style:text-properties fo:color="#00008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00008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808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8" style:family="text" style:parent-style-name="Default">
      <style:text-properties fo:color="#FFF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9" style:family="text" style:parent-style-name="Default">
      <style:text-properties fo:color="#008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0" style:family="text" style:parent-style-name="Default">
      <style:text-properties fo:color="#80008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1" style:family="text" style:parent-style-name="Default">
      <style:text-properties fo:color="#FFFFFF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2" style:family="text" style:parent-style-name="Default">
      <style:text-properties fo:color="#FFFFFF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00FF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808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FFFFFF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6" style:family="text" style:parent-style-name="Default">
      <style:text-properties fo:color="#00FFFF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FFFFFF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8" style:family="text" style:parent-style-name="Default">
      <style:text-properties fo:color="#FF00FF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FFFFFF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0" style:family="text" style:parent-style-name="Default">
      <style:text-properties fo:color="#008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1" style:family="text" style:parent-style-name="Default">
      <style:text-properties fo:color="#00FFFF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C0C0C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800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8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80808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6" style:family="text" style:parent-style-name="Default">
      <style:text-properties fo:color="#FF00FF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0.555625cm"/>
    </style:style>
    <style:style style:name="co3" style:family="table-column">
      <style:table-column-properties fo:break-before="auto" style:column-width="13.2820833333333cm"/>
    </style:style>
    <style:style style:name="co4" style:family="table-column">
      <style:table-column-properties fo:break-before="auto" style:column-width="1.29645833333333cm"/>
    </style:style>
    <style:style style:name="co5" style:family="table-column">
      <style:table-column-properties fo:break-before="auto" style:column-width="13.7847916666667cm"/>
    </style:style>
    <style:style style:name="co6" style:family="table-column">
      <style:table-column-properties fo:break-before="auto" style:column-width="3.01625cm"/>
    </style:style>
    <style:style style:name="ro1" style:family="table-row">
      <style:table-row-properties style:row-height="30.9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7pt" style:use-optimal-row-height="false" fo:break-before="auto"/>
    </style:style>
    <style:style style:name="ro4" style:family="table-row">
      <style:table-row-properties style:row-height="23.65pt" style:use-optimal-row-height="false" fo:break-before="auto"/>
    </style:style>
    <style:style style:name="ro5" style:family="table-row">
      <style:table-row-properties style:row-height="18.4pt" style:use-optimal-row-height="false" fo:break-before="auto"/>
    </style:style>
    <style:style style:name="ro6" style:family="table-row">
      <style:table-row-properties style:row-height="20.1pt" style:use-optimal-row-height="false" fo:break-before="auto"/>
    </style:style>
    <style:style style:name="ro7" style:family="table-row">
      <style:table-row-properties style:row-height="39.95pt" style:use-optimal-row-height="false" fo:break-before="auto"/>
    </style:style>
    <style:style style:name="ro8" style:family="table-row">
      <style:table-row-properties style:row-height="26.1pt" style:use-optimal-row-height="false" fo:break-before="auto"/>
    </style:style>
    <style:style style:name="ro9" style:family="table-row">
      <style:table-row-properties style:row-height="33.6pt" style:use-optimal-row-height="false" fo:break-before="auto"/>
    </style:style>
    <style:style style:name="ro10" style:family="table-row">
      <style:table-row-properties style:row-height="33pt" style:use-optimal-row-height="fals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12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GIT Keyboard Shortcuts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office:value-type="string" table:style-name="ce49">
            <text:p>red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Critical actions</text:p>
          </table:table-cell>
          <table:table-cell table:number-columns-repeated="3" table:style-name="ce44"/>
          <table:table-cell table:number-columns-repeated="16378"/>
        </table:table-row>
        <table:table-row table:style-name="ro2">
          <table:table-cell office:value-type="string" table:style-name="ce51">
            <text:p>OR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Indicates alternate equiverlent options</text:p>
          </table:table-cell>
          <table:table-cell table:number-columns-repeated="3" table:style-name="ce44"/>
          <table:table-cell table:number-columns-repeated="16378"/>
        </table:table-row>
        <table:table-row table:style-name="ro2">
          <table:table-cell office:value-type="string" table:style-name="ce52">
            <text:p>req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Required user detirmined options</text:p>
          </table:table-cell>
          <table:table-cell table:number-columns-repeated="3" table:style-name="ce44"/>
          <table:table-cell table:number-columns-repeated="16378"/>
        </table:table-row>
        <table:table-row table:style-name="ro2">
          <table:table-cell office:value-type="string" table:style-name="ce53">
            <text:p>opt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Optional user detirmined options</text:p>
          </table:table-cell>
          <table:table-cell table:number-columns-repeated="3" table:style-name="ce44"/>
          <table:table-cell table:number-columns-repeated="16378"/>
        </table:table-row>
        <table:table-row table:style-name="ro2">
          <table:table-cell office:value-type="string" table:style-name="ce54">
            <text:p>orig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Conventional naming of option</text:p>
          </table:table-cell>
          <table:table-cell table:number-columns-repeated="3" table:style-name="ce44"/>
          <table:table-cell table:number-columns-repeated="16378"/>
        </table:table-row>
        <table:table-row table:style-name="ro2">
          <table:table-cell table:style-name="ce55"/>
          <table:table-cell table:number-columns-repeated="5" table:style-name="ce44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Git Hel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5"/>
          <table:table-cell office:value-type="string" table:style-name="ce6">
            <text:p>git help</text:p>
          </table:table-cell>
          <table:table-cell table:number-columns-repeated="2" table:style-name="ce5"/>
          <table:table-cell office:value-type="string" table:style-name="ce6">
            <text:p><text:span text:style-name="T6">Git<text:s/></text:span>help<text:span text:style-name="T6"><text:s/>directory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help<text:s/></text:span><text:span text:style-name="T8">command</text:span></text:p>
          </table:table-cell>
          <table:table-cell table:number-columns-repeated="2" table:style-name="ce44"/>
          <table:table-cell office:value-type="string" table:style-name="ce50">
            <text:p><text:span text:style-name="T6">Git help individual<text:s/></text:span>command<text:span text:style-name="T6"><text:s/>listing</text:span></text:p>
          </table:table-cell>
          <table:table-cell table:number-columns-repeated="16378"/>
        </table:table-row>
        <table:table-row table:style-name="ro2">
          <table:table-cell table:style-name="ce55"/>
          <table:table-cell table:number-columns-repeated="5" table:style-name="ce44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59">
            <text:p>macOS Install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style-name="ce7"/>
          <table:table-cell table:number-columns-repeated="5" table:style-name="ce8"/>
          <table:table-cell table:number-columns-repeated="16378"/>
        </table:table-row>
        <table:table-row table:style-name="ro5">
          <table:table-cell table:style-name="ce61"/>
          <table:table-cell table:style-name="ce44"/>
          <table:table-cell office:value-type="string" table:style-name="ce9">
            <text:p>Using Package Managers</text:p>
          </table:table-cell>
          <table:table-cell table:number-columns-repeated="3" table:style-name="ce4"/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style-name="ce10"/>
          <table:table-cell table:number-columns-repeated="2" table:style-name="ce11"/>
          <table:table-cell office:value-type="string" table:style-name="ce12">
            <text:p>Homebrew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office:value-type="string" table:style-name="ce13">
            <text:p>brew install git</text:p>
          </table:table-cell>
          <table:table-cell table:number-columns-repeated="2" table:style-name="ce14"/>
          <table:table-cell table:style-name="ce15"/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number-columns-repeated="4" table:style-name="ce4"/>
          <table:table-cell table:number-columns-repeated="16378"/>
        </table:table-row>
        <table:table-row table:style-name="ro2">
          <table:table-cell table:style-name="ce55"/>
          <table:table-cell table:style-name="ce44"/>
          <table:table-cell table:style-name="ce10"/>
          <table:table-cell table:number-columns-repeated="2" table:style-name="ce11"/>
          <table:table-cell office:value-type="string" table:style-name="ce12">
            <text:p>Macports</text:p>
          </table:table-cell>
          <table:table-cell table:number-columns-repeated="16378"/>
        </table:table-row>
        <table:table-row table:style-name="ro2">
          <table:table-cell table:style-name="ce55"/>
          <table:table-cell table:style-name="ce44"/>
          <table:table-cell office:value-type="string" table:style-name="ce13">
            <text:p>sudo port install git</text:p>
          </table:table-cell>
          <table:table-cell table:number-columns-repeated="2" table:style-name="ce14"/>
          <table:table-cell table:style-name="ce15"/>
          <table:table-cell table:number-columns-repeated="16378"/>
        </table:table-row>
        <table:table-row table:style-name="ro2">
          <table:table-cell table:style-name="ce55"/>
          <table:table-cell table:number-columns-repeated="5" table:style-name="ce44"/>
          <table:table-cell table:number-columns-repeated="16378"/>
        </table:table-row>
        <table:table-row table:style-name="ro5">
          <table:table-cell table:style-name="ce55"/>
          <table:table-cell table:style-name="ce44"/>
          <table:table-cell office:value-type="string" table:style-name="ce9">
            <text:p>Stand Alone Installer</text:p>
          </table:table-cell>
          <table:table-cell table:number-columns-repeated="3" table:style-name="ce4"/>
          <table:table-cell table:number-columns-repeated="16378"/>
        </table:table-row>
        <table:table-row table:style-name="ro2">
          <table:table-cell table:style-name="ce55"/>
          <table:table-cell table:style-name="ce44"/>
          <table:table-cell table:style-name="ce10"/>
          <table:table-cell table:number-columns-repeated="2" table:style-name="ce11"/>
          <table:table-cell office:value-type="string" table:style-name="ce12">
            <text:p>Download</text:p>
          </table:table-cell>
          <table:table-cell table:number-columns-repeated="16378"/>
        </table:table-row>
        <table:table-row table:style-name="ro2">
          <table:table-cell table:style-name="ce55"/>
          <table:table-cell table:style-name="ce44"/>
          <table:table-cell office:value-type="string" table:style-name="ce16">
            <text:p><text:a xlink:href="https://sourceforge.net/projects/git-osx-installer/">sourceforge.net/projects/git-osx-installer</text:a></text:p>
          </table:table-cell>
          <table:table-cell table:number-columns-repeated="2" table:style-name="ce14"/>
          <table:table-cell office:value-type="string" table:style-name="ce17">
            <text:p>Recommended by Git</text:p>
          </table:table-cell>
          <table:table-cell table:number-columns-repeated="16378"/>
        </table:table-row>
        <table:table-row table:style-name="ro2">
          <table:table-cell table:style-name="ce55"/>
          <table:table-cell table:number-columns-repeated="5" table:style-name="ce44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Configur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5"/>
          <table:table-cell office:value-type="string" table:style-name="ce6">
            <text:p><text:span text:style-name="T7">git config --system<text:s/></text:span><text:span text:style-name="T11">required option</text:span></text:p>
          </table:table-cell>
          <table:table-cell office:value-type="string" table:style-name="ce6">
            <text:p>=</text:p>
          </table:table-cell>
          <table:table-cell office:value-type="string" table:style-name="ce6">
            <text:p>[s]</text:p>
          </table:table-cell>
          <table:table-cell office:value-type="string" table:style-name="ce6">
            <text:p>System<text:span text:style-name="T6"><text:s/>level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config --global<text:s/></text:span><text:span text:style-name="T11">required option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g]</text:p>
          </table:table-cell>
          <table:table-cell office:value-type="string" table:style-name="ce50">
            <text:p>User<text:span text:style-name="T6"><text:s/>level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 config<text:s/></text:span><text:span text:style-name="T11">required 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p]</text:p>
          </table:table-cell>
          <table:table-cell office:value-type="string" table:style-name="ce18">
            <text:p>Project<text:span text:style-name="T6"><text:s/>level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g]</text:p>
          </table:table-cell>
          <table:table-cell office:value-type="string" table:style-name="ce50">
            <text:p>+</text:p>
          </table:table-cell>
          <table:table-cell office:value-type="string" table:style-name="ce17">
            <text:p>core.excludesfile ~/.gitignore</text:p>
          </table:table-cell>
          <table:table-cell table:number-columns-repeated="2" table:style-name="ce14"/>
          <table:table-cell office:value-type="string" table:style-name="ce17">
            <text:p><text:span text:style-name="T6">Set a user-level<text:s/></text:span>.gitignore<text:span text:style-name="T6"><text:s/>fil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g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user.name "</text:span><text:span text:style-name="T8">username</text:span><text:span text:style-name="T7">"</text:span></text:p>
          </table:table-cell>
          <table:table-cell table:number-columns-repeated="2" table:style-name="ce44"/>
          <table:table-cell office:value-type="string" table:style-name="ce50">
            <text:p><text:span text:style-name="T6">Define a<text:s/></text:span><text:span text:style-name="T3">username</text:span><text:span text:style-name="T6"><text:s/>(required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g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user.email "</text:span><text:span text:style-name="T8">someone@somewhere.com</text:span><text:span text:style-name="T7">"</text:span></text:p>
          </table:table-cell>
          <table:table-cell table:number-columns-repeated="2" table:style-name="ce44"/>
          <table:table-cell office:value-type="string" table:style-name="ce50">
            <text:p><text:span text:style-name="T6">Define an<text:s/></text:span>email<text:span text:style-name="T6"><text:s/>address (required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alias.</text:span><text:span text:style-name="T11">string string</text:span></text:p>
          </table:table-cell>
          <table:table-cell table:number-columns-repeated="2" table:style-name="ce44"/>
          <table:table-cell office:value-type="string" table:style-name="ce50">
            <text:p><text:span text:style-name="T6">Define an alternate term (</text:span><text:span text:style-name="T3">string</text:span><text:span text:style-name="T6">) for a git option (</text:span><text:span text:style-name="T3">string</text:span><text:span text:style-name="T6">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alias.</text:span><text:span text:style-name="T11">string<text:s/></text:span><text:span text:style-name="T12">"</text:span><text:span text:style-name="T11">string</text:span><text:span text:style-name="T12">"</text:span></text:p>
          </table:table-cell>
          <table:table-cell table:number-columns-repeated="2" table:style-name="ce44"/>
          <table:table-cell office:value-type="string" table:style-name="ce50">
            <text:p><text:span text:style-name="T6">Define an alternate term (</text:span><text:span text:style-name="T3">string</text:span><text:span text:style-name="T6">) for a command (</text:span><text:span text:style-name="T3">string</text:span><text:span text:style-name="T6">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alias.</text:span><text:span text:style-name="T13">praise</text:span><text:span text:style-name="T7"><text:s/>blame</text:span></text:p>
          </table:table-cell>
          <table:table-cell table:number-columns-repeated="2" table:style-name="ce44"/>
          <table:table-cell office:value-type="string" table:style-name="ce50">
            <text:p><text:span text:style-name="T6">Define the alternate term<text:s/></text:span><text:span text:style-name="T5">praise</text:span><text:span text:style-name="T6"><text:s/>for the option<text:s/></text:span>blam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alias.</text:span><text:span text:style-name="T13">dcw</text:span><text:span text:style-name="T7"><text:s/>“diff —-colored-words”</text:span></text:p>
          </table:table-cell>
          <table:table-cell table:number-columns-repeated="2" table:style-name="ce44"/>
          <table:table-cell office:value-type="string" table:style-name="ce50">
            <text:p><text:span text:style-name="T6">Define the term<text:s/></text:span><text:span text:style-name="T14">dcw</text:span><text:span text:style-name="T6"><text:s/>for<text:s/></text:span><text:span text:style-name="T13">diff<text:s/></text:span><text:span text:style-name="T6">with</text:span><text:span text:style-name="T13"><text:s/></text:span><text:span text:style-name="T14">colored words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alias.</text:span><text:span text:style-name="T13">logx</text:span><text:span text:style-name="T7"><text:s/>“log --graph --all --oneline --decorate”</text:span></text:p>
          </table:table-cell>
          <table:table-cell table:number-columns-repeated="2" table:style-name="ce44"/>
          <table:table-cell office:value-type="string" table:style-name="ce50">
            <text:p><text:span text:style-name="T6">Define the term<text:s/></text:span><text:span text:style-name="T14">logx</text:span><text:span text:style-name="T6"><text:s/>for<text:s/></text:span><text:span text:style-name="T13">log<text:s/></text:span><text:span text:style-name="T6">with</text:span><text:span text:style-name="T13"><text:s/></text:span><text:span text:style-name="T14">graph all oneline decorat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color.ui<text:s/></text:span><text:span text:style-name="T8">true</text:span></text:p>
          </table:table-cell>
          <table:table-cell table:number-columns-repeated="2" table:style-name="ce44"/>
          <table:table-cell office:value-type="string" table:style-name="ce50">
            <text:p><text:span text:style-name="T6">Set use of<text:s/></text:span>colours<text:span text:style-name="T6"><text:s/>in 'status' and 'diff' commands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fetch.prune<text:s/></text:span><text:span text:style-name="T8">true</text:span></text:p>
          </table:table-cell>
          <table:table-cell table:number-columns-repeated="2" table:style-name="ce44"/>
          <table:table-cell office:value-type="string" table:style-name="ce50">
            <text:p><text:span text:style-name="T6">Alters the default and prunes<text:s/></text:span>orphan<text:span text:style-name="T6"><text:s/>branches when fetching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init.defaultBranch<text:s/></text:span><text:span text:style-name="T13">main</text:span></text:p>
          </table:table-cell>
          <table:table-cell table:number-columns-repeated="2" table:style-name="ce44"/>
          <table:table-cell office:value-type="string" table:style-name="ce50">
            <text:p><text:span text:style-name="T6">Sets initial default<text:s/></text:span><text:span text:style-name="T5">main</text:span><text:span text:style-name="T6"><text:s/>branch name (recommended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list</text:p>
          </table:table-cell>
          <table:table-cell table:number-columns-repeated="2" table:style-name="ce44"/>
          <table:table-cell office:value-type="string" table:style-name="ce50">
            <text:p><text:span text:style-name="T6">List recorded<text:s/></text:span>configuration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setting</text:p>
          </table:table-cell>
          <table:table-cell table:number-columns-repeated="2" table:style-name="ce44"/>
          <table:table-cell office:value-type="string" table:style-name="ce50">
            <text:p><text:span text:style-name="T6">List<text:s/></text:span>individual<text:span text:style-name="T6"><text:s/>configuration setting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core.editor "</text:span><text:span text:style-name="T8">editor --wait</text:span><text:span text:style-name="T7">"</text:span></text:p>
          </table:table-cell>
          <table:table-cell table:number-columns-repeated="2" table:style-name="ce44"/>
          <table:table-cell office:value-type="string" table:style-name="ce50">
            <text:p><text:span text:style-name="T6">Define default<text:s/></text:span>editor<text:span text:style-name="T6"><text:s/>and open when editor is required (recommended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core.editor "code --wait"</text:span></text:p>
          </table:table-cell>
          <table:table-cell table:number-columns-repeated="2" table:style-name="ce44"/>
          <table:table-cell office:value-type="string" table:style-name="ce50">
            <text:p><text:span text:style-name="T6">Set<text:s/></text:span>visual studio code<text:span text:style-name="T6"><text:s/>as default editor + below</text:span></text:p>
          </table:table-cell>
          <table:table-cell table:number-columns-repeated="16378"/>
        </table:table-row>
        <table:table-row table:style-name="ro2">
          <table:table-cell office:value-type="string" table:style-name="ce63">
            <text:p><text:span text:style-name="T15">⌘⇧</text:span><text:span text:style-name="T16">P</text:span>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Shell Command: Install 'code' command in PATH</text:p>
          </table:table-cell>
          <table:table-cell table:number-columns-repeated="2" table:style-name="ce44"/>
          <table:table-cell office:value-type="string" table:style-name="ce50">
            <text:p><text:span text:style-name="T6">Sets command PATH in<text:s/></text:span>visual studio code</text:p>
          </table:table-cell>
          <table:table-cell table:number-columns-repeated="16378"/>
        </table:table-row>
        <table:table-row table:style-name="ro2">
          <table:table-cell table:style-name="ce61"/>
          <table:table-cell table:number-columns-repeated="5" table:style-name="ce44"/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style-name="ce19"/>
          <table:table-cell table:number-columns-repeated="2" table:style-name="ce20"/>
          <table:table-cell office:value-type="string" table:style-name="ce18">
            <text:p>Are you running Zsh or Bash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office:value-type="string" table:style-name="ce17">
            <text:p>echo $0</text:p>
          </table:table-cell>
          <table:table-cell table:number-columns-repeated="2" table:style-name="ce14"/>
          <table:table-cell office:value-type="string" table:style-name="ce17">
            <text:p><text:span text:style-name="T6">States what<text:s/></text:span>shell<text:span text:style-name="T6"><text:s/>is being used</text:span>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style-name="ce64"/>
          <table:table-cell table:number-columns-repeated="3" table:style-name="ce44"/>
          <table:table-cell table:number-columns-repeated="16378"/>
        </table:table-row>
        <table:table-row table:style-name="ro6">
          <table:table-cell table:style-name="ce61"/>
          <table:table-cell table:style-name="ce44"/>
          <table:table-cell office:value-type="string" table:style-name="ce9">
            <text:p>Git Auto-Completion for macOS and Linux</text:p>
          </table:table-cell>
          <table:table-cell table:number-columns-repeated="3" table:style-name="ce4"/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style-name="ce10"/>
          <table:table-cell table:number-columns-repeated="2" table:style-name="ce11"/>
          <table:table-cell office:value-type="string" table:style-name="ce12">
            <text:p>Auto-completion for Zsh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office:value-type="string" table:style-name="ce21">
            <text:p>.zshrc</text:p>
          </table:table-cell>
          <table:table-cell table:number-columns-repeated="2" table:style-name="ce14"/>
          <table:table-cell office:value-type="string" table:style-name="ce17">
            <text:p><text:span text:style-name="T6">Name of file to be edited<text:s/></text:span><text:span text:style-name="T3">~/</text:span><text:span text:style-name="T6"><text:s/>(user directory)</text:span>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office:value-type="string" table:style-name="ce65">
            <text:p>autoload -Uz compinit &amp;&amp; compinit</text:p>
          </table:table-cell>
          <table:table-cell table:number-columns-repeated="2" table:style-name="ce44"/>
          <table:table-cell office:value-type="string" table:style-name="ce50">
            <text:p><text:span text:style-name="T6">Include the this code in<text:s/></text:span><text:span text:style-name="T3">.zshrc</text:span>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style-name="ce66"/>
          <table:table-cell table:number-columns-repeated="3" table:style-name="ce44"/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style-name="ce19"/>
          <table:table-cell table:number-columns-repeated="2" table:style-name="ce20"/>
          <table:table-cell office:value-type="string" table:style-name="ce18">
            <text:p>Auto-completion for Bash (older macOS)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office:value-type="string" table:style-name="ce16">
            <text:p><text:a xlink:href="https://github.com/git/git/tree/master/contrib/completion"><text:span text:style-name="T17">github.com/git/git/tree/master/contrib/completion</text:span></text:a></text:p>
          </table:table-cell>
          <table:table-cell table:number-columns-repeated="2" table:style-name="ce14"/>
          <table:table-cell office:value-type="string" table:style-name="ce17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office:value-type="string" table:style-name="ce62">
            <text:p>.git-completion-bash</text:p>
          </table:table-cell>
          <table:table-cell table:number-columns-repeated="2" table:style-name="ce44"/>
          <table:table-cell office:value-type="string" table:style-name="ce50">
            <text:p><text:span text:style-name="T6">Name of file for saving to<text:s/></text:span><text:span text:style-name="T3">~/</text:span><text:span text:style-name="T6"><text:s/>(user directory)</text:span>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office:value-type="string" table:style-name="ce62">
            <text:p>.bash_profile</text:p>
          </table:table-cell>
          <table:table-cell table:number-columns-repeated="2" table:style-name="ce44"/>
          <table:table-cell office:value-type="string" table:style-name="ce50">
            <text:p>Name of file to be edited ~/ (user directory)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office:value-type="string" table:style-name="ce65">
            <text:p>if [ -f ~/.git-completion.bash ]; then<text:s/></text:p>
            <text:p><text:s text:c="7"/><text:tab/>source ~/.git-completion.bash</text:p>
            <text:p>fi</text:p>
          </table:table-cell>
          <table:table-cell table:number-columns-repeated="2" table:style-name="ce44"/>
          <table:table-cell office:value-type="string" table:style-name="ce67">
            <text:p><text:span text:style-name="T6">Include the following code in<text:s/></text:span><text:span text:style-name="T3">.bash_profile</text:span>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style-name="ce68"/>
          <table:table-cell table:number-columns-repeated="2" table:style-name="ce44"/>
          <table:table-cell table:style-name="ce69"/>
          <table:table-cell table:number-columns-repeated="16378"/>
        </table:table-row>
        <table:table-row table:style-name="ro6">
          <table:table-cell table:style-name="ce61"/>
          <table:table-cell table:style-name="ce44"/>
          <table:table-cell office:value-type="string" table:number-columns-spanned="2" table:number-rows-spanned="1" table:style-name="ce70">
            <text:p>Git Branch Indentification for macOS and Linux</text:p>
          </table:table-cell>
          <table:covered-table-cell/>
          <table:table-cell table:number-columns-repeated="2" table:style-name="ce4"/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style-name="ce10"/>
          <table:table-cell table:number-columns-repeated="2" table:style-name="ce11"/>
          <table:table-cell office:value-type="string" table:style-name="ce12">
            <text:p>Adds a reference to a Git branch in the command prompt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office:value-type="string" table:style-name="ce16">
            <text:p><text:a xlink:href="https://github.com/git/git/tree/master/contrib/completion"><text:span text:style-name="T17">github.com/git/git/tree/master/contrib/completion</text:span></text:a></text:p>
          </table:table-cell>
          <table:table-cell table:number-columns-repeated="2" table:style-name="ce14"/>
          <table:table-cell office:value-type="string" table:style-name="ce17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office:value-type="string" table:style-name="ce62">
            <text:p>.git-prompt-sh</text:p>
          </table:table-cell>
          <table:table-cell table:number-columns-repeated="2" table:style-name="ce44"/>
          <table:table-cell office:value-type="string" table:style-name="ce50">
            <text:p><text:span text:style-name="T6">Name of file for saving to<text:s/></text:span><text:span text:style-name="T3">~/</text:span><text:span text:style-name="T6"><text:s/>(user directory)</text:span>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office:value-type="string" table:style-name="ce62">
            <text:p><text:span text:style-name="T8">.zshrc</text:span><text:span text:style-name="T8"><text:s/></text:span><text:span text:style-name="T18">OR</text:span><text:span text:style-name="T8"><text:s/></text:span><text:span text:style-name="T8">.bash_profile</text:span></text:p>
          </table:table-cell>
          <table:table-cell table:number-columns-repeated="2" table:style-name="ce44"/>
          <table:table-cell office:value-type="string" table:style-name="ce50">
            <text:p><text:span text:style-name="T6">Name of file to be edited (or create) to<text:s/></text:span><text:span text:style-name="T3">~/</text:span><text:span text:style-name="T6"><text:s/>(user directory)</text:span></text:p>
          </table:table-cell>
          <table:table-cell table:number-columns-repeated="16378"/>
        </table:table-row>
        <table:table-row table:style-name="ro7">
          <table:table-cell table:style-name="ce61"/>
          <table:table-cell table:style-name="ce44"/>
          <table:table-cell office:value-type="string" table:style-name="ce65">
            <text:p>source ~/.git-prompt.sh</text:p>
            <text:p/>
            <text:p>precmd () { __git_ps1 "%n" ":%c$ " "|%s" }</text:p>
          </table:table-cell>
          <table:table-cell table:number-columns-repeated="2" table:style-name="ce44"/>
          <table:table-cell office:value-type="string" table:style-name="ce67">
            <text:p><text:span text:style-name="T6">For<text:s/></text:span>Zsh<text:span text:style-name="T6"><text:s/>include this code in .zshrc</text:span></text:p>
          </table:table-cell>
          <table:table-cell table:number-columns-repeated="16378"/>
        </table:table-row>
        <table:table-row table:style-name="ro7">
          <table:table-cell table:style-name="ce61"/>
          <table:table-cell table:style-name="ce44"/>
          <table:table-cell office:value-type="string" table:style-name="ce65">
            <text:p>source ~/.git-prompt.sh</text:p>
            <text:p/>
            <text:p>PROMPT_COMMAND='__git_ps1 "\u@\h:\w" "\\\$ "'</text:p>
          </table:table-cell>
          <table:table-cell table:number-columns-repeated="2" table:style-name="ce44"/>
          <table:table-cell office:value-type="string" table:style-name="ce67">
            <text:p><text:span text:style-name="T6">For<text:s/></text:span>Bash<text:span text:style-name="T6"><text:s/>include this code in .bash_profile</text:span>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style-name="ce68"/>
          <table:table-cell table:number-columns-repeated="2" table:style-name="ce44"/>
          <table:table-cell table:style-name="ce69"/>
          <table:table-cell table:number-columns-repeated="16378"/>
        </table:table-row>
        <table:table-row table:style-name="ro6">
          <table:table-cell table:style-name="ce61"/>
          <table:table-cell table:style-name="ce44"/>
          <table:table-cell office:value-type="string" table:style-name="ce9">
            <text:p>Repo Connection</text:p>
          </table:table-cell>
          <table:table-cell table:number-columns-repeated="3" table:style-name="ce4"/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style-name="ce22"/>
          <table:table-cell table:number-columns-repeated="2" table:style-name="ce23"/>
          <table:table-cell office:value-type="string" table:style-name="ce24">
            <text:p>GitHub</text:p>
          </table:table-cell>
          <table:table-cell table:number-columns-repeated="16378"/>
        </table:table-row>
        <table:table-row table:style-name="ro3">
          <table:table-cell table:style-name="ce61"/>
          <table:table-cell table:style-name="ce44"/>
          <table:table-cell office:value-type="string" table:style-name="ce25">
            <text:p><text:a xlink:href="https://docs.github.com/en/get-started/getting-started-with-git/caching-your-github-credentials-in-git"><text:span text:style-name="T11">docs.github.com/en/get-started/getting-started-with-git/caching-your-github-credentials-in-git</text:span></text:a></text:p>
          </table:table-cell>
          <table:table-cell table:number-columns-repeated="2" table:style-name="ce26"/>
          <table:table-cell office:value-type="string" table:style-name="ce27">
            <text:p>Instructions to install Git Credential Manager (GCM) on github.com (using HomeBrew)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office:value-type="string" table:style-name="ce65">
            <text:p>brew tap microsoft/git</text:p>
          </table:table-cell>
          <table:table-cell table:number-columns-repeated="2" table:style-name="ce44"/>
          <table:table-cell office:value-type="string" table:style-name="ce67">
            <text:p>Pulls down the GCM files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office:value-type="string" table:style-name="ce65">
            <text:p>brew install --cask git-credential-manager-core</text:p>
          </table:table-cell>
          <table:table-cell table:number-columns-repeated="2" table:style-name="ce44"/>
          <table:table-cell office:value-type="string" table:style-name="ce67">
            <text:p>Installs the GCM (an administrator's password is required)</text:p>
          </table:table-cell>
          <table:table-cell table:number-columns-repeated="16378"/>
        </table:table-row>
        <table:table-row table:style-name="ro8">
          <table:table-cell table:style-name="ce61"/>
          <table:table-cell table:style-name="ce44"/>
          <table:table-cell office:value-type="string" table:style-name="ce71">
            <text:p><text:span text:style-name="T7">git clone<text:s/></text:span><text:span text:style-name="T11">remote_url</text:span></text:p>
          </table:table-cell>
          <table:table-cell table:number-columns-repeated="2" table:style-name="ce44"/>
          <table:table-cell office:value-type="string" table:style-name="ce71">
            <text:p>The next time you interact with a repo a Personal Access Token (PAC) will be required instead of the account password</text:p>
          </table:table-cell>
          <table:table-cell table:number-columns-repeated="16378"/>
        </table:table-row>
        <table:table-row table:style-name="ro7">
          <table:table-cell table:style-name="ce61"/>
          <table:table-cell table:style-name="ce44"/>
          <table:table-cell office:value-type="string" table:style-name="ce72">
            <text:p><text:a xlink:href="https://docs.github.com/en/authentication/keeping-your-account-and-data-secure/creating-a-personal-access-token"><text:span text:style-name="T17">docs.github.com/en/authentication/keeping-your-account-and-data-secure/creating-a-personal-access-token</text:span></text:a></text:p>
          </table:table-cell>
          <table:table-cell table:number-columns-repeated="2" table:style-name="ce44"/>
          <table:table-cell office:value-type="string" table:style-name="ce67">
            <text:p>Instructions to create a PAC on github.com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style-name="ce73"/>
          <table:table-cell table:number-columns-repeated="2" table:style-name="ce44"/>
          <table:table-cell table:style-name="ce69"/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style-name="ce28"/>
          <table:table-cell table:number-columns-repeated="2" table:style-name="ce29"/>
          <table:table-cell office:value-type="string" table:style-name="ce30">
            <text:p>GitLab</text:p>
          </table:table-cell>
          <table:table-cell table:number-columns-repeated="16378"/>
        </table:table-row>
        <table:table-row table:style-name="ro9">
          <table:table-cell table:style-name="ce61"/>
          <table:table-cell table:style-name="ce44"/>
          <table:table-cell office:value-type="string" table:style-name="ce31">
            <text:p><text:a xlink:href="https://docs.gitlab.com/ee/user/profile/personal_access_tokens.html"><text:span text:style-name="T17">docs.gitlab.com/ee/user/profile/personal_access_tokens.html#create-a-personal-access-token</text:span></text:a></text:p>
          </table:table-cell>
          <table:table-cell table:number-columns-repeated="2" table:style-name="ce26"/>
          <table:table-cell office:value-type="string" table:style-name="ce27">
            <text:p>Instructions to create a Personal Access Token (PAT) on gitlab.com</text:p>
          </table:table-cell>
          <table:table-cell table:number-columns-repeated="16378"/>
        </table:table-row>
        <table:table-row table:style-name="ro8">
          <table:table-cell table:style-name="ce61"/>
          <table:table-cell table:style-name="ce44"/>
          <table:table-cell office:value-type="string" table:style-name="ce71">
            <text:p><text:span text:style-name="T7">git clone<text:s/></text:span><text:span text:style-name="T11">remote_url</text:span></text:p>
          </table:table-cell>
          <table:table-cell table:number-columns-repeated="2" table:style-name="ce44"/>
          <table:table-cell office:value-type="string" table:style-name="ce71">
            <text:p>The next time you interact with a repo a PAT will be required instead of the account password</text:p>
          </table:table-cell>
          <table:table-cell table:number-columns-repeated="16378"/>
        </table:table-row>
        <table:table-row table:style-name="ro10">
          <table:table-cell table:style-name="ce61"/>
          <table:table-cell table:style-name="ce44"/>
          <table:table-cell office:value-type="string" table:style-name="ce71">
            <text:p><text:span text:style-name="T7">[remote “origin”]</text:span></text:p>
            <text:p><text:span text:style-name="T7"><text:s text:c="4"/>url = https://</text:span><text:span text:style-name="T8">oauth2:personal-access-token@gitlab.com</text:span><text:span text:style-name="T19">/</text:span><text:span text:style-name="T7">group/sub-group/project-name.git</text:span></text:p>
          </table:table-cell>
          <table:table-cell table:number-columns-repeated="2" table:style-name="ce44"/>
          <table:table-cell office:value-type="string" table:style-name="ce71">
            <text:p>If an existing PAT was revoked and you are trying to connect to an existing project, go to the .git/config file and add the PAT to the URL path.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style-name="ce74"/>
          <table:table-cell table:number-columns-repeated="2" table:style-name="ce44"/>
          <table:table-cell table:style-name="ce74"/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style-name="ce28"/>
          <table:table-cell table:number-columns-repeated="2" table:style-name="ce29"/>
          <table:table-cell office:value-type="string" table:style-name="ce30">
            <text:p>Bitbucket</text:p>
          </table:table-cell>
          <table:table-cell table:number-columns-repeated="16378"/>
        </table:table-row>
        <table:table-row table:style-name="ro3">
          <table:table-cell table:style-name="ce61"/>
          <table:table-cell table:style-name="ce44"/>
          <table:table-cell office:value-type="string" table:style-name="ce25">
            <text:p><text:a xlink:href="https://support.atlassian.com/bitbucket-cloud/docs/app-passwords/"><text:span text:style-name="T11">support.atlassian.com/bitbucket-cloud/docs/app-passwords</text:span></text:a></text:p>
          </table:table-cell>
          <table:table-cell table:number-columns-repeated="2" table:style-name="ce26"/>
          <table:table-cell office:value-type="string" table:style-name="ce27">
            <text:p>Instructions to create an App Password (AP)</text:p>
          </table:table-cell>
          <table:table-cell table:number-columns-repeated="16378"/>
        </table:table-row>
        <table:table-row table:style-name="ro11">
          <table:table-cell table:style-name="ce61"/>
          <table:table-cell table:style-name="ce44"/>
          <table:table-cell office:value-type="string" table:style-name="ce71">
            <text:p><text:span text:style-name="T7">git clone<text:s/></text:span><text:span text:style-name="T11">remote_url</text:span></text:p>
          </table:table-cell>
          <table:table-cell table:number-columns-repeated="2" table:style-name="ce44"/>
          <table:table-cell office:value-type="string" table:style-name="ce71">
            <text:p>The next time you interact with a repo a AP will be required instead of the account password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style-name="ce32"/>
          <table:table-cell table:number-columns-repeated="2" table:style-name="ce29"/>
          <table:table-cell table:style-name="ce33"/>
          <table:table-cell table:number-columns-repeated="16378"/>
        </table:table-row>
        <table:table-row table:style-name="ro9">
          <table:table-cell table:style-name="ce61"/>
          <table:table-cell table:style-name="ce44"/>
          <table:table-cell office:value-type="string" table:style-name="ce34">
            <text:p><text:a xlink:href="https://support.atlassian.com/bitbucket-cloud/docs/set-up-personal-ssh-keys-on-macos/#Add-your-key-to-the-SSH-agent"><text:span text:style-name="T8">support.atlassian.com/bitbucket-cloud/docs/set-up-personal-ssh-keys-on-macos/#Add-your-key-to-the-SSH-agent</text:span></text:a></text:p>
          </table:table-cell>
          <table:table-cell table:number-columns-repeated="2" table:style-name="ce35"/>
          <table:table-cell office:value-type="string" table:style-name="ce36">
            <text:p>Instructions to setup and connect via SSH</text:p>
          </table:table-cell>
          <table:table-cell table:number-columns-repeated="16378"/>
        </table:table-row>
        <table:table-row table:style-name="ro10">
          <table:table-cell table:style-name="ce61"/>
          <table:table-cell table:style-name="ce44"/>
          <table:table-cell office:value-type="string" table:style-name="ce65">
            <text:p># Starts the ssh agent.</text:p>
            <text:p/>
            <text:p>eval $(ssh-agent)</text:p>
          </table:table-cell>
          <table:table-cell table:number-columns-repeated="2" table:style-name="ce44"/>
          <table:table-cell office:value-type="string" table:style-name="ce67">
            <text:p><text:span text:style-name="T6">For<text:s/></text:span>Zsh<text:span text:style-name="T6"><text:s/>include this code in<text:s/></text:span><text:span text:style-name="T14">.zshrc</text:span></text:p>
          </table:table-cell>
          <table:table-cell table:number-columns-repeated="16378"/>
        </table:table-row>
        <table:table-row table:style-name="ro10">
          <table:table-cell table:style-name="ce61"/>
          <table:table-cell table:style-name="ce44"/>
          <table:table-cell office:value-type="string" table:style-name="ce65">
            <text:p>Host bitbucket.org</text:p>
            <text:p><text:s text:c="2"/>AddKeysToAgent yes</text:p>
            <text:p><text:s text:c="2"/>IdentityFile ~/.ssh/id_rsa_bitbucket</text:p>
          </table:table-cell>
          <table:table-cell table:number-columns-repeated="2" table:style-name="ce44"/>
          <table:table-cell office:value-type="string" table:style-name="ce67">
            <text:p><text:span text:style-name="T6">Include this code in<text:s/></text:span><text:span text:style-name="T14">.ssh/config</text:span></text:p>
          </table:table-cell>
          <table:table-cell table:number-columns-repeated="16378"/>
        </table:table-row>
        <table:table-row table:style-name="ro8">
          <table:table-cell table:style-name="ce61"/>
          <table:table-cell table:style-name="ce44"/>
          <table:table-cell office:value-type="string" table:style-name="ce71">
            <text:p><text:span text:style-name="T7">git clone<text:s/></text:span><text:span text:style-name="T11">remote_url</text:span></text:p>
          </table:table-cell>
          <table:table-cell table:number-columns-repeated="2" table:style-name="ce44"/>
          <table:table-cell office:value-type="string" table:style-name="ce71">
            <text:p>The next time you interact with a repo a AP will be required instead of the account password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style-name="ce74"/>
          <table:table-cell table:number-columns-repeated="2" table:style-name="ce44"/>
          <table:table-cell table:style-name="ce74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Non-Git Command Lin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5"/>
          <table:table-cell office:value-type="string" table:style-name="ce6">
            <text:p>ls</text:p>
          </table:table-cell>
          <table:table-cell table:number-columns-repeated="2" table:style-name="ce5"/>
          <table:table-cell office:value-type="string" table:style-name="ce6">
            <text:p>List<text:span text:style-name="T6"><text:s/>files of current directory excluding hidden files (Mac/Unix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dir</text:p>
          </table:table-cell>
          <table:table-cell table:number-columns-repeated="2" table:style-name="ce44"/>
          <table:table-cell office:value-type="string" table:style-name="ce50">
            <text:p>List<text:span text:style-name="T6"><text:s/>files of current directory excluding hidden files (Windows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ls (-la<text:s/></text:span><text:span text:style-name="T18">OR</text:span><text:span text:style-name="T7"><text:s/>-a)</text:span></text:p>
          </table:table-cell>
          <table:table-cell table:number-columns-repeated="2" table:style-name="ce44"/>
          <table:table-cell office:value-type="string" table:style-name="ce50">
            <text:p><text:span text:style-name="T6">List files of current directory including<text:s/></text:span>hidden<text:span text:style-name="T6"><text:s/>files (Mac/Unix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ls -l</text:p>
          </table:table-cell>
          <table:table-cell table:number-columns-repeated="2" table:style-name="ce44"/>
          <table:table-cell office:value-type="string" table:style-name="ce50">
            <text:p><text:span text:style-name="T6">List files with<text:s/></text:span>information<text:span text:style-name="T6"><text:s/>of current directory (Mac/Unix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pwd</text:p>
          </table:table-cell>
          <table:table-cell table:number-columns-repeated="2" table:style-name="ce44"/>
          <table:table-cell office:value-type="string" table:style-name="ce50">
            <text:p><text:span text:style-name="T6">Show (print) current<text:s/></text:span>directory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cd<text:s/></text:span><text:span text:style-name="T11">folder/file_path</text:span></text:p>
          </table:table-cell>
          <table:table-cell table:number-columns-repeated="2" table:style-name="ce44"/>
          <table:table-cell office:value-type="string" table:style-name="ce50">
            <text:p>Change<text:span text:style-name="T6"><text:s/>directory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cd ~</text:p>
          </table:table-cell>
          <table:table-cell table:number-columns-repeated="2" table:style-name="ce44"/>
          <table:table-cell office:value-type="string" table:style-name="ce50">
            <text:p>User<text:span text:style-name="T6"><text:s/>folder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cd</text:p>
          </table:table-cell>
          <table:table-cell table:number-columns-repeated="2" table:style-name="ce44"/>
          <table:table-cell office:value-type="string" table:style-name="ce50">
            <text:p>User<text:span text:style-name="T6"><text:s/>folder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..</text:p>
          </table:table-cell>
          <table:table-cell table:number-columns-repeated="2" table:style-name="ce44"/>
          <table:table-cell office:value-type="string" table:style-name="ce50">
            <text:p><text:span text:style-name="T6">Move<text:s/></text:span>down<text:span text:style-name="T6"><text:s/>a folder level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/</text:p>
          </table:table-cell>
          <table:table-cell table:number-columns-repeated="2" table:style-name="ce44"/>
          <table:table-cell office:value-type="string" table:style-name="ce50">
            <text:p>Root<text:span text:style-name="T6"><text:s/>folder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clear</text:p>
          </table:table-cell>
          <table:table-cell table:number-columns-repeated="2" table:style-name="ce44"/>
          <table:table-cell office:value-type="string" table:style-name="ce50">
            <text:p>Clear<text:span text:style-name="T6"><text:s/>the screen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21">⌘</text:span><text:span text:style-name="T22">K</text:span></text:p>
          </table:table-cell>
          <table:table-cell table:number-columns-repeated="2" table:style-name="ce44"/>
          <table:table-cell office:value-type="string" table:style-name="ce50">
            <text:p>Clear<text:span text:style-name="T6"><text:s/>the screen (Mac/Unix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49">
            <text:p>^C</text:p>
          </table:table-cell>
          <table:table-cell table:number-columns-repeated="2" table:style-name="ce44"/>
          <table:table-cell office:value-type="string" table:style-name="ce50">
            <text:p>Cancel printout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cat<text:s/></text:span><text:span text:style-name="T8">folder/file_path</text:span></text:p>
          </table:table-cell>
          <table:table-cell table:number-columns-repeated="2" table:style-name="ce44"/>
          <table:table-cell office:value-type="string" table:style-name="ce50">
            <text:p><text:span text:style-name="T6">Show file<text:s/></text:span>contents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less<text:s/></text:span><text:span text:style-name="T8">folder/file_path</text:span></text:p>
          </table:table-cell>
          <table:table-cell table:number-columns-repeated="2" table:style-name="ce44"/>
          <table:table-cell office:value-type="string" table:style-name="ce50">
            <text:p><text:span text:style-name="T6">Show file contents<text:s/></text:span>paginated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touch<text:s/></text:span><text:span text:style-name="T8">folder/file_path</text:span></text:p>
          </table:table-cell>
          <table:table-cell table:number-columns-repeated="2" table:style-name="ce44"/>
          <table:table-cell office:value-type="string" table:style-name="ce50">
            <text:p>Create<text:span text:style-name="T6"><text:s/>a file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mv<text:s/></text:span><text:span text:style-name="T8">folder/file_path folder/new_file_path</text:span></text:p>
          </table:table-cell>
          <table:table-cell table:number-columns-repeated="2" table:style-name="ce44"/>
          <table:table-cell office:value-type="string" table:style-name="ce50">
            <text:p>Rename<text:span text:style-name="T6"><text:s/>a file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cp<text:s/></text:span><text:span text:style-name="T8">folder/file_path folder/copy_file_path</text:span></text:p>
          </table:table-cell>
          <table:table-cell table:number-columns-repeated="2" table:style-name="ce44"/>
          <table:table-cell office:value-type="string" table:style-name="ce50">
            <text:p>Copy<text:span text:style-name="T6"><text:s/>a file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9">p</text:span><text:span text:style-name="T7">bcopy &lt;<text:s/></text:span><text:span text:style-name="T8">folder/file_path</text:span></text:p>
          </table:table-cell>
          <table:table-cell table:number-columns-repeated="2" table:style-name="ce44"/>
          <table:table-cell office:value-type="string" table:style-name="ce50">
            <text:p>Copy<text:span text:style-name="T6"><text:s/>the content of a file to the<text:s/></text:span><text:span text:style-name="T14">clipboard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23">rv</text:span><text:span text:style-name="T7"><text:s/></text:span><text:span text:style-name="T8">folder/file_path</text:span></text:p>
          </table:table-cell>
          <table:table-cell table:number-columns-repeated="2" table:style-name="ce44"/>
          <table:table-cell office:value-type="string" table:style-name="ce50">
            <text:p>Remove<text:span text:style-name="T6"><text:s/>or<text:s/></text:span>delete<text:span text:style-name="T6"><text:s/>a file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nano<text:s/></text:span><text:span text:style-name="T8">folder/file_path</text:span></text:p>
          </table:table-cell>
          <table:table-cell table:number-columns-repeated="2" table:style-name="ce44"/>
          <table:table-cell office:value-type="string" table:style-name="ce50">
            <text:p><text:span text:style-name="T6">opens a file with the<text:s/></text:span>nano editor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touch<text:s/></text:span><text:span text:style-name="T8">folder/</text:span><text:span text:style-name="T7">.gitkeep</text:span></text:p>
          </table:table-cell>
          <table:table-cell table:number-columns-repeated="2" table:style-name="ce44"/>
          <table:table-cell office:value-type="string" table:style-name="ce50">
            <text:p><text:span text:style-name="T6">Adds a<text:s/></text:span>.gitkeep<text:span text:style-name="T6"><text:s/>file for tracking of empty folder (Mac/Unix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copy con<text:s/></text:span><text:span text:style-name="T8">folder/</text:span><text:span text:style-name="T7">.gitkeep</text:span></text:p>
          </table:table-cell>
          <table:table-cell table:number-columns-repeated="2" table:style-name="ce44"/>
          <table:table-cell office:value-type="string" table:style-name="ce50">
            <text:p><text:span text:style-name="T6">Adds a<text:s/></text:span>.gitkeep<text:span text:style-name="T6"><text:s/>file for tracking of empty folder (Windows Git Bash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New-Item<text:s/></text:span><text:span text:style-name="T8">folder/</text:span><text:span text:style-name="T7">.gitkeep</text:span></text:p>
          </table:table-cell>
          <table:table-cell table:number-columns-repeated="2" table:style-name="ce44"/>
          <table:table-cell office:value-type="string" table:style-name="ce50">
            <text:p><text:span text:style-name="T6">Adds a<text:s/></text:span>.gitkeep<text:span text:style-name="T6"><text:s/>file for tracking of empty folder (Windows PowerShell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mkdir<text:s/></text:span><text:span text:style-name="T11">folder</text:span></text:p>
          </table:table-cell>
          <table:table-cell table:number-columns-repeated="2" table:style-name="ce44"/>
          <table:table-cell office:value-type="string" table:style-name="ce50">
            <text:p>Create<text:span text:style-name="T6"><text:s/>folder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23">rmdir</text:span><text:span text:style-name="T7"><text:s/></text:span><text:span text:style-name="T11">folder</text:span></text:p>
          </table:table-cell>
          <table:table-cell table:number-columns-repeated="2" table:style-name="ce44"/>
          <table:table-cell office:value-type="string" table:style-name="ce50">
            <text:p>Remove<text:span text:style-name="T6"><text:s/>or<text:s/></text:span>delete<text:span text:style-name="T6"><text:s/>folder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23">rm -rf</text:span><text:span text:style-name="T7"><text:s/></text:span><text:span text:style-name="T11">folder</text:span></text:p>
          </table:table-cell>
          <table:table-cell table:number-columns-repeated="2" table:style-name="ce44"/>
          <table:table-cell office:value-type="string" table:style-name="ce50">
            <text:p>Remove<text:span text:style-name="T6"><text:s/>or<text:s/></text:span>delete<text:span text:style-name="T6"><text:s/>folder and<text:s/></text:span>contents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which<text:s/></text:span><text:span text:style-name="T11">module_name</text:span></text:p>
          </table:table-cell>
          <table:table-cell table:number-columns-repeated="2" table:style-name="ce44"/>
          <table:table-cell office:value-type="string" table:style-name="ce50">
            <text:p><text:span text:style-name="T6">Gives<text:s/></text:span>location<text:span text:style-name="T6"><text:s/>of<text:s/></text:span>module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history</text:p>
          </table:table-cell>
          <table:table-cell table:number-columns-repeated="2" table:style-name="ce44"/>
          <table:table-cell office:value-type="string" table:style-name="ce50">
            <text:p><text:span text:style-name="T6">List of previous<text:s/></text:span>exicuted commands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ifconfig</text:p>
          </table:table-cell>
          <table:table-cell table:number-columns-repeated="2" table:style-name="ce44"/>
          <table:table-cell office:value-type="string" table:style-name="ce50">
            <text:p><text:span text:style-name="T6">List<text:s/></text:span>network information<text:span text:style-name="T6"><text:s/>(Mac/Unix includes wireless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iwconfig</text:p>
          </table:table-cell>
          <table:table-cell table:number-columns-repeated="2" table:style-name="ce44"/>
          <table:table-cell office:value-type="string" table:style-name="ce50">
            <text:p><text:span text:style-name="T6">List<text:s/></text:span>wireless information<text:span text:style-name="T6"><text:s/>(Windows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ping<text:s/></text:span><text:span text:style-name="T11">website.com</text:span></text:p>
          </table:table-cell>
          <table:table-cell table:number-columns-repeated="2" table:style-name="ce44"/>
          <table:table-cell office:value-type="string" table:style-name="ce50">
            <text:p>Server activity<text:span text:style-name="T6"><text:s/>readout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uname</text:p>
          </table:table-cell>
          <table:table-cell table:number-columns-repeated="2" table:style-name="ce44"/>
          <table:table-cell office:value-type="string" table:style-name="ce50">
            <text:p>Operating System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uname -a</text:p>
          </table:table-cell>
          <table:table-cell table:number-columns-repeated="2" table:style-name="ce44"/>
          <table:table-cell office:value-type="string" table:style-name="ce50">
            <text:p>Operating System<text:span text:style-name="T6"><text:s/>Details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blkid</text:p>
          </table:table-cell>
          <table:table-cell table:number-columns-repeated="2" table:style-name="ce44"/>
          <table:table-cell office:value-type="string" table:style-name="ce50">
            <text:p><text:span text:style-name="T6">List<text:s/></text:span>connected drives<text:span text:style-name="T6"><text:s/>(Windows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diskutil list</text:p>
          </table:table-cell>
          <table:table-cell table:number-columns-repeated="2" table:style-name="ce44"/>
          <table:table-cell office:value-type="string" table:style-name="ce50">
            <text:p><text:span text:style-name="T6">List<text:s/></text:span>all drives<text:span text:style-name="T6"><text:s/>(Mac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top</text:p>
          </table:table-cell>
          <table:table-cell table:number-columns-repeated="2" table:style-name="ce44"/>
          <table:table-cell office:value-type="string" table:style-name="ce50">
            <text:p><text:span text:style-name="T6">List current<text:s/></text:span>processes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df</text:p>
          </table:table-cell>
          <table:table-cell table:number-columns-repeated="2" table:style-name="ce44"/>
          <table:table-cell office:value-type="string" table:style-name="ce50">
            <text:p><text:span text:style-name="T6">Used and available<text:s/></text:span>disk space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lsusb</text:p>
          </table:table-cell>
          <table:table-cell table:number-columns-repeated="2" table:style-name="ce44"/>
          <table:table-cell office:value-type="string" table:style-name="ce50">
            <text:p><text:span text:style-name="T6">List<text:s/></text:span>attached USB devices<text:span text:style-name="T6"><text:s/>(Windows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system_profiler SPUSBDataType</text:p>
          </table:table-cell>
          <table:table-cell table:number-columns-repeated="2" table:style-name="ce44"/>
          <table:table-cell office:value-type="string" table:style-name="ce50">
            <text:p><text:span text:style-name="T6">List<text:s/></text:span>attached USB devices<text:span text:style-name="T6"><text:s/>(Mac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lspci</text:p>
          </table:table-cell>
          <table:table-cell table:number-columns-repeated="2" table:style-name="ce44"/>
          <table:table-cell office:value-type="string" table:style-name="ce50">
            <text:p><text:span text:style-name="T6">List<text:s/></text:span>attached PCI devices<text:span text:style-name="T6"><text:s/>(Windows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system_profiler SPPCIDataType</text:p>
          </table:table-cell>
          <table:table-cell table:number-columns-repeated="2" table:style-name="ce44"/>
          <table:table-cell office:value-type="string" table:style-name="ce50">
            <text:p><text:span text:style-name="T6">List<text:s/></text:span>attached PCI devices<text:span text:style-name="T6"><text:s/>(Mac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sudo lsof -i -n -P | grep TCP</text:p>
          </table:table-cell>
          <table:table-cell table:number-columns-repeated="2" table:style-name="ce44"/>
          <table:table-cell office:value-type="string" table:style-name="ce50">
            <text:p><text:span text:style-name="T6">List<text:s/></text:span>ports<text:span text:style-name="T6"><text:s/>in use (Mac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lsof -i:</text:span><text:span text:style-name="T11">port</text:span></text:p>
          </table:table-cell>
          <table:table-cell table:number-columns-repeated="2" table:style-name="ce44"/>
          <table:table-cell office:value-type="string" table:style-name="ce50">
            <text:p><text:span text:style-name="T6">List<text:s/></text:span>details<text:span text:style-name="T6"><text:s/>of a<text:s/></text:span>port<text:span text:style-name="T6"><text:s/>(Mac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kill -9<text:s/></text:span><text:span text:style-name="T11">PID</text:span></text:p>
          </table:table-cell>
          <table:table-cell table:number-columns-repeated="2" table:style-name="ce44"/>
          <table:table-cell office:value-type="string" table:style-name="ce50">
            <text:p>Kill or clear a port process (Mac)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sudo shutdown -h (now<text:s/></text:span><text:span text:style-name="T24">OR</text:span><text:span text:style-name="T7"><text:s/>10)</text:span></text:p>
          </table:table-cell>
          <table:table-cell table:number-columns-repeated="2" table:style-name="ce44"/>
          <table:table-cell office:value-type="string" table:style-name="ce50">
            <text:p>Shutdown<text:span text:style-name="T6"><text:s/>system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sudo shutdown -r (now<text:s/></text:span><text:span text:style-name="T24">OR</text:span><text:span text:style-name="T7"><text:s/>10)</text:span></text:p>
          </table:table-cell>
          <table:table-cell table:number-columns-repeated="2" table:style-name="ce44"/>
          <table:table-cell office:value-type="string" table:style-name="ce50">
            <text:p>Restart<text:span text:style-name="T6"><text:s/>system</text:span></text:p>
          </table:table-cell>
          <table:table-cell table:number-columns-repeated="16378"/>
        </table:table-row>
        <table:table-row table:style-name="ro2">
          <table:table-cell table:style-name="ce55"/>
          <table:table-cell table:number-columns-repeated="5" table:style-name="ce44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Page Navig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5"/>
          <table:table-cell office:value-type="string" table:style-name="ce6">
            <text:p>spacebar</text:p>
          </table:table-cell>
          <table:table-cell table:number-columns-repeated="2" table:style-name="ce5"/>
          <table:table-cell office:value-type="string" table:style-name="ce6">
            <text:p><text:span text:style-name="T6">Next<text:s/></text:span>page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F key</text:p>
          </table:table-cell>
          <table:table-cell table:number-columns-repeated="2" table:style-name="ce44"/>
          <table:table-cell office:value-type="string" table:style-name="ce50">
            <text:p><text:span text:style-name="T6">Move<text:s/></text:span>down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R key</text:p>
          </table:table-cell>
          <table:table-cell table:number-columns-repeated="2" table:style-name="ce44"/>
          <table:table-cell office:value-type="string" table:style-name="ce50">
            <text:p><text:span text:style-name="T6">Move<text:s/></text:span>back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↑ ↓</text:p>
          </table:table-cell>
          <table:table-cell table:number-columns-repeated="2" table:style-name="ce44"/>
          <table:table-cell office:value-type="string" table:style-name="ce50">
            <text:p>Move<text:span text:style-name="T6"><text:s/>up and down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/</text:span><text:span text:style-name="T11">string</text:span></text:p>
          </table:table-cell>
          <table:table-cell table:number-columns-repeated="2" table:style-name="ce44"/>
          <table:table-cell office:value-type="string" table:style-name="ce50">
            <text:p>Search<text:span text:style-name="T6"><text:s/>page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n</text:p>
          </table:table-cell>
          <table:table-cell table:number-columns-repeated="2" table:style-name="ce44"/>
          <table:table-cell office:value-type="string" table:style-name="ce50">
            <text:p><text:span text:style-name="T6">Move to<text:s/></text:span>next<text:span text:style-name="T6"><text:s/>search result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N</text:p>
          </table:table-cell>
          <table:table-cell table:number-columns-repeated="2" table:style-name="ce44"/>
          <table:table-cell office:value-type="string" table:style-name="ce50">
            <text:p><text:span text:style-name="T6">Move to<text:s/></text:span>previous<text:span text:style-name="T6"><text:s/>search result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Q</text:p>
          </table:table-cell>
          <table:table-cell table:number-columns-repeated="2" table:style-name="ce44"/>
          <table:table-cell office:value-type="string" table:style-name="ce50">
            <text:p>Quit<text:span text:style-name="T6"><text:s/>page mode and back to command prompt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-S</text:p>
          </table:table-cell>
          <table:table-cell table:number-columns-repeated="2" table:style-name="ce44"/>
          <table:table-cell office:value-type="string" table:style-name="ce50">
            <text:p><text:span text:style-name="T6">Toggle<text:s/></text:span>word wrap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General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5"/>
          <table:table-cell office:value-type="string" table:style-name="ce6">
            <text:p><text:span text:style-name="T7">git<text:s/></text:span><text:span text:style-name="T23">clean -f</text:span></text:p>
          </table:table-cell>
          <table:table-cell table:number-columns-repeated="2" table:style-name="ce5"/>
          <table:table-cell office:value-type="string" table:style-name="ce6">
            <text:p><text:span text:style-name="T6">Remove<text:s/></text:span>untracked<text:span text:style-name="T25"><text:s/></text:span><text:span text:style-name="T6">files from project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clean -n</text:p>
          </table:table-cell>
          <table:table-cell table:number-columns-repeated="2" table:style-name="ce44"/>
          <table:table-cell office:value-type="string" table:style-name="ce50">
            <text:p><text:span text:style-name="T6">Preview removal of<text:s/></text:span>untracked<text:span text:style-name="T6"><text:s/>files from project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<text:s/></text:span><text:span text:style-name="T23">clean<text:s/></text:span><text:span text:style-name="T7">(</text:span><text:span text:style-name="T23">-d -f<text:s/></text:span><text:span text:style-name="T18">OR</text:span><text:span text:style-name="T23"><text:s/>-df</text:span><text:span text:style-name="T7">)</text:span></text:p>
          </table:table-cell>
          <table:table-cell table:number-columns-repeated="2" table:style-name="ce44"/>
          <table:table-cell office:value-type="string" table:style-name="ce50">
            <text:p><text:span text:style-name="T6">Remove<text:s/></text:span>untracked<text:span text:style-name="T6"><text:s/>directories and files from project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clean (-d -n<text:s/></text:span><text:span text:style-name="T18">OR</text:span><text:span text:style-name="T7"><text:s/>-dn)</text:span></text:p>
          </table:table-cell>
          <table:table-cell table:number-columns-repeated="2" table:style-name="ce44"/>
          <table:table-cell office:value-type="string" table:style-name="ce50">
            <text:p><text:span text:style-name="T6">Preview removal of<text:s/></text:span>untracked<text:span text:style-name="T6"><text:s/>directories and files from project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init</text:p>
          </table:table-cell>
          <table:table-cell table:number-columns-repeated="2" table:style-name="ce44"/>
          <table:table-cell office:value-type="string" table:style-name="ce50">
            <text:p>Initilise<text:span text:style-name="T6"><text:s/>a repo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mv<text:s/></text:span><text:span text:style-name="T8">folder/filename<text:s/></text:span><text:span text:style-name="T26">folder/filename</text:span></text:p>
          </table:table-cell>
          <table:table-cell table:number-columns-repeated="2" table:style-name="ce44"/>
          <table:table-cell office:value-type="string" table:style-name="ce50">
            <text:p>Move or rename<text:span text:style-name="T6"><text:s/>files to stage and update project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rm<text:s/></text:span><text:span text:style-name="T8">folder/filename<text:s/></text:span><text:span text:style-name="T26">folder/filename</text:span></text:p>
          </table:table-cell>
          <table:table-cell table:number-columns-repeated="2" table:style-name="ce44"/>
          <table:table-cell office:value-type="string" table:style-name="ce50">
            <text:p>Remove<text:span text:style-name="T6"><text:s/>folders or files to stage and delete from project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rm -r<text:s/></text:span><text:span text:style-name="T8">folder<text:s/></text:span><text:span text:style-name="T26">folder</text:span></text:p>
          </table:table-cell>
          <table:table-cell table:number-columns-repeated="2" table:style-name="ce44"/>
          <table:table-cell office:value-type="string" table:style-name="ce50">
            <text:p>Remove<text:span text:style-name="T6"><text:s/>folders containing files to stage and delete from project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rm --cached<text:s/></text:span><text:span text:style-name="T8">filename<text:s/></text:span><text:span text:style-name="T26">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Remove<text:s/></text:span>.gitignore<text:span text:style-name="T6"><text:s/>files from stage (i.e. ignore from now on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rm -r --cached .</text:p>
          </table:table-cell>
          <table:table-cell table:number-columns-repeated="2" table:style-name="ce44"/>
          <table:table-cell office:value-type="string" table:style-name="ce50">
            <text:p><text:span text:style-name="T6">Remove all<text:s/></text:span>.gitignore<text:span text:style-name="T6"><text:s/>files from stage (i.e. ignore from now on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status</text:p>
          </table:table-cell>
          <table:table-cell table:number-columns-repeated="2" table:style-name="ce44"/>
          <table:table-cell office:value-type="string" table:style-name="ce50">
            <text:p><text:span text:style-name="T6">Current<text:s/></text:span>status<text:span text:style-name="T6"><text:s/>of files in repo, stage and work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75">
            <text:p><text:span text:style-name="T7">git push<text:s/></text:span><text:span text:style-name="T13">origin</text:span><text:span text:style-name="T12"><text:s/></text:span><text:span text:style-name="T8">tag</text:span></text:p>
          </table:table-cell>
          <table:table-cell table:number-columns-repeated="2" table:style-name="ce44"/>
          <table:table-cell office:value-type="string" table:style-name="ce50">
            <text:p><text:span text:style-name="T6">Push a<text:s/></text:span><text:span text:style-name="T3">tag</text:span><text:span text:style-name="T6"><text:s/>to remote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75">
            <text:p><text:span text:style-name="T7">git push<text:s/></text:span><text:span text:style-name="T13">origin</text:span><text:span text:style-name="T7"><text:s/>--tags</text:span></text:p>
          </table:table-cell>
          <table:table-cell table:number-columns-repeated="2" table:style-name="ce44"/>
          <table:table-cell office:value-type="string" table:style-name="ce50">
            <text:p><text:span text:style-name="T6">Push all<text:s/></text:span>tags<text:span text:style-name="T6"><text:s/>to remote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fetch --tags</text:p>
          </table:table-cell>
          <table:table-cell table:number-columns-repeated="2" table:style-name="ce44"/>
          <table:table-cell office:value-type="string" table:style-name="ce50">
            <text:p>Fetches<text:span text:style-name="T6"><text:s/>changes from remote that are tagged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remote -v</text:p>
          </table:table-cell>
          <table:table-cell table:number-columns-repeated="2" table:style-name="ce44"/>
          <table:table-cell office:value-type="string" table:style-name="ce50">
            <text:p><text:span text:style-name="T14">Display</text:span><text:span text:style-name="T6"><text:s/>the remote<text:s/></text:span><text:span text:style-name="T14">URLs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touch<text:s/></text:span><text:span text:style-name="T8">folder/</text:span><text:span text:style-name="T7">.gitkeep</text:span></text:p>
          </table:table-cell>
          <table:table-cell table:number-columns-repeated="2" table:style-name="ce44"/>
          <table:table-cell office:value-type="string" table:style-name="ce50">
            <text:p><text:span text:style-name="T6">Adds<text:s/></text:span>.gitkeep<text:span text:style-name="T6"><text:s/>file to track empty folder (Mac/Unix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copy con<text:s/></text:span><text:span text:style-name="T8">folder/</text:span><text:span text:style-name="T7">.gitkeep</text:span></text:p>
          </table:table-cell>
          <table:table-cell table:number-columns-repeated="2" table:style-name="ce44"/>
          <table:table-cell office:value-type="string" table:style-name="ce50">
            <text:p><text:span text:style-name="T6">Adds<text:s/></text:span>.gitkeep<text:span text:style-name="T6"><text:s/>file to track empty folder (Windows Git Bash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New-Item<text:s/></text:span><text:span text:style-name="T8">folder/</text:span><text:span text:style-name="T7">.gitkeep</text:span></text:p>
          </table:table-cell>
          <table:table-cell table:number-columns-repeated="2" table:style-name="ce44"/>
          <table:table-cell office:value-type="string" table:style-name="ce50">
            <text:p><text:span text:style-name="T6">Adds<text:s/></text:span>.gitkeep<text:span text:style-name="T6"><text:s/>file to track empty folder (Windows PowerShell)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 add<text:s/></text:span><text:span text:style-name="T11">required 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a]</text:p>
          </table:table-cell>
          <table:table-cell office:value-type="string" table:style-name="ce18">
            <text:p>Add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a]</text:p>
          </table:table-cell>
          <table:table-cell office:value-type="string" table:style-name="ce50">
            <text:p>+</text:p>
          </table:table-cell>
          <table:table-cell office:value-type="string" table:style-name="ce17">
            <text:p>.</text:p>
          </table:table-cell>
          <table:table-cell table:number-columns-repeated="2" table:style-name="ce14"/>
          <table:table-cell office:value-type="string" table:style-name="ce17">
            <text:p>Add<text:span text:style-name="T6"><text:s/>all changes to stag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a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A</text:p>
          </table:table-cell>
          <table:table-cell table:number-columns-repeated="2" table:style-name="ce44"/>
          <table:table-cell office:value-type="string" table:style-name="ce50">
            <text:p>Add<text:span text:style-name="T6"><text:s/>all changes to stag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a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all</text:p>
          </table:table-cell>
          <table:table-cell table:number-columns-repeated="2" table:style-name="ce44"/>
          <table:table-cell office:value-type="string" table:style-name="ce50">
            <text:p>Add<text:span text:style-name="T6"><text:s/>all changes to stag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a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8">filename</text:span><text:span text:style-name="T7"><text:s/></text:span><text:span text:style-name="T26">filename</text:span></text:p>
          </table:table-cell>
          <table:table-cell table:number-columns-repeated="2" table:style-name="ce44"/>
          <table:table-cell office:value-type="string" table:style-name="ce50">
            <text:p>Add<text:span text:style-name="T6"><text:s/>specific file changes to stag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a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f<text:s/></text:span><text:span text:style-name="T8">filename</text:span></text:p>
          </table:table-cell>
          <table:table-cell table:number-columns-repeated="2" table:style-name="ce44"/>
          <table:table-cell office:value-type="string" table:style-name="ce50">
            <text:p>Force Add<text:span text:style-name="T6"><text:s/>a specific file to stag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a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(-p<text:s/></text:span><text:span text:style-name="T18">OR</text:span><text:span text:style-name="T7"><text:s/>--patch)</text:span></text:p>
          </table:table-cell>
          <table:table-cell table:number-columns-repeated="2" table:style-name="ce44"/>
          <table:table-cell office:value-type="string" table:style-name="ce50">
            <text:p><text:span text:style-name="T6">Add all<text:s/></text:span>patches<text:span text:style-name="T6"><text:s/>of changes to stag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a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(-p<text:s/></text:span><text:span text:style-name="T18">OR</text:span><text:span text:style-name="T7"><text:s/>--patch)<text:s/></text:span><text:span text:style-name="T11">filename</text:span><text:span text:style-name="T12"><text:s/></text:span><text:span text:style-name="T26">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Add<text:s/></text:span>patches<text:span text:style-name="T6"><text:s/>of changes for specific files to stage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 commit<text:s/></text:span><text:span text:style-name="T26">filename filename</text:span><text:span text:style-name="T7"><text:s/></text:span><text:span text:style-name="T11">required 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c]</text:p>
          </table:table-cell>
          <table:table-cell office:value-type="string" table:style-name="ce18">
            <text:p>Commit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]</text:p>
          </table:table-cell>
          <table:table-cell office:value-type="string" table:style-name="ce50">
            <text:p>+</text:p>
          </table:table-cell>
          <table:table-cell office:value-type="string" table:style-name="ce17">
            <text:p><text:span text:style-name="T7">-m "</text:span><text:span text:style-name="T8">message</text:span><text:span text:style-name="T7">"</text:span></text:p>
          </table:table-cell>
          <table:table-cell table:number-columns-repeated="2" table:style-name="ce14"/>
          <table:table-cell office:value-type="string" table:style-name="ce17">
            <text:p><text:span text:style-name="T6">Commit changes to repo with<text:s/></text:span>messag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m<text:s/></text:p>
          </table:table-cell>
          <table:table-cell table:number-columns-repeated="2" table:style-name="ce44"/>
          <table:table-cell office:value-type="string" table:style-name="ce50">
            <text:p><text:span text:style-name="T6">Commit changes to repo and open editor for multi-line<text:s/></text:span>messag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am "</text:span><text:span text:style-name="T8">message</text:span><text:span text:style-name="T7">"</text:span></text:p>
          </table:table-cell>
          <table:table-cell table:number-columns-repeated="2" table:style-name="ce44"/>
          <table:table-cell office:value-type="string" table:style-name="ce50">
            <text:p>Commit<text:span text:style-name="T6"><text:s/>changes directly from work to repo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am<text:s/></text:p>
          </table:table-cell>
          <table:table-cell table:number-columns-repeated="2" table:style-name="ce44"/>
          <table:table-cell office:value-type="string" table:style-name="ce50">
            <text:p><text:span text:style-name="T6">Commit changes directly to repo and open editor for multi-line<text:s/></text:span>messag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amend<text:s/></text:span><text:span text:style-name="T8">required option</text:span></text:p>
          </table:table-cell>
          <table:table-cell table:number-columns-repeated="2" table:style-name="ce44"/>
          <table:table-cell office:value-type="string" table:style-name="ce50">
            <text:p>Amend<text:span text:style-name="T6"><text:s/>latest commi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amend<text:s/></text:span><text:span text:style-name="T8">no option</text:span></text:p>
          </table:table-cell>
          <table:table-cell table:number-columns-repeated="2" table:style-name="ce44"/>
          <table:table-cell office:value-type="string" table:style-name="ce50">
            <text:p>Amend<text:span text:style-name="T6"><text:s/>latest commit and open editor to amend<text:s/></text:span><text:span text:style-name="T14">commen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amend<text:s/></text:span><text:span text:style-name="T8">—-no-edit</text:span></text:p>
          </table:table-cell>
          <table:table-cell table:number-columns-repeated="2" table:style-name="ce44"/>
          <table:table-cell office:value-type="string" table:style-name="ce50">
            <text:p>Amend<text:span text:style-name="T6"><text:s/>latest commit and accept<text:s/></text:span><text:span text:style-name="T14">previous commen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(-p<text:s/></text:span><text:span text:style-name="T18">OR</text:span><text:span text:style-name="T7"><text:s/>--patch)</text:span></text:p>
          </table:table-cell>
          <table:table-cell table:number-columns-repeated="2" table:style-name="ce44"/>
          <table:table-cell office:value-type="string" table:style-name="ce50">
            <text:p><text:span text:style-name="T6">Commit a<text:s/></text:span>patch<text:span text:style-name="T6"><text:s/>of changes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5">
          <table:table-cell table:number-columns-repeated="2" table:style-name="ce44"/>
          <table:table-cell office:value-type="string" table:number-columns-spanned="2" table:number-rows-spanned="1" table:style-name="ce70">
            <text:p>Make File Changes to Local Commit and Re-Commit</text:p>
          </table:table-cell>
          <table:covered-table-cell/>
          <table:table-cell table:number-columns-repeated="2" table:style-name="ce4"/>
          <table:table-cell table:number-columns-repeated="16378"/>
        </table:table-row>
        <table:table-row table:style-name="ro2">
          <table:table-cell table:number-columns-repeated="2" table:style-name="ce44"/>
          <table:table-cell table:style-name="ce10"/>
          <table:table-cell table:number-columns-repeated="2" table:style-name="ce11"/>
          <table:table-cell office:value-type="string" table:style-name="ce12">
            <text:p>Resets a commit history, makes changes and re-commit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7">
            <text:p><text:span text:style-name="T7">git add<text:s/></text:span><text:span text:style-name="T8">filename</text:span><text:span text:style-name="T7"><text:s/></text:span><text:span text:style-name="T26">filename</text:span></text:p>
          </table:table-cell>
          <table:table-cell table:number-columns-repeated="2" table:style-name="ce14"/>
          <table:table-cell office:value-type="string" table:style-name="ce17">
            <text:p>Add<text:span text:style-name="T6"><text:s/>specific file changes to stage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reset HEAD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Reset<text:s/></text:span><text:span text:style-name="T14">specific file</text:span><text:span text:style-name="T6"><text:s/>and<text:s/></text:span><text:span text:style-name="T14">remove</text:span><text:span text:style-name="T6"><text:s/>from commit</text:span></text:p>
          </table:table-cell>
          <table:table-cell table:number-columns-repeated="16378"/>
        </table:table-row>
        <table:table-row table:style-name="ro2">
          <table:table-cell table:number-columns-repeated="4" table:style-name="ce44"/>
          <table:table-cell office:value-type="string" table:style-name="ce76">
            <text:p>THEN</text:p>
          </table:table-cell>
          <table:table-cell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commit -—amend</text:span><text:span text:style-name="T7"><text:s/></text:span><text:span text:style-name="T8">—-no-edit</text:span></text:p>
          </table:table-cell>
          <table:table-cell table:number-columns-repeated="2" table:style-name="ce44"/>
          <table:table-cell office:value-type="string" table:style-name="ce50">
            <text:p>Amend<text:span text:style-name="T6"><text:s/>latest commit and accept<text:s/></text:span><text:span text:style-name="T14">previous comment</text:span></text:p>
          </table:table-cell>
          <table:table-cell table:number-columns-repeated="16378"/>
        </table:table-row>
        <table:table-row table:style-name="ro2">
          <table:table-cell table:number-columns-repeated="4" table:style-name="ce44"/>
          <table:table-cell office:value-type="string" table:style-name="ce76">
            <text:p>OR</text:p>
          </table:table-cell>
          <table:table-cell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commit --amend</text:span><text:span text:style-name="T7"><text:s/></text:span><text:span text:style-name="T8">no option</text:span></text:p>
          </table:table-cell>
          <table:table-cell table:number-columns-repeated="2" table:style-name="ce44"/>
          <table:table-cell office:value-type="string" table:style-name="ce50">
            <text:p>Amend<text:span text:style-name="T6"><text:s/>latest commit and open editor to amend<text:s/></text:span><text:span text:style-name="T14">comment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Viewing and Comparin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5"/>
          <table:table-cell office:value-type="string" table:style-name="ce6">
            <text:p><text:span text:style-name="T7">git ls-tree<text:s/></text:span><text:span text:style-name="T8">tree-ish<text:s/></text:span><text:span text:style-name="T26">filepath/filename</text:span></text:p>
          </table:table-cell>
          <table:table-cell table:number-columns-repeated="2" table:style-name="ce5"/>
          <table:table-cell office:value-type="string" table:style-name="ce6">
            <text:p><text:span text:style-name="T6">Show a specific file or folder of<text:s/></text:span><text:span text:style-name="T3">tree-ish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 log<text:s/></text:span><text:span text:style-name="T26">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l]</text:p>
          </table:table-cell>
          <table:table-cell office:value-type="string" table:style-name="ce18">
            <text:p>Display<text:span text:style-name="T6"><text:s/>all commits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17">
            <text:p><text:span text:style-name="T7">(-p<text:s/></text:span><text:span text:style-name="T18">OR</text:span><text:span text:style-name="T7"><text:s/>--patch)</text:span></text:p>
          </table:table-cell>
          <table:table-cell table:number-columns-repeated="2" table:style-name="ce14"/>
          <table:table-cell office:value-type="string" table:style-name="ce17">
            <text:p><text:span text:style-name="T6">Display the<text:s/></text:span>patch<text:span text:style-name="T6"><text:s/>(change set) of each commi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all</text:p>
          </table:table-cell>
          <table:table-cell table:number-columns-repeated="2" table:style-name="ce44"/>
          <table:table-cell office:value-type="string" table:style-name="ce50">
            <text:p><text:span text:style-name="T6">Display statistics logs of<text:s/></text:span>all branch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stat</text:p>
          </table:table-cell>
          <table:table-cell table:number-columns-repeated="2" table:style-name="ce44"/>
          <table:table-cell office:value-type="string" table:style-name="ce50">
            <text:p><text:span text:style-name="T6">Display<text:s/></text:span>statistics<text:span text:style-name="T6"><text:s/>of a log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graph</text:p>
          </table:table-cell>
          <table:table-cell table:number-columns-repeated="2" table:style-name="ce44"/>
          <table:table-cell office:value-type="string" table:style-name="ce50">
            <text:p><text:span text:style-name="T6">Displays logs with<text:s/></text:span>branch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format=</text:span><text:span text:style-name="T8">keyword</text:span></text:p>
          </table:table-cell>
          <table:table-cell table:number-columns-repeated="2" table:style-name="ce44"/>
          <table:table-cell office:value-type="string" table:style-name="ce50">
            <text:p><text:span text:style-name="T6">Controls the amount of<text:s/></text:span>information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62">
            <text:p>oneline short medium full fuller email raw</text:p>
          </table:table-cell>
          <table:table-cell table:number-columns-repeated="3" table:style-name="ce44"/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graph --all --oneline --decorate</text:p>
          </table:table-cell>
          <table:table-cell table:number-columns-repeated="2" table:style-name="ce44"/>
          <table:table-cell office:value-type="string" table:style-name="ce50">
            <text:p><text:span text:style-name="T6">Displays log<text:s/></text:span>map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</text:span><text:span text:style-name="T8">interger</text:span></text:p>
          </table:table-cell>
          <table:table-cell table:number-columns-repeated="2" table:style-name="ce44"/>
          <table:table-cell office:value-type="string" table:style-name="ce50">
            <text:p><text:span text:style-name="T6">Display the most recent<text:s/></text:span><text:span text:style-name="T3">number</text:span><text:span text:style-name="T6"><text:s/>of commits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since=</text:span><text:span text:style-name="T8">0000-00-00</text:span></text:p>
          </table:table-cell>
          <table:table-cell table:number-columns-repeated="2" table:style-name="ce44"/>
          <table:table-cell office:value-type="string" table:style-name="ce50">
            <text:p><text:span text:style-name="T6">Display all commits<text:s/></text:span>since<text:span text:style-name="T6"><text:s/>date<text:s/></text:span><text:span text:style-name="T3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until=</text:span><text:span text:style-name="T8">0000-00-00</text:span></text:p>
          </table:table-cell>
          <table:table-cell table:number-columns-repeated="2" table:style-name="ce44"/>
          <table:table-cell office:value-type="string" table:style-name="ce50">
            <text:p><text:span text:style-name="T6">Display all commits<text:s/></text:span>until<text:span text:style-name="T6"><text:s/>date<text:s/></text:span><text:span text:style-name="T3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until="</text:span><text:span text:style-name="T11">integer</text:span><text:span text:style-name="T8"><text:s/>days ago</text:span><text:span text:style-name="T7">"</text:span></text:p>
          </table:table-cell>
          <table:table-cell table:number-columns-repeated="2" table:style-name="ce44"/>
          <table:table-cell office:value-type="string" table:style-name="ce50">
            <text:p><text:span text:style-name="T6">Display all commits<text:s/></text:span>until<text:span text:style-name="T6"><text:s/></text:span><text:span text:style-name="T3">X</text:span><text:span text:style-name="T6"><text:s/>days ago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after=</text:span><text:span text:style-name="T8">interger</text:span><text:span text:style-name="T7">.weeks</text:span></text:p>
          </table:table-cell>
          <table:table-cell table:number-columns-repeated="2" table:style-name="ce44"/>
          <table:table-cell office:value-type="string" table:style-name="ce50">
            <text:p><text:span text:style-name="T6">Display all commits<text:s/></text:span>since<text:span text:style-name="T6"><text:s/></text:span><text:span text:style-name="T3">X</text:span><text:span text:style-name="T27">.weeks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before=</text:span><text:span text:style-name="T8">interger</text:span><text:span text:style-name="T7">.days</text:span></text:p>
          </table:table-cell>
          <table:table-cell table:number-columns-repeated="2" table:style-name="ce44"/>
          <table:table-cell office:value-type="string" table:style-name="ce50">
            <text:p><text:span text:style-name="T6">Display all commits<text:s/></text:span>before<text:span text:style-name="T6"><text:s/></text:span><text:span text:style-name="T3">X</text:span><text:span text:style-name="T27">.days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author="</text:span><text:span text:style-name="T8">string</text:span><text:span text:style-name="T7">"</text:span></text:p>
          </table:table-cell>
          <table:table-cell table:number-columns-repeated="2" table:style-name="ce44"/>
          <table:table-cell office:value-type="string" table:style-name="ce50">
            <text:p><text:span text:style-name="T6">Display all commits by<text:s/></text:span><text:span text:style-name="T3">author</text:span><text:span text:style-name="T6"><text:s/>or part there of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grep="</text:span><text:span text:style-name="T8">string</text:span><text:span text:style-name="T7">"</text:span></text:p>
          </table:table-cell>
          <table:table-cell table:number-columns-repeated="2" table:style-name="ce44"/>
          <table:table-cell office:value-type="string" table:style-name="ce50">
            <text:p><text:span text:style-name="T6">Display all commits containing<text:s/></text:span><text:span text:style-name="T3">string</text:span><text:span text:style-name="T6"><text:s/>or part there of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oneline</text:p>
          </table:table-cell>
          <table:table-cell table:number-columns-repeated="2" table:style-name="ce44"/>
          <table:table-cell office:value-type="string" table:style-name="ce50">
            <text:p><text:span text:style-name="T6">Display all commits in<text:s/></text:span>summary<text:span text:style-name="T6"><text:s/>form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filepath/filename</text:p>
          </table:table-cell>
          <table:table-cell table:number-columns-repeated="2" table:style-name="ce44"/>
          <table:table-cell office:value-type="string" table:style-name="ce50">
            <text:p><text:span text:style-name="T6">Display all commits for a specific<text:s/></text:span>fil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<text:span text:style-name="T7">-L<text:s/></text:span><text:span text:style-name="T8">interger</text:span><text:span text:style-name="T7">,</text:span><text:span text:style-name="T8">interger</text:span><text:span text:style-name="T7">:</text:span><text:span text:style-name="T8">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Displays a file's changes from<text:s/></text:span>line<text:span text:style-name="T6"><text:s/>(</text:span><text:span text:style-name="T3">interger</text:span><text:span text:style-name="T6">) to<text:s/></text:span>line<text:span text:style-name="T6"><text:s/>(</text:span><text:span text:style-name="T3">interger</text:span><text:span text:style-name="T6">)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diff<text:s/></text:span><text:span text:style-name="T8">required option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s]</text:p>
          </table:table-cell>
          <table:table-cell office:value-type="string" table:style-name="ce50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diff --staged<text:s/></text:span><text:span text:style-name="T8">required option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s]</text:p>
          </table:table-cell>
          <table:table-cell office:value-type="string" table:style-name="ce50">
            <text:p><text:span text:style-name="T6">Compare<text:s/></text:span>staged<text:span text:style-name="T6"><text:s/>changes to repo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diff --color-words<text:s/></text:span><text:span text:style-name="T8">required option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w]</text:p>
          </table:table-cell>
          <table:table-cell office:value-type="string" table:style-name="ce50">
            <text:p><text:span text:style-name="T6">Compare<text:s/></text:span>word<text:span text:style-name="T6"><text:s/>changes to repo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show<text:s/></text:span><text:span text:style-name="T8">required option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s]</text:p>
          </table:table-cell>
          <table:table-cell office:value-type="string" table:style-name="ce50">
            <text:p>Show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show --staged<text:s/></text:span><text:span text:style-name="T8">required option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ss]</text:p>
          </table:table-cell>
          <table:table-cell office:value-type="string" table:style-name="ce50">
            <text:p><text:span text:style-name="T6">Compare<text:s/></text:span>staged<text:span text:style-name="T6"><text:s/>changes to repo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 show --color-words<text:s/></text:span><text:span text:style-name="T8">required 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sw]</text:p>
          </table:table-cell>
          <table:table-cell office:value-type="string" table:style-name="ce18">
            <text:p><text:span text:style-name="T6">Compare<text:s/></text:span>work<text:span text:style-name="T6"><text:s/>changes with stag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21">
            <text:p><text:span text:style-name="T8">SHA<text:s/></text:span><text:span text:style-name="T26">filepath/filename</text:span></text:p>
          </table:table-cell>
          <table:table-cell table:number-columns-repeated="2" table:style-name="ce14"/>
          <table:table-cell office:value-type="string" table:style-name="ce17">
            <text:p><text:span text:style-name="T6">Show changes to a<text:s/></text:span>commit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HEAD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Show changes to<text:s/></text:span>latest<text:span text:style-name="T6"><text:s/>commi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13">main</text:span><text:span text:style-name="T7">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Show changes to the current<text:s/></text:span><text:span text:style-name="T5">main</text:span><text:span text:style-name="T6"><text:s/>branc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<text:span text:style-name="T8">SHA SHA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Compare<text:span text:style-name="T6"><text:s/>one commit with another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8">SHA</text:span><text:span text:style-name="T7"><text:s/>HEAD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Compare a commit with the<text:s/></text:span>last<text:span text:style-name="T6"><text:s/>commi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8">SHA</text:span><text:span text:style-name="T7"><text:s/></text:span><text:span text:style-name="T13">main</text:span><text:span text:style-name="T7">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Compare a commit with the<text:s/></text:span><text:span text:style-name="T5">main</text:span><text:span text:style-name="T6"><text:s/>branc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8">SHA</text:span><text:span text:style-name="T7">..</text:span><text:span text:style-name="T8">SHA</text:span><text:span text:style-name="T12">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Show all commits<text:s/></text:span>between<text:span text:style-name="T6"><text:s/>the specific commits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75">
            <text:p><text:span text:style-name="T8">SHA</text:span><text:span text:style-name="T7">..HEAD</text:span><text:span text:style-name="T12">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Show all commits between a specific commit and the<text:s/></text:span>last<text:span text:style-name="T6"><text:s/>commi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8">SHA</text:span><text:span text:style-name="T7">..</text:span><text:span text:style-name="T13">main</text:span><text:span text:style-name="T7">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Show all commits between a specific commit and the<text:s/></text:span><text:span text:style-name="T5">main</text:span><text:span text:style-name="T6"><text:s/>branc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8">SHA</text:span><text:span text:style-name="T7">^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Show the<text:s/></text:span>ancestry<text:span text:style-name="T6"><text:s/>^^ of a commi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8">SHA</text:span><text:span text:style-name="T7">~</text:span><text:span text:style-name="T8">integer</text:span><text:span text:style-name="T7">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Show the<text:s/></text:span>ancestry<text:span text:style-name="T6"><text:s/>of a commi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HEAD^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Show the ancestry ^^ of the<text:s/></text:span>last<text:span text:style-name="T6"><text:s/>commi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HEAD~</text:span><text:span text:style-name="T8">integer</text:span><text:span text:style-name="T7">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Show the ancestry ~2 of the<text:s/></text:span>last<text:span text:style-name="T6"><text:s/>commi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13">main</text:span><text:span text:style-name="T7">^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Show the ancestry ^^ of<text:s/></text:span><text:span text:style-name="T5">main</text:span><text:span text:style-name="T6"><text:s/>branc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13">main</text:span><text:span text:style-name="T7">~</text:span><text:span text:style-name="T8">integer</text:span><text:span text:style-name="T7">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Show the ancestry ~2 of<text:s/></text:span><text:span text:style-name="T5">main</text:span><text:span text:style-name="T6"><text:s/>branc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tag<text:s/></text:p>
          </table:table-cell>
          <table:table-cell table:number-columns-repeated="2" table:style-name="ce44"/>
          <table:table-cell office:value-type="string" table:style-name="ce50">
            <text:p><text:span text:style-name="T6">show information or changes to a commit with<text:s/></text:span><text:span text:style-name="T3">tag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tag tag<text:s/></text:p>
          </table:table-cell>
          <table:table-cell table:number-columns-repeated="2" table:style-name="ce44"/>
          <table:table-cell office:value-type="string" table:style-name="ce50">
            <text:p><text:span text:style-name="T6">Compare one commit with another with<text:s/></text:span><text:span text:style-name="T3">tags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8">tag</text:span><text:span text:style-name="T7">..</text:span><text:span text:style-name="T8">tag</text:span><text:span text:style-name="T12">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Show all commits between the specific commits with<text:s/></text:span><text:span text:style-name="T3">tags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 bisect<text:s/></text:span><text:span text:style-name="T11">required 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bi]</text:p>
          </table:table-cell>
          <table:table-cell office:value-type="string" table:style-name="ce18">
            <text:p>Bisect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bi]</text:p>
          </table:table-cell>
          <table:table-cell office:value-type="string" table:style-name="ce50">
            <text:p>+</text:p>
          </table:table-cell>
          <table:table-cell office:value-type="string" table:style-name="ce17">
            <text:p>start</text:p>
          </table:table-cell>
          <table:table-cell table:number-columns-repeated="2" table:style-name="ce14"/>
          <table:table-cell office:value-type="string" table:style-name="ce17">
            <text:p>Start<text:span text:style-name="T6"><text:s/>bisect process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bi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(bad<text:s/></text:span><text:span text:style-name="T18">OR</text:span><text:span text:style-name="T7"><text:s/>old)<text:s/></text:span><text:span text:style-name="T11">treeish</text:span></text:p>
          </table:table-cell>
          <table:table-cell table:number-columns-repeated="2" table:style-name="ce44"/>
          <table:table-cell office:value-type="string" table:style-name="ce50">
            <text:p><text:span text:style-name="T6">Specifiy treeish with known<text:s/></text:span>error<text:span text:style-name="T6"><text:s/>(defaults to HEAD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bi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git bisect (good<text:s/></text:span><text:span text:style-name="T18">OR</text:span><text:span text:style-name="T7"><text:s/>new)<text:s/></text:span><text:span text:style-name="T11">treeish</text:span></text:p>
          </table:table-cell>
          <table:table-cell table:number-columns-repeated="2" table:style-name="ce44"/>
          <table:table-cell office:value-type="string" table:style-name="ce50">
            <text:p><text:span text:style-name="T6">Specifiy treeish of known<text:s/></text:span>working<text:span text:style-name="T6"><text:s/>version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bi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git bisect reset</text:p>
          </table:table-cell>
          <table:table-cell table:number-columns-repeated="2" table:style-name="ce44"/>
          <table:table-cell office:value-type="string" table:style-name="ce50">
            <text:p><text:span text:style-name="T6">Exit and<text:s/></text:span>reset<text:span text:style-name="T6"><text:s/>to pre-process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annotate<text:s/></text:span><text:span text:style-name="T11">required option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a]</text:p>
          </table:table-cell>
          <table:table-cell office:value-type="string" table:style-name="ce50">
            <text:p>Annotate<text:s/><text:span text:style-name="T6">slightly different output to 'blame' or 'praise'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blame<text:s/></text:span><text:span text:style-name="T11">required option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b]</text:p>
          </table:table-cell>
          <table:table-cell office:value-type="string" table:style-name="ce50">
            <text:p>Blame<text:s/><text:span text:style-name="T6">some workplaces prefer 'praise' below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praise<text:s/></text:span><text:span text:style-name="T11">required option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pr]</text:p>
          </table:table-cell>
          <table:table-cell office:value-type="string" table:style-name="ce50">
            <text:p>Praise<text:s/><text:span text:style-name="T6">requires configuration setup (see configuration above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2">
            <text:p>filename</text:p>
          </table:table-cell>
          <table:table-cell table:number-columns-repeated="2" table:style-name="ce44"/>
          <table:table-cell office:value-type="string" table:style-name="ce50">
            <text:p><text:span text:style-name="T6">Display log of a<text:s/></text:span>file<text:span text:style-name="T6"><text:s/>with annotation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2">
            <text:p><text:span text:style-name="T7">-W<text:s/></text:span><text:span text:style-name="T11">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Display log of a file with annotation and<text:s/></text:span>ignores whitespac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<text:span text:style-name="T7">-L<text:s/></text:span><text:span text:style-name="T8">interger</text:span><text:span text:style-name="T7">,</text:span><text:span text:style-name="T8">interger 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Display file changes with annotation from line (</text:span><text:span text:style-name="T3">interger</text:span><text:span text:style-name="T6">) to line (</text:span><text:span text:style-name="T3">interger</text:span><text:span text:style-name="T6">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<text:span text:style-name="T7">-L<text:s/></text:span><text:span text:style-name="T8">interger</text:span><text:span text:style-name="T7">,+</text:span><text:span text:style-name="T8">interger 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Display file changes with annotation from line (</text:span><text:span text:style-name="T3">interger</text:span><text:span text:style-name="T6">) for lines +(</text:span><text:span text:style-name="T3">interger</text:span><text:span text:style-name="T6">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SHA filename</text:p>
          </table:table-cell>
          <table:table-cell table:number-columns-repeated="2" table:style-name="ce44"/>
          <table:table-cell office:value-type="string" table:style-name="ce50">
            <text:p><text:span text:style-name="T6">Display file changes with annotation from a commit<text:s/></text:span><text:span text:style-name="T3">SHA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<text:span text:style-name="T8">SHA</text:span><text:span text:style-name="T7"><text:s/>--</text:span><text:span text:style-name="T26">option</text:span><text:span text:style-name="T7"><text:s/></text:span><text:span text:style-name="T8">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Display file changes with annotation from a commit<text:s/></text:span><text:span text:style-name="T3">SHA</text:span><text:span text:style-name="T6"><text:s/>using<text:s/></text:span>other options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Patch, Stash and Ta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5"/>
          <table:table-cell office:value-type="string" table:style-name="ce6">
            <text:p><text:span text:style-name="T7">git apply<text:s/></text:span><text:span text:style-name="T11">filepath/filename.diff</text:span></text:p>
          </table:table-cell>
          <table:table-cell table:number-columns-repeated="2" table:style-name="ce5"/>
          <table:table-cell office:value-type="string" table:style-name="ce6">
            <text:p>Import<text:s/><text:span text:style-name="T6">a diff patch to a project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 diff<text:s/></text:span><text:span text:style-name="T8">required 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d]</text:p>
          </table:table-cell>
          <table:table-cell office:value-type="string" table:style-name="ce18">
            <text:p>Diff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d]</text:p>
          </table:table-cell>
          <table:table-cell office:value-type="string" table:style-name="ce50">
            <text:p>+</text:p>
          </table:table-cell>
          <table:table-cell office:value-type="string" table:style-name="ce17">
            <text:p>--cached</text:p>
          </table:table-cell>
          <table:table-cell table:number-columns-repeated="2" table:style-name="ce14"/>
          <table:table-cell office:value-type="string" table:style-name="ce17">
            <text:p>Show<text:span text:style-name="T6"><text:s/>all diff patches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d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11">SHA</text:span><text:span text:style-name="T7"><text:s/></text:span><text:span text:style-name="T11">SHA</text:span><text:span text:style-name="T7"><text:s/>&gt;<text:s/></text:span><text:span text:style-name="T11">new_filepath/filename.diff</text:span></text:p>
          </table:table-cell>
          <table:table-cell table:number-columns-repeated="2" table:style-name="ce44"/>
          <table:table-cell office:value-type="string" table:style-name="ce50">
            <text:p>Create<text:span text:style-name="T6"><text:s/>a diff patch file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 format-patch<text:s/></text:span><text:span text:style-name="T11">required 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pa]</text:p>
          </table:table-cell>
          <table:table-cell office:value-type="string" table:style-name="ce18">
            <text:p>Create Format Patch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a]</text:p>
          </table:table-cell>
          <table:table-cell office:value-type="string" table:style-name="ce50">
            <text:p>+</text:p>
          </table:table-cell>
          <table:table-cell office:value-type="string" table:style-name="ce17">
            <text:p><text:span text:style-name="T7">-1<text:s/></text:span><text:span text:style-name="T11">SHA</text:span></text:p>
          </table:table-cell>
          <table:table-cell office:value-type="string" table:style-name="ce17">
            <text:p>=</text:p>
          </table:table-cell>
          <table:table-cell office:value-type="string" table:style-name="ce17">
            <text:p>[pc]</text:p>
          </table:table-cell>
          <table:table-cell office:value-type="string" table:style-name="ce17">
            <text:p><text:span text:style-name="T6">Create a formatted patch file from a<text:s/></text:span>single commit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a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11">SHA</text:span><text:span text:style-name="T7">..</text:span><text:span text:style-name="T11">SHA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pc]</text:p>
          </table:table-cell>
          <table:table-cell office:value-type="string" table:style-name="ce50">
            <text:p><text:span text:style-name="T6">Create formatted patch files<text:s/></text:span>between<text:span text:style-name="T6"><text:s/>commits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a]</text:p>
          </table:table-cell>
          <table:table-cell office:value-type="string" table:style-name="ce50">
            <text:p>+</text:p>
          </table:table-cell>
          <table:table-cell office:value-type="string" table:style-name="ce75">
            <text:p><text:span text:style-name="T8">SHA</text:span><text:span text:style-name="T7">..HEAD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pc]</text:p>
          </table:table-cell>
          <table:table-cell office:value-type="string" table:style-name="ce50">
            <text:p><text:span text:style-name="T6">Create formatted patch files between a commit and the<text:s/></text:span>last<text:span text:style-name="T6"><text:s/>commit (HEAD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a]</text:p>
          </table:table-cell>
          <table:table-cell office:value-type="string" table:style-name="ce50">
            <text:p>+</text:p>
          </table:table-cell>
          <table:table-cell office:value-type="string" table:style-name="ce75">
            <text:p><text:span text:style-name="T8">SHA</text:span><text:span text:style-name="T7">..</text:span><text:span text:style-name="T13">main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pc]</text:p>
          </table:table-cell>
          <table:table-cell office:value-type="string" table:style-name="ce50">
            <text:p><text:span text:style-name="T6">Create formatted patch files between a commit and the<text:s/></text:span><text:span text:style-name="T5">main</text:span><text:span text:style-name="T6"><text:s/>branc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a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11">SHA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pc]</text:p>
          </table:table-cell>
          <table:table-cell office:value-type="string" table:style-name="ce50">
            <text:p><text:span text:style-name="T6">Create formatted patch files between a commit and the<text:s/></text:span>last<text:span text:style-name="T6"><text:s/>commit (HEAD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a]</text:p>
          </table:table-cell>
          <table:table-cell office:value-type="string" table:style-name="ce50">
            <text:p>+</text:p>
          </table:table-cell>
          <table:table-cell office:value-type="string" table:style-name="ce18">
            <text:p><text:span text:style-name="T13">mai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pc]</text:p>
          </table:table-cell>
          <table:table-cell office:value-type="string" table:style-name="ce18">
            <text:p><text:span text:style-name="T6">Create formatted patch files between the<text:s/></text:span><text:span text:style-name="T5">main</text:span><text:span text:style-name="T6"><text:s/>branch and the<text:s/></text:span>last<text:span text:style-name="T6"><text:s/>commit (HEAD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c]</text:p>
          </table:table-cell>
          <table:table-cell office:value-type="string" table:style-name="ce50">
            <text:p>+</text:p>
          </table:table-cell>
          <table:table-cell office:value-type="string" table:style-name="ce17">
            <text:p><text:span text:style-name="T7">-o<text:s/></text:span><text:span text:style-name="T11">folder_name</text:span></text:p>
          </table:table-cell>
          <table:table-cell table:number-columns-repeated="2" table:style-name="ce14"/>
          <table:table-cell office:value-type="string" table:style-name="ce17">
            <text:p><text:span text:style-name="T6">Create formatted patch files and save to named<text:s/></text:span>folder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c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stdout &gt;<text:s/></text:span><text:span text:style-name="T11">new_filepath/filename.patch</text:span></text:p>
          </table:table-cell>
          <table:table-cell table:number-columns-repeated="2" table:style-name="ce44"/>
          <table:table-cell office:value-type="string" table:style-name="ce50">
            <text:p><text:span text:style-name="T6">Save formatted patches to a<text:s/></text:span>single file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 am<text:s/></text:span><text:span text:style-name="T11">required 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am]</text:p>
          </table:table-cell>
          <table:table-cell office:value-type="string" table:style-name="ce18">
            <text:p>Import Formated Patch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am]</text:p>
          </table:table-cell>
          <table:table-cell office:value-type="string" table:style-name="ce50">
            <text:p>+</text:p>
          </table:table-cell>
          <table:table-cell office:value-type="string" table:style-name="ce37">
            <text:p><text:span text:style-name="T11">filepath/filename.patch</text:span></text:p>
          </table:table-cell>
          <table:table-cell table:number-columns-repeated="2" table:style-name="ce14"/>
          <table:table-cell office:value-type="string" table:style-name="ce17">
            <text:p>Import<text:span text:style-name="T6"><text:s/>a formatted patch fil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am]</text:p>
          </table:table-cell>
          <table:table-cell office:value-type="string" table:style-name="ce50">
            <text:p>+</text:p>
          </table:table-cell>
          <table:table-cell office:value-type="string" table:style-name="ce75">
            <text:p><text:span text:style-name="T11">filepath/*.patch</text:span></text:p>
          </table:table-cell>
          <table:table-cell table:number-columns-repeated="2" table:style-name="ce44"/>
          <table:table-cell office:value-type="string" table:style-name="ce50">
            <text:p><text:span text:style-name="T6">Import a formatted patch<text:s/></text:span>files in folder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am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skip</text:p>
          </table:table-cell>
          <table:table-cell table:number-columns-repeated="2" table:style-name="ce44"/>
          <table:table-cell office:value-type="string" table:style-name="ce50">
            <text:p>Abort<text:span text:style-name="T6"><text:s/>a formatted patch import after conflic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am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quit</text:p>
          </table:table-cell>
          <table:table-cell table:number-columns-repeated="2" table:style-name="ce44"/>
          <table:table-cell office:value-type="string" table:style-name="ce50">
            <text:p>Quit<text:span text:style-name="T6"><text:s/>a formatted patch import after conflict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 stash<text:s/></text:span><text:span text:style-name="T26">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s]</text:p>
          </table:table-cell>
          <table:table-cell office:value-type="string" table:style-name="ce18">
            <text:p>Stash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]</text:p>
          </table:table-cell>
          <table:table-cell office:value-type="string" table:style-name="ce50">
            <text:p>+</text:p>
          </table:table-cell>
          <table:table-cell office:value-type="string" table:style-name="ce17">
            <text:p><text:span text:style-name="T7">save "</text:span><text:span text:style-name="T8">message</text:span><text:span text:style-name="T7">"</text:span></text:p>
          </table:table-cell>
          <table:table-cell table:number-columns-repeated="2" table:style-name="ce14"/>
          <table:table-cell office:value-type="string" table:style-name="ce17">
            <text:p><text:span text:style-name="T6">Stash the current work changes with<text:s/></text:span><text:span text:style-name="T3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save -u "</text:span><text:span text:style-name="T8">message</text:span><text:span text:style-name="T7">"</text:span></text:p>
          </table:table-cell>
          <table:table-cell table:number-columns-repeated="2" table:style-name="ce44"/>
          <table:table-cell office:value-type="string" table:style-name="ce50">
            <text:p><text:span text:style-name="T6">Stash<text:s/></text:span>untracked<text:span text:style-name="T6"><text:s/>file changes with<text:s/></text:span><text:span text:style-name="T3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list</text:p>
          </table:table-cell>
          <table:table-cell table:number-columns-repeated="2" table:style-name="ce44"/>
          <table:table-cell office:value-type="string" table:style-name="ce50">
            <text:p><text:span text:style-name="T6">View all<text:s/></text:span>stash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show stash@{</text:span><text:span text:style-name="T8">index</text:span><text:span text:style-name="T7">}</text:span></text:p>
          </table:table-cell>
          <table:table-cell table:number-columns-repeated="2" table:style-name="ce44"/>
          <table:table-cell office:value-type="string" table:style-name="ce50">
            <text:p><text:span text:style-name="T6">View a specific<text:s/></text:span>stash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show (-p<text:s/></text:span><text:span text:style-name="T18">OR</text:span><text:span text:style-name="T7"><text:s/>--patch) stash@{</text:span><text:span text:style-name="T8">index</text:span><text:span text:style-name="T7">}</text:span></text:p>
          </table:table-cell>
          <table:table-cell table:number-columns-repeated="2" table:style-name="ce44"/>
          <table:table-cell office:value-type="string" table:style-name="ce50">
            <text:p><text:span text:style-name="T6">View a<text:s/></text:span>patch<text:span text:style-name="T6"><text:s/>of a specific stas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pop</text:p>
          </table:table-cell>
          <table:table-cell table:number-columns-repeated="2" table:style-name="ce44"/>
          <table:table-cell office:value-type="string" table:style-name="ce50">
            <text:p><text:span text:style-name="T6">Retrieve<text:s/></text:span>newest<text:span text:style-name="T6"><text:s/>stash to the work file of current branc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pop stash@{</text:span><text:span text:style-name="T8">index</text:span><text:span text:style-name="T7">}</text:span></text:p>
          </table:table-cell>
          <table:table-cell table:number-columns-repeated="2" table:style-name="ce44"/>
          <table:table-cell office:value-type="string" table:style-name="ce50">
            <text:p><text:span text:style-name="T6">Retrieve a stash to the work file of<text:s/></text:span>current<text:span text:style-name="T6"><text:s/>branc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apply</text:p>
          </table:table-cell>
          <table:table-cell table:number-columns-repeated="2" table:style-name="ce44"/>
          <table:table-cell office:value-type="string" table:style-name="ce50">
            <text:p>Apply<text:span text:style-name="T6"><text:s/>all stashes to work file of current branch and remains stashed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apply stash@{</text:span><text:span text:style-name="T8">index</text:span><text:span text:style-name="T7">}</text:span></text:p>
          </table:table-cell>
          <table:table-cell table:number-columns-repeated="2" table:style-name="ce44"/>
          <table:table-cell office:value-type="string" table:style-name="ce50">
            <text:p><text:span text:style-name="T6">Apply a stash to work file of<text:s/></text:span>current<text:span text:style-name="T6"><text:s/>branch and remains stashed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]</text:p>
          </table:table-cell>
          <table:table-cell office:value-type="string" table:style-name="ce50">
            <text:p>+</text:p>
          </table:table-cell>
          <table:table-cell office:value-type="string" table:style-name="ce49">
            <text:p>clear</text:p>
          </table:table-cell>
          <table:table-cell table:number-columns-repeated="2" table:style-name="ce44"/>
          <table:table-cell office:value-type="string" table:style-name="ce50">
            <text:p>Clears<text:span text:style-name="T6"><text:s/>all stashes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23">drop</text:span><text:span text:style-name="T7"><text:s/>stash@{</text:span><text:span text:style-name="T8">index</text:span><text:span text:style-name="T7">}</text:span></text:p>
          </table:table-cell>
          <table:table-cell table:number-columns-repeated="2" table:style-name="ce44"/>
          <table:table-cell office:value-type="string" table:style-name="ce50">
            <text:p>Delete<text:span text:style-name="T6"><text:s/>a specific stash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 tag<text:s/></text:span><text:span text:style-name="T11">required 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t]</text:p>
          </table:table-cell>
          <table:table-cell table:style-name="ce20"/>
          <table:table-cell table:number-columns-repeated="16378"/>
        </table:table-row>
        <table:table-row table:style-name="ro2">
          <table:table-cell office:value-type="string" table:style-name="ce50">
            <text:p>[t]</text:p>
          </table:table-cell>
          <table:table-cell office:value-type="string" table:style-name="ce50">
            <text:p>+</text:p>
          </table:table-cell>
          <table:table-cell office:value-type="string" table:style-name="ce38">
            <text:p>tag_string SHA</text:p>
          </table:table-cell>
          <table:table-cell table:number-columns-repeated="2" table:style-name="ce14"/>
          <table:table-cell office:value-type="string" table:style-name="ce17">
            <text:p><text:span text:style-name="T6">Assign a '</text:span>lightweight<text:span text:style-name="T6">' tag (</text:span><text:span text:style-name="T3">tag_string</text:span><text:span text:style-name="T6">) to a commit<text:s/></text:span><text:span text:style-name="T3">SHA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t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a<text:s/></text:span><text:span text:style-name="T11">tag_string<text:s/></text:span><text:span text:style-name="T7">-m "</text:span><text:span text:style-name="T11">message</text:span><text:span text:style-name="T7">"</text:span><text:span text:style-name="T11"><text:s/>SHA</text:span></text:p>
          </table:table-cell>
          <table:table-cell table:number-columns-repeated="2" table:style-name="ce44"/>
          <table:table-cell office:value-type="string" table:style-name="ce50">
            <text:p><text:span text:style-name="T6">Assign an '</text:span>annotated<text:span text:style-name="T6">' tag (</text:span><text:span text:style-name="T3">tag_string</text:span><text:span text:style-name="T6">) to a commit<text:s/></text:span><text:span text:style-name="T3">SHA</text:span><text:span text:style-name="T6"><text:s/>with a<text:s/></text:span><text:span text:style-name="T3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t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am "</text:span><text:span text:style-name="T11">message</text:span><text:span text:style-name="T7">"<text:s/></text:span><text:span text:style-name="T11">tag_string SHA</text:span></text:p>
          </table:table-cell>
          <table:table-cell table:number-columns-repeated="2" table:style-name="ce44"/>
          <table:table-cell office:value-type="string" table:style-name="ce50">
            <text:p><text:span text:style-name="T6">Assign an '</text:span>annotated<text:span text:style-name="T6">' tag (</text:span><text:span text:style-name="T3">tag_string</text:span><text:span text:style-name="T6">) to a commit<text:s/></text:span><text:span text:style-name="T3">SHA</text:span><text:span text:style-name="T6"><text:s/>with a<text:s/></text:span><text:span text:style-name="T3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t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(</text:span><text:span text:style-name="T23">-d</text:span><text:span text:style-name="T7"><text:s/></text:span><text:span text:style-name="T18">OR</text:span><text:span text:style-name="T7"><text:s/></text:span><text:span text:style-name="T23">--delete</text:span><text:span text:style-name="T7">)<text:s/></text:span><text:span text:style-name="T11">tag_string</text:span></text:p>
          </table:table-cell>
          <table:table-cell table:number-columns-repeated="2" table:style-name="ce44"/>
          <table:table-cell office:value-type="string" table:style-name="ce50">
            <text:p>Delete<text:span text:style-name="T6"><text:s/>a tag (</text:span><text:span text:style-name="T3">tag_string</text:span><text:span text:style-name="T6">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t]</text:p>
          </table:table-cell>
          <table:table-cell office:value-type="string" table:style-name="ce50">
            <text:p>+</text:p>
          </table:table-cell>
          <table:table-cell office:value-type="string" table:style-name="ce18">
            <text:p><text:span text:style-name="T7">(-l<text:s/></text:span><text:span text:style-name="T18">OR</text:span><text:span text:style-name="T7"><text:s/>--list)<text:s/></text:span><text:span text:style-name="T26">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tl]</text:p>
          </table:table-cell>
          <table:table-cell office:value-type="string" table:style-name="ce18">
            <text:p>List<text:span text:style-name="T6"><text:s/>tags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tl]</text:p>
          </table:table-cell>
          <table:table-cell office:value-type="string" table:style-name="ce50">
            <text:p>+</text:p>
          </table:table-cell>
          <table:table-cell office:value-type="string" table:style-name="ce17">
            <text:p><text:span text:style-name="T7">"</text:span><text:span text:style-name="T11">string_search*</text:span><text:span text:style-name="T7">"</text:span></text:p>
          </table:table-cell>
          <table:table-cell table:number-columns-repeated="2" table:style-name="ce14"/>
          <table:table-cell office:value-type="string" table:style-name="ce17">
            <text:p>Search<text:span text:style-name="T6"><text:s/>tags (wildcard<text:s/></text:span><text:span text:style-name="T28">*</text:span><text:span text:style-name="T6"><text:s/>can be used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tl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n</text:p>
          </table:table-cell>
          <table:table-cell table:number-columns-repeated="2" table:style-name="ce44"/>
          <table:table-cell office:value-type="string" table:style-name="ce50">
            <text:p><text:span text:style-name="T6">List 1st<text:s/></text:span>line<text:span text:style-name="T6"><text:s/>of annotation with tags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tl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n</text:span><text:span text:style-name="T11">interger</text:span></text:p>
          </table:table-cell>
          <table:table-cell table:number-columns-repeated="2" table:style-name="ce44"/>
          <table:table-cell office:value-type="string" table:style-name="ce50">
            <text:p><text:span text:style-name="T6">List notation with tags starting from a<text:s/></text:span>line<text:span text:style-name="T6"><text:s/>(</text:span><text:span text:style-name="T3">integer</text:span><text:span text:style-name="T6">)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Restore, Switch, Reset and Revert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5"/>
          <table:table-cell office:value-type="string" table:style-name="ce6">
            <text:p><text:span text:style-name="T7">git revert<text:s/></text:span><text:span text:style-name="T8">SHA</text:span></text:p>
          </table:table-cell>
          <table:table-cell table:number-columns-repeated="2" table:style-name="ce5"/>
          <table:table-cell office:value-type="string" table:style-name="ce6">
            <text:p>Revert<text:span text:style-name="T6"><text:s/>changes of a commit (</text:span><text:span text:style-name="T3">SHA</text:span><text:span text:style-name="T6">) and opens the editor. results in 2nd commit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<text:s/></text:span><text:span text:style-name="T23">clean -f</text:span></text:p>
          </table:table-cell>
          <table:table-cell table:number-columns-repeated="2" table:style-name="ce44"/>
          <table:table-cell office:value-type="string" table:style-name="ce50">
            <text:p><text:span text:style-name="T6">Remove<text:s/></text:span>untracked<text:span text:style-name="T25"><text:s/></text:span><text:span text:style-name="T6">files from project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clean -n</text:p>
          </table:table-cell>
          <table:table-cell table:number-columns-repeated="2" table:style-name="ce44"/>
          <table:table-cell office:value-type="string" table:style-name="ce50">
            <text:p><text:span text:style-name="T6">Preview removal of<text:s/></text:span>untracked<text:span text:style-name="T6"><text:s/>files from project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<text:s/></text:span><text:span text:style-name="T23">clean<text:s/></text:span><text:span text:style-name="T7">(</text:span><text:span text:style-name="T23">-d -f<text:s/></text:span><text:span text:style-name="T18">OR</text:span><text:span text:style-name="T23"><text:s/>-df</text:span><text:span text:style-name="T7">)</text:span></text:p>
          </table:table-cell>
          <table:table-cell table:number-columns-repeated="2" table:style-name="ce44"/>
          <table:table-cell office:value-type="string" table:style-name="ce50">
            <text:p><text:span text:style-name="T6">Remove<text:s/></text:span>untracked<text:span text:style-name="T6"><text:s/>directories and files from project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clean (-d -n<text:s/></text:span><text:span text:style-name="T18">OR</text:span><text:span text:style-name="T7"><text:s/>-dn)</text:span></text:p>
          </table:table-cell>
          <table:table-cell table:number-columns-repeated="2" table:style-name="ce44"/>
          <table:table-cell office:value-type="string" table:style-name="ce50">
            <text:p><text:span text:style-name="T6">Preview removal of<text:s/></text:span>untracked<text:span text:style-name="T6"><text:s/>directories and files from project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restore<text:s/></text:span><text:span text:style-name="T8">required option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rt]</text:p>
          </table:table-cell>
          <table:table-cell office:value-type="string" table:style-name="ce50">
            <text:p><text:span text:style-name="T6">Restore file changes from<text:s/></text:span>work file<text:span text:style-name="T6"><text:s/>to<text:s/></text:span>original state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 restore --staged<text:s/></text:span><text:span text:style-name="T8">required 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rg]</text:p>
          </table:table-cell>
          <table:table-cell office:value-type="string" table:style-name="ce18">
            <text:p><text:span text:style-name="T6">Restore file changes from<text:s/></text:span>staging<text:span text:style-name="T6"><text:s/>back to<text:s/></text:span>work fil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21">
            <text:p><text:span text:style-name="T8">filepath/filename<text:s/></text:span><text:span text:style-name="T26">filepath/filename</text:span></text:p>
          </table:table-cell>
          <table:table-cell table:number-columns-repeated="2" table:style-name="ce14"/>
          <table:table-cell office:value-type="string" table:style-name="ce17">
            <text:p><text:span text:style-name="T6">Specific<text:s/></text:span>files<text:span text:style-name="T6"><text:s/>changes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<text:span text:style-name="T8">string</text:span><text:span text:style-name="T12">*</text:span></text:p>
          </table:table-cell>
          <table:table-cell table:number-columns-repeated="2" table:style-name="ce44"/>
          <table:table-cell office:value-type="string" table:style-name="ce50">
            <text:p><text:span text:style-name="T6">Specific files changes using<text:s/></text:span>wildcard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.<text:s/></text:span><text:span text:style-name="T18">OR</text:span><text:span text:style-name="T7"><text:s/>-A<text:s/></text:span><text:span text:style-name="T18">OR</text:span><text:span text:style-name="T7"><text:s/>--all</text:span></text:p>
          </table:table-cell>
          <table:table-cell table:number-columns-repeated="2" table:style-name="ce44"/>
          <table:table-cell office:value-type="string" table:style-name="ce50">
            <text:p>All<text:span text:style-name="T6"><text:s/>files changes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 restore --source<text:s/></text:span><text:span text:style-name="T8">required 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rc]</text:p>
          </table:table-cell>
          <table:table-cell office:value-type="string" table:style-name="ce18">
            <text:p>Restore from commit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c]</text:p>
          </table:table-cell>
          <table:table-cell office:value-type="string" table:style-name="ce50">
            <text:p>+</text:p>
          </table:table-cell>
          <table:table-cell office:value-type="string" table:style-name="ce38">
            <text:p>SHA filepath/filename</text:p>
          </table:table-cell>
          <table:table-cell table:number-columns-repeated="2" table:style-name="ce14"/>
          <table:table-cell office:value-type="string" table:style-name="ce17">
            <text:p><text:span text:style-name="T6">Restore file changes from<text:s/></text:span>another commit<text:span text:style-name="T6"><text:s/>(</text:span><text:span text:style-name="T3">SHA</text:span><text:span text:style-name="T6">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c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13">main</text:span><text:span text:style-name="T7">-2<text:s/></text:span><text:span text:style-name="T11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Restore file changes from a commit<text:s/></text:span>ancestry<text:span text:style-name="T6"><text:s/>of<text:s/></text:span><text:span text:style-name="T5">main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 switch<text:s/></text:span><text:span text:style-name="T8">required 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sw]</text:p>
          </table:table-cell>
          <table:table-cell office:value-type="string" table:style-name="ce18">
            <text:p>Switch<text:span text:style-name="T6"><text:s/>(replaces checkout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w]</text:p>
          </table:table-cell>
          <table:table-cell office:value-type="string" table:style-name="ce50">
            <text:p>+</text:p>
          </table:table-cell>
          <table:table-cell office:value-type="string" table:style-name="ce21">
            <text:p>branch_name</text:p>
          </table:table-cell>
          <table:table-cell table:number-columns-repeated="2" table:style-name="ce14"/>
          <table:table-cell office:value-type="string" table:style-name="ce17">
            <text:p><text:span text:style-name="T6">Move HEAD to<text:s/></text:span>another branch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w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c<text:s/></text:span><text:span text:style-name="T8">new_branch_name</text:span></text:p>
          </table:table-cell>
          <table:table-cell table:number-columns-repeated="2" table:style-name="ce44"/>
          <table:table-cell office:value-type="string" table:style-name="ce50">
            <text:p><text:span text:style-name="T6">Creates a<text:s/></text:span>new branch<text:span text:style-name="T6"><text:s/>and moves the HEAD to i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w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c<text:s/></text:span><text:span text:style-name="T8">new_branch_name</text:span><text:span text:style-name="T7"><text:s/></text:span><text:span text:style-name="T13">origin</text:span><text:span text:style-name="T7">/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<text:span text:style-name="T6">Creates a<text:s/></text:span>new tracking branch<text:span text:style-name="T6"><text:s/>and moves the HEAD to i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w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c<text:s/></text:span><text:span text:style-name="T8">new_branch_name tag</text:span></text:p>
          </table:table-cell>
          <table:table-cell table:number-columns-repeated="2" table:style-name="ce44"/>
          <table:table-cell office:value-type="string" table:style-name="ce50">
            <text:p><text:span text:style-name="T6">Create and switch to a<text:s/></text:span>new branch<text:span text:style-name="T6"><text:s/>from a<text:s/></text:span>tag referenc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w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detached<text:s/></text:span><text:span text:style-name="T8">tree-ish</text:span></text:p>
          </table:table-cell>
          <table:table-cell table:number-columns-repeated="2" table:style-name="ce44"/>
          <table:table-cell office:value-type="string" table:style-name="ce50">
            <text:p><text:span text:style-name="T6">Create an<text:s/></text:span>orphaned commit<text:span text:style-name="T6"><text:s/>from a<text:s/></text:span>tree-ish<text:span text:style-name="T6"><text:s/>reference (detached HEAD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w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discard-changes<text:s/>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<text:span text:style-name="T6">Switch to another branch<text:s/></text:span>without saving working fil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w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m<text:s/>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<text:span text:style-name="T6">Switch and<text:s/></text:span>merge working tre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w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(-p<text:s/></text:span><text:span text:style-name="T18">OR</text:span><text:span text:style-name="T7"><text:s/>--patch)</text:span></text:p>
          </table:table-cell>
          <table:table-cell table:number-columns-repeated="2" table:style-name="ce44"/>
          <table:table-cell office:value-type="string" table:style-name="ce50">
            <text:p><text:span text:style-name="T6">Move HEAD to a<text:s/></text:span>patch of changes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git checkout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ch]</text:p>
          </table:table-cell>
          <table:table-cell office:value-type="string" table:style-name="ce18">
            <text:p>Checkout<text:span text:style-name="T6"><text:s/>(replaced by switch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21">
            <text:p>branch_name</text:p>
          </table:table-cell>
          <table:table-cell table:number-columns-repeated="2" table:style-name="ce14"/>
          <table:table-cell office:value-type="string" table:style-name="ce17">
            <text:p><text:span text:style-name="T6">Move HEAD to<text:s/></text:span>another<text:span text:style-name="T6"><text:s/>branc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b<text:s/></text:span><text:span text:style-name="T8">new_branch_name</text:span></text:p>
          </table:table-cell>
          <table:table-cell table:number-columns-repeated="2" table:style-name="ce44"/>
          <table:table-cell office:value-type="string" table:style-name="ce50">
            <text:p><text:span text:style-name="T6">Creates a<text:s/></text:span>new branch<text:span text:style-name="T6"><text:s/>and moves the HEAD to i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b<text:s/></text:span><text:span text:style-name="T8">new_branch_name</text:span><text:span text:style-name="T7"><text:s/></text:span><text:span text:style-name="T13">origin</text:span><text:span text:style-name="T7">/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<text:span text:style-name="T6">Creates a<text:s/></text:span>new tracking<text:span text:style-name="T6"><text:s/>branch and moves the HEAD to i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Checkout<text:span text:style-name="T6"><text:s/>file changes from<text:s/></text:span>work file<text:span text:style-name="T6"><text:s/>to<text:s/></text:span>original stat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8">SHA</text:span><text:span text:style-name="T7"><text:s/>--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Restore changes from a<text:s/></text:span>commit directly to current work fil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b<text:s/></text:span><text:span text:style-name="T8">new_branch_name tag</text:span></text:p>
          </table:table-cell>
          <table:table-cell table:number-columns-repeated="2" table:style-name="ce44"/>
          <table:table-cell office:value-type="string" table:style-name="ce50">
            <text:p><text:span text:style-name="T6">Create and switch to a new branch from a<text:s/></text:span>tag referenc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8">tree-ish</text:span></text:p>
          </table:table-cell>
          <table:table-cell table:number-columns-repeated="2" table:style-name="ce44"/>
          <table:table-cell office:value-type="string" table:style-name="ce50">
            <text:p><text:span text:style-name="T6">Create an<text:s/></text:span>orphaned commit<text:span text:style-name="T6"><text:s/>from a<text:s/></text:span>tree-ish<text:span text:style-name="T6"><text:s/>reference (detached HEAD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(-p<text:s/></text:span><text:span text:style-name="T18">OR</text:span><text:span text:style-name="T7"><text:s/>--patch)</text:span></text:p>
          </table:table-cell>
          <table:table-cell table:number-columns-repeated="2" table:style-name="ce44"/>
          <table:table-cell office:value-type="string" table:style-name="ce50">
            <text:p><text:span text:style-name="T6">Move HEAD to a<text:s/></text:span>patch of chang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8">branch</text:span><text:span text:style-name="T7">/</text:span><text:span text:style-name="T8">SHA</text:span></text:p>
          </table:table-cell>
          <table:table-cell table:number-columns-repeated="2" table:style-name="ce44"/>
          <table:table-cell office:value-type="string" table:style-name="ce50">
            <text:p><text:span text:style-name="T6">Specific<text:s/></text:span>commit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HEAD~</text:span><text:span text:style-name="T8">interger</text:span></text:p>
          </table:table-cell>
          <table:table-cell table:number-columns-repeated="2" table:style-name="ce44"/>
          <table:table-cell office:value-type="string" table:style-name="ce50">
            <text:p><text:span text:style-name="T6">Commit<text:s/></text:span>ancestry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root</text:p>
          </table:table-cell>
          <table:table-cell table:number-columns-repeated="2" table:style-name="ce44"/>
          <table:table-cell office:value-type="string" table:style-name="ce50">
            <text:p>All<text:span text:style-name="T6"><text:s/>commits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 reset<text:s/></text:span><text:span text:style-name="T8">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rs]</text:p>
          </table:table-cell>
          <table:table-cell office:value-type="string" table:style-name="ce18">
            <text:p>Reset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s]</text:p>
          </table:table-cell>
          <table:table-cell office:value-type="string" table:style-name="ce50">
            <text:p>+</text:p>
          </table:table-cell>
          <table:table-cell office:value-type="string" table:style-name="ce17">
            <text:p><text:span text:style-name="T7">git reset HEAD</text:span></text:p>
          </table:table-cell>
          <table:table-cell table:number-columns-repeated="2" table:style-name="ce14"/>
          <table:table-cell office:value-type="string" table:style-name="ce17">
            <text:p><text:span text:style-name="T6">Reset<text:s/></text:span>file<text:span text:style-name="T6"><text:s/>changes from<text:s/></text:span>staging<text:span text:style-name="T6"><text:s/>back to<text:s/></text:span>working<text:span text:style-name="T6"><text:s/>directory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HEAD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Reset<text:s/></text:span>file<text:span text:style-name="T6"><text:s/>changes from<text:s/></text:span>commit<text:span text:style-name="T6"><text:s/>back to<text:s/></text:span>working<text:span text:style-name="T6"><text:s/>directory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—-soft (HEAD^<text:s/></text:span><text:span text:style-name="T18">OR</text:span><text:span text:style-name="T7"><text:s/>HEAD~1)</text:span></text:p>
          </table:table-cell>
          <table:table-cell table:number-columns-repeated="2" table:style-name="ce44"/>
          <table:table-cell office:value-type="string" table:style-name="ce50">
            <text:p><text:span text:style-name="T6">Reset the last<text:s/></text:span>commit history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mixed<text:s/></text:span><text:span text:style-name="T7">(HEAD^<text:s/></text:span><text:span text:style-name="T18">OR</text:span><text:span text:style-name="T7"><text:s/>HEAD~1)</text:span></text:p>
          </table:table-cell>
          <table:table-cell table:number-columns-repeated="2" table:style-name="ce44"/>
          <table:table-cell office:value-type="string" table:style-name="ce50">
            <text:p><text:span text:style-name="T6">Reset the last<text:s/></text:span>commit history<text:s/><text:span text:style-name="T6">and<text:s/></text:span>file<text:span text:style-name="T6"><text:s/>changes to<text:s/></text:span>staging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hard<text:s/></text:span><text:span text:style-name="T7">(HEAD^<text:s/></text:span><text:span text:style-name="T18">OR</text:span><text:span text:style-name="T7"><text:s/>HEAD~1)</text:span></text:p>
          </table:table-cell>
          <table:table-cell table:number-columns-repeated="2" table:style-name="ce44"/>
          <table:table-cell office:value-type="string" table:style-name="ce50">
            <text:p><text:span text:style-name="T6">Reset the last<text:s/></text:span>commit history<text:s/><text:span text:style-name="T6">and<text:s/></text:span>file<text:span text:style-name="T6"><text:s/>changes to<text:s/></text:span>working<text:span text:style-name="T6"><text:s/>directory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soft<text:s/></text:span><text:span text:style-name="T8">tree-ish</text:span></text:p>
          </table:table-cell>
          <table:table-cell table:number-columns-repeated="2" table:style-name="ce44"/>
          <table:table-cell office:value-type="string" table:style-name="ce50">
            <text:p><text:span text:style-name="T6">Reset the<text:s/></text:span>HEAD<text:span text:style-name="T6"><text:s/>to a<text:s/></text:span>tree-ish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mixed<text:s/></text:span><text:span text:style-name="T8">tree-ish</text:span></text:p>
          </table:table-cell>
          <table:table-cell table:number-columns-repeated="2" table:style-name="ce44"/>
          <table:table-cell office:value-type="string" table:style-name="ce50">
            <text:p><text:span text:style-name="T6">Reset the HEAD to a tree-ish and<text:s/></text:span>matches stag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hard<text:s/></text:span><text:span text:style-name="T8">tree-ish</text:span></text:p>
          </table:table-cell>
          <table:table-cell table:number-columns-repeated="2" table:style-name="ce44"/>
          <table:table-cell office:value-type="string" table:style-name="ce50">
            <text:p><text:span text:style-name="T6">Reset the HEAD to a tree-ish and matches<text:s/></text:span>stage and work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(-p<text:s/></text:span><text:span text:style-name="T18">OR</text:span><text:span text:style-name="T7"><text:s/>--patch)</text:span></text:p>
          </table:table-cell>
          <table:table-cell table:number-columns-repeated="2" table:style-name="ce44"/>
          <table:table-cell office:value-type="string" table:style-name="ce50">
            <text:p><text:span text:style-name="T6">Reset files changes for<text:s/></text:span>patch<text:span text:style-name="T6"><text:s/>from staging back to working directory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23">--hard</text:span><text:span text:style-name="T7"><text:s/></text:span><text:span text:style-name="T11">branch_name</text:span></text:p>
          </table:table-cell>
          <table:table-cell table:number-columns-repeated="2" table:style-name="ce44"/>
          <table:table-cell office:value-type="string" table:style-name="ce50">
            <text:p>Hard<text:span text:style-name="T6"><text:s/>reset current state to a<text:s/></text:span><text:span text:style-name="T29">branc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23">--hard</text:span><text:span text:style-name="T7"><text:s/>ORIG_HEAD</text:span></text:p>
          </table:table-cell>
          <table:table-cell table:number-columns-repeated="2" table:style-name="ce44"/>
          <table:table-cell office:value-type="string" table:style-name="ce50">
            <text:p>Undo<text:span text:style-name="T6"><text:s/>a simple<text:s/></text:span>rebase<text:span text:style-name="T6"><text:s/>where the ORIG_HEAD is unchanged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5">
          <table:table-cell table:number-columns-repeated="2" table:style-name="ce44"/>
          <table:table-cell office:value-type="string" table:number-columns-spanned="2" table:number-rows-spanned="1" table:style-name="ce70">
            <text:p>Make File Changes to Commit and Re-Commit</text:p>
          </table:table-cell>
          <table:covered-table-cell/>
          <table:table-cell table:number-columns-repeated="2" table:style-name="ce4"/>
          <table:table-cell table:number-columns-repeated="16378"/>
        </table:table-row>
        <table:table-row table:style-name="ro2">
          <table:table-cell table:number-columns-repeated="2" table:style-name="ce44"/>
          <table:table-cell table:style-name="ce10"/>
          <table:table-cell table:number-columns-repeated="2" table:style-name="ce11"/>
          <table:table-cell office:value-type="string" table:style-name="ce12">
            <text:p>Resets a commit history, makes changes and re-commit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7">
            <text:p><text:span text:style-name="T7">git reset —-soft (HEAD^<text:s/></text:span><text:span text:style-name="T18">OR</text:span><text:span text:style-name="T7"><text:s/>HEAD~1)</text:span></text:p>
          </table:table-cell>
          <table:table-cell table:number-columns-repeated="2" table:style-name="ce14"/>
          <table:table-cell office:value-type="string" table:style-name="ce17">
            <text:p><text:span text:style-name="T6">Reset the last<text:s/></text:span>commit history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reset HEAD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Reset<text:s/></text:span><text:span text:style-name="T14">specific file</text:span><text:span text:style-name="T6"><text:s/>and<text:s/></text:span><text:span text:style-name="T14">remove</text:span><text:span text:style-name="T6"><text:s/>from commit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commit -c ORIG_HEAD</text:p>
          </table:table-cell>
          <table:table-cell table:number-columns-repeated="2" table:style-name="ce44"/>
          <table:table-cell office:value-type="string" table:style-name="ce50">
            <text:p><text:span text:style-name="T14">Re-commit</text:span><text:span text:style-name="T6"><text:s/>and open editor to change or accept<text:s/></text:span><text:span text:style-name="T14">previous message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Branches and Merg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5"/>
          <table:table-cell office:value-type="string" table:style-name="ce6">
            <text:p>git reset HEAD</text:p>
          </table:table-cell>
          <table:table-cell office:value-type="string" table:style-name="ce6">
            <text:p>=</text:p>
          </table:table-cell>
          <table:table-cell office:value-type="string" table:style-name="ce6">
            <text:p>[rs]</text:p>
          </table:table-cell>
          <table:table-cell office:value-type="string" table:style-name="ce6">
            <text:p>Reset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restore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rt]</text:p>
          </table:table-cell>
          <table:table-cell office:value-type="string" table:style-name="ce50">
            <text:p>Restore files changes from working file to original state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restore (-S<text:s/></text:span><text:span text:style-name="T18">OR</text:span><text:span text:style-name="T7"><text:s/>--staged)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rg]</text:p>
          </table:table-cell>
          <table:table-cell office:value-type="string" table:style-name="ce50">
            <text:p>Restore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branch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b]</text:p>
          </table:table-cell>
          <table:table-cell office:value-type="string" table:style-name="ce50">
            <text:p>Show local branch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b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r</text:p>
          </table:table-cell>
          <table:table-cell table:number-columns-repeated="2" table:style-name="ce44"/>
          <table:table-cell office:value-type="string" table:style-name="ce50">
            <text:p>Show remote branch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b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a</text:p>
          </table:table-cell>
          <table:table-cell table:number-columns-repeated="2" table:style-name="ce44"/>
          <table:table-cell office:value-type="string" table:style-name="ce50">
            <text:p>Show both local and remote branch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b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new_branch_name</text:p>
          </table:table-cell>
          <table:table-cell table:number-columns-repeated="2" table:style-name="ce44"/>
          <table:table-cell office:value-type="string" table:style-name="ce50">
            <text:p>Create a new branch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b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<text:span text:style-name="T8">new_branch_name<text:s/></text:span><text:span text:style-name="T13">origin</text:span><text:span text:style-name="T7">/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b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m<text:s/></text:span><text:span text:style-name="T8">old_branch_name new_branch_name</text:span></text:p>
          </table:table-cell>
          <table:table-cell table:number-columns-repeated="2" table:style-name="ce44"/>
          <table:table-cell office:value-type="string" table:style-name="ce50">
            <text:p><text:span text:style-name="T6">Rename a branch.<text:s/></text:span><text:span text:style-name="T30">old_branch_name</text:span><text:span text:style-name="T6"><text:s/>is optional defaults to current branc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b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23">-d</text:span><text:span text:style-name="T7"><text:s/>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Delete a branch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b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23">-D</text:span><text:span text:style-name="T7"><text:s/>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force delete a branch with conflict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b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merged</text:p>
          </table:table-cell>
          <table:table-cell table:number-columns-repeated="2" table:style-name="ce44"/>
          <table:table-cell office:value-type="string" table:style-name="ce50">
            <text:p>Lists originating branch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b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no-merged</text:p>
          </table:table-cell>
          <table:table-cell table:number-columns-repeated="2" table:style-name="ce44"/>
          <table:table-cell office:value-type="string" table:style-name="ce50">
            <text:p>Lists unlinked branch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b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unset-upstream<text:s/>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switch<text:s/></text:span><text:span text:style-name="T8">required option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sw]</text:p>
          </table:table-cell>
          <table:table-cell office:value-type="string" table:style-name="ce50">
            <text:p>Switch<text:span text:style-name="T6"><text:s/>(replaces checkout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w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branch_name</text:p>
          </table:table-cell>
          <table:table-cell table:number-columns-repeated="2" table:style-name="ce44"/>
          <table:table-cell office:value-type="string" table:style-name="ce50">
            <text:p><text:span text:style-name="T6">Move HEAD to<text:s/></text:span>another branch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w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c<text:s/></text:span><text:span text:style-name="T8">new_branch_name</text:span></text:p>
          </table:table-cell>
          <table:table-cell table:number-columns-repeated="2" table:style-name="ce44"/>
          <table:table-cell office:value-type="string" table:style-name="ce50">
            <text:p><text:span text:style-name="T6">Creates a<text:s/></text:span>new branch<text:span text:style-name="T6"><text:s/>and moves the HEAD to i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w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c<text:s/></text:span><text:span text:style-name="T13">origin</text:span><text:span text:style-name="T7">/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<text:span text:style-name="T6">Creates a<text:s/></text:span>new tracking branch<text:span text:style-name="T6"><text:s/>and moves the HEAD to i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w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origingit<text:s/></text:p>
          </table:table-cell>
          <table:table-cell table:number-columns-repeated="2" table:style-name="ce44"/>
          <table:table-cell office:value-type="string" table:style-name="ce50">
            <text:p><text:span text:style-name="T6">Create and switch to a new branch from a<text:s/></text:span><text:span text:style-name="T28">tag</text:span><text:span text:style-name="T6"><text:s/>referenc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w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detached<text:s/></text:span><text:span text:style-name="T8">tree-ish</text:span></text:p>
          </table:table-cell>
          <table:table-cell table:number-columns-repeated="2" table:style-name="ce44"/>
          <table:table-cell office:value-type="string" table:style-name="ce50">
            <text:p><text:span text:style-name="T6">Create an orphaned commit from a<text:s/></text:span><text:span text:style-name="T28">tree-ish</text:span><text:span text:style-name="T6"><text:s/>reference (detached HEAD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w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discard-changes<text:s/>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Switch to another branch without saving working fil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w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m<text:s/>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Switch and merge working tre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w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(-p<text:s/></text:span><text:span text:style-name="T18">OR</text:span><text:span text:style-name="T7"><text:s/>--patch)</text:span></text:p>
          </table:table-cell>
          <table:table-cell table:number-columns-repeated="2" table:style-name="ce44"/>
          <table:table-cell office:value-type="string" table:style-name="ce50">
            <text:p>Move HEAD to a patch of changes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checkout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ch]</text:p>
          </table:table-cell>
          <table:table-cell office:value-type="string" table:style-name="ce50">
            <text:p>Checkout<text:span text:style-name="T6"><text:s/>(superseded by switch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branch_name</text:p>
          </table:table-cell>
          <table:table-cell table:number-columns-repeated="2" table:style-name="ce44"/>
          <table:table-cell office:value-type="string" table:style-name="ce50">
            <text:p>Move HEAD to another branch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b<text:s/></text:span><text:span text:style-name="T8">new_branch_name</text:span></text:p>
          </table:table-cell>
          <table:table-cell table:number-columns-repeated="2" table:style-name="ce44"/>
          <table:table-cell office:value-type="string" table:style-name="ce50">
            <text:p>Creates a new 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b<text:s/></text:span><text:span text:style-name="T13">origin</text:span><text:span text:style-name="T7">/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Checkout file changes of current branch from working file to original stat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8">SHA</text:span><text:span text:style-name="T7"><text:s/></text:span><text:span text:style-name="T31">--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Restore changes from a commit directly to work fil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b<text:s/></text:span><text:span text:style-name="T8">new_branch_name tag</text:span></text:p>
          </table:table-cell>
          <table:table-cell table:number-columns-repeated="2" table:style-name="ce44"/>
          <table:table-cell office:value-type="string" table:style-name="ce50">
            <text:p><text:span text:style-name="T6">Create and switch to a new branch from a<text:s/></text:span><text:span text:style-name="T28">tag</text:span><text:span text:style-name="T6"><text:s/>referenc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8">tag</text:span></text:p>
          </table:table-cell>
          <table:table-cell table:number-columns-repeated="2" table:style-name="ce44"/>
          <table:table-cell office:value-type="string" table:style-name="ce50">
            <text:p><text:span text:style-name="T6">Create an orphaned commit from a<text:s/></text:span><text:span text:style-name="T28">tag</text:span><text:span text:style-name="T6"><text:s/>reference (detached HEAD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(-p<text:s/></text:span><text:span text:style-name="T18">OR</text:span><text:span text:style-name="T7"><text:s/>--patch)</text:span></text:p>
          </table:table-cell>
          <table:table-cell table:number-columns-repeated="2" table:style-name="ce44"/>
          <table:table-cell office:value-type="string" table:style-name="ce50">
            <text:p>Move HEAD to a patch of changes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diff<text:s/></text:span><text:span text:style-name="T8">branch_name branch_name</text:span></text:p>
          </table:table-cell>
          <table:table-cell table:number-columns-repeated="2" table:style-name="ce44"/>
          <table:table-cell office:value-type="string" table:style-name="ce50">
            <text:p>Compare differences between 2 branches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diff<text:s/></text:span><text:span text:style-name="T8">branch_name</text:span><text:span text:style-name="T7">..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Compare differences in a range of branches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<text:s/></text:span><text:span text:style-name="T23">merge</text:span><text:span text:style-name="T7"><text:s/>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<text:span text:style-name="T6">Merge<text:s/></text:span><text:span text:style-name="T30">branch_name</text:span><text:span text:style-name="T6"><text:s/>back in to current branch</text:span></text:p>
          </table:table-cell>
          <table:table-cell table:number-columns-repeated="16378"/>
        </table:table-row>
        <table:table-row table:number-rows-repeated="2"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revert<text:s/></text:span><text:span text:style-name="T8">SHA</text:span></text:p>
          </table:table-cell>
          <table:table-cell table:number-columns-repeated="2" table:style-name="ce44"/>
          <table:table-cell office:value-type="string" table:style-name="ce50">
            <text:p>Reverse the changes made in the commit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<text:span text:style-name="T8">filename<text:s/></text:span><text:span text:style-name="T26">filename</text:span></text:p>
          </table:table-cell>
          <table:table-cell table:number-columns-repeated="2" table:style-name="ce44"/>
          <table:table-cell office:value-type="string" table:style-name="ce50">
            <text:p>Specific files chang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<text:span text:style-name="T8">filename string</text:span><text:span text:style-name="T12">*</text:span></text:p>
          </table:table-cell>
          <table:table-cell table:number-columns-repeated="2" table:style-name="ce44"/>
          <table:table-cell office:value-type="string" table:style-name="ce50">
            <text:p>Specific files changes using wildcard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.<text:s/></text:span><text:span text:style-name="T32">OR</text:span><text:span text:style-name="T7"><text:s/>-A<text:s/></text:span><text:span text:style-name="T32">OR</text:span><text:span text:style-name="T7"><text:s/>--all</text:span></text:p>
          </table:table-cell>
          <table:table-cell table:number-columns-repeated="2" table:style-name="ce44"/>
          <table:table-cell office:value-type="string" table:style-name="ce50">
            <text:p>All files changes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Repo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5"/>
          <table:table-cell office:value-type="string" table:style-name="ce12">
            <text:p><text:span text:style-name="T7">git remote<text:s/></text:span><text:span text:style-name="T26">option</text:span></text:p>
          </table:table-cell>
          <table:table-cell office:value-type="string" table:style-name="ce12">
            <text:p>=</text:p>
          </table:table-cell>
          <table:table-cell office:value-type="string" table:style-name="ce12">
            <text:p>[r]</text:p>
          </table:table-cell>
          <table:table-cell office:value-type="string" table:style-name="ce12">
            <text:p>Show all remot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]</text:p>
          </table:table-cell>
          <table:table-cell office:value-type="string" table:style-name="ce50">
            <text:p>+</text:p>
          </table:table-cell>
          <table:table-cell office:value-type="string" table:style-name="ce17">
            <text:p>-v</text:p>
          </table:table-cell>
          <table:table-cell table:number-columns-repeated="2" table:style-name="ce14"/>
          <table:table-cell office:value-type="string" table:style-name="ce17">
            <text:p><text:span text:style-name="T6">Show<text:s/></text:span>more information<text:span text:style-name="T6"><text:s/>of all remotes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add<text:s/></text:span><text:span text:style-name="T13">origin</text:span><text:span text:style-name="T7"><text:s/></text:span><text:span text:style-name="T8">remote_url</text:span></text:p>
          </table:table-cell>
          <table:table-cell table:number-columns-repeated="2" table:style-name="ce44"/>
          <table:table-cell office:value-type="string" table:style-name="ce50">
            <text:p>Push<text:span text:style-name="T6"><text:s/>a new remote branch named<text:s/></text:span><text:span text:style-name="T33">origin</text:span><text:span text:style-name="T6"><text:s/>(convention) to an<text:s/></text:span>empty repo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remove<text:s/></text:span><text:span text:style-name="T11">remote_branch_name</text:span></text:p>
          </table:table-cell>
          <table:table-cell table:number-columns-repeated="2" table:style-name="ce44"/>
          <table:table-cell office:value-type="string" table:style-name="ce50">
            <text:p>Remove<text:span text:style-name="T6"><text:s/>(delete) a local record of a remote branc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rename<text:s/></text:span><text:span text:style-name="T11">old_remote_branch_name new_remote_branch_name</text:span></text:p>
          </table:table-cell>
          <table:table-cell table:number-columns-repeated="2" table:style-name="ce44"/>
          <table:table-cell office:value-type="string" table:style-name="ce50">
            <text:p>Rename<text:span text:style-name="T6"><text:s/>a remote branc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]</text:p>
          </table:table-cell>
          <table:table-cell office:value-type="string" table:style-name="ce50">
            <text:p>+</text:p>
          </table:table-cell>
          <table:table-cell office:value-type="string" table:style-name="ce75">
            <text:p><text:span text:style-name="T7">set-url</text:span><text:span text:style-name="T13"><text:s/>origin</text:span><text:span text:style-name="T11"><text:s/>remote_url</text:span></text:p>
          </table:table-cell>
          <table:table-cell table:number-columns-repeated="2" table:style-name="ce44"/>
          <table:table-cell office:value-type="string" table:style-name="ce50">
            <text:p><text:span text:style-name="T6">Update a<text:s/></text:span>repo URL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]</text:p>
          </table:table-cell>
          <table:table-cell office:value-type="string" table:style-name="ce50">
            <text:p>+</text:p>
          </table:table-cell>
          <table:table-cell office:value-type="string" table:style-name="ce18">
            <text:p><text:span text:style-name="T7">prune<text:s/></text:span><text:span text:style-name="T26">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pr]</text:p>
          </table:table-cell>
          <table:table-cell office:value-type="string" table:style-name="ce18">
            <text:p>Remove (delete) an orphaned branch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r]</text:p>
          </table:table-cell>
          <table:table-cell office:value-type="string" table:style-name="ce50">
            <text:p>+</text:p>
          </table:table-cell>
          <table:table-cell office:value-type="string" table:style-name="ce17">
            <text:p>(-n OR --dry-run)</text:p>
          </table:table-cell>
          <table:table-cell table:number-columns-repeated="2" table:style-name="ce14"/>
          <table:table-cell office:value-type="string" table:style-name="ce17">
            <text:p>Preview<text:span text:style-name="T6"><text:s/>removal of an orphaned branc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r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(-v OR --verbose)</text:p>
          </table:table-cell>
          <table:table-cell table:number-columns-repeated="2" table:style-name="ce44"/>
          <table:table-cell office:value-type="string" table:style-name="ce50">
            <text:p><text:span text:style-name="T6">Remove (delete) an orphaned branch with<text:s/></text:span>detailed readout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git push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p]</text:p>
          </table:table-cell>
          <table:table-cell office:value-type="string" table:style-name="ce18">
            <text:p>Push changes to remot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]</text:p>
          </table:table-cell>
          <table:table-cell office:value-type="string" table:style-name="ce50">
            <text:p>+</text:p>
          </table:table-cell>
          <table:table-cell office:value-type="string" table:style-name="ce37">
            <text:p><text:span text:style-name="T13">origin</text:span><text:span text:style-name="T12"><text:s/></text:span><text:span text:style-name="T8">branch_name</text:span></text:p>
          </table:table-cell>
          <table:table-cell table:number-columns-repeated="2" table:style-name="ce14"/>
          <table:table-cell office:value-type="string" table:style-name="ce17">
            <text:p>Push changes to remote but not track remot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]</text:p>
          </table:table-cell>
          <table:table-cell office:value-type="string" table:style-name="ce50">
            <text:p>+</text:p>
          </table:table-cell>
          <table:table-cell office:value-type="string" table:style-name="ce75">
            <text:p><text:span text:style-name="T13">origin</text:span><text:span text:style-name="T12"><text:s/></text:span><text:span text:style-name="T8">tag</text:span></text:p>
          </table:table-cell>
          <table:table-cell table:number-columns-repeated="2" table:style-name="ce44"/>
          <table:table-cell office:value-type="string" table:style-name="ce50">
            <text:p>Push a tag to the remot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]</text:p>
          </table:table-cell>
          <table:table-cell office:value-type="string" table:style-name="ce50">
            <text:p>+</text:p>
          </table:table-cell>
          <table:table-cell office:value-type="string" table:style-name="ce75">
            <text:p><text:span text:style-name="T13">origin</text:span><text:span text:style-name="T7"><text:s/>--tags</text:span></text:p>
          </table:table-cell>
          <table:table-cell table:number-columns-repeated="2" table:style-name="ce44"/>
          <table:table-cell office:value-type="string" table:style-name="ce50">
            <text:p>Push all tags to the remot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(</text:span><text:span text:style-name="T23">-d</text:span><text:span text:style-name="T34"><text:s/></text:span><text:span text:style-name="T18">OR</text:span><text:span text:style-name="T34"><text:s/></text:span><text:span text:style-name="T23">--delete)<text:s/></text:span><text:span text:style-name="T13">origin</text:span><text:span text:style-name="T23"><text:s/></text:span><text:span text:style-name="T8">tag</text:span></text:p>
          </table:table-cell>
          <table:table-cell table:number-columns-repeated="2" table:style-name="ce44"/>
          <table:table-cell office:value-type="string" table:style-name="ce50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13">origin<text:s/></text:span><text:span text:style-name="T23">:</text:span><text:span text:style-name="T8">tag</text:span></text:p>
          </table:table-cell>
          <table:table-cell table:number-columns-repeated="2" table:style-name="ce44"/>
          <table:table-cell office:value-type="string" table:style-name="ce50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u<text:s/></text:span><text:span text:style-name="T13">origin</text:span><text:span text:style-name="T12"><text:s/>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<text:span text:style-name="T20">Push</text:span><text:span text:style-name="T6"><text:s/>changes to<text:s/></text:span><text:span text:style-name="T20">remote</text:span><text:span text:style-name="T6"><text:s/>and<text:s/></text:span><text:span text:style-name="T20">track</text:span><text:span text:style-name="T6"><text:s/>remote from<text:s/></text:span><text:span text:style-name="T20">now on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u<text:s/></text:span><text:span text:style-name="T13">origin</text:span><text:span text:style-name="T7">/</text:span><text:span text:style-name="T8">branch_name branch_name</text:span></text:p>
          </table:table-cell>
          <table:table-cell table:number-columns-repeated="2" table:style-name="ce44"/>
          <table:table-cell office:value-type="string" table:style-name="ce50">
            <text:p>Push changes to remote and track remote from now on after initial push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all</text:p>
          </table:table-cell>
          <table:table-cell table:number-columns-repeated="2" table:style-name="ce44"/>
          <table:table-cell office:value-type="string" table:style-name="ce50">
            <text:p>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(</text:span><text:span text:style-name="T23">-f</text:span><text:span text:style-name="T7"><text:s/></text:span><text:span text:style-name="T18">OR</text:span><text:span text:style-name="T7"><text:s/></text:span><text:span text:style-name="T23">--force</text:span><text:span text:style-name="T7">)</text:span></text:p>
          </table:table-cell>
          <table:table-cell table:number-columns-repeated="2" table:style-name="ce44"/>
          <table:table-cell office:value-type="string" table:style-name="ce50">
            <text:p>Force 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13">origin<text:s/></text:span><text:span text:style-name="T7">(</text:span><text:span text:style-name="T23">-d</text:span><text:span text:style-name="T34"><text:s/></text:span><text:span text:style-name="T18">OR</text:span><text:span text:style-name="T34"><text:s/></text:span><text:span text:style-name="T23">--delete)<text:s/>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Delete a remote branch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13">origin<text:s/></text:span><text:span text:style-name="T23">: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Delete a remote branch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clone<text:s/></text:span><text:span text:style-name="T8">remote_url</text:span></text:p>
          </table:table-cell>
          <table:table-cell table:number-columns-repeated="2" table:style-name="ce44"/>
          <table:table-cell office:value-type="string" table:style-name="ce50">
            <text:p>Clone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branch -r</text:p>
          </table:table-cell>
          <table:table-cell table:number-columns-repeated="2" table:style-name="ce44"/>
          <table:table-cell office:value-type="string" table:style-name="ce50">
            <text:p>Show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branch -a</text:p>
          </table:table-cell>
          <table:table-cell table:number-columns-repeated="2" table:style-name="ce44"/>
          <table:table-cell office:value-type="string" table:style-name="ce50">
            <text:p>Show both local and remote branches</text:p>
          </table:table-cell>
          <table:table-cell table:number-columns-repeated="16378"/>
        </table:table-row>
        <table:table-row table:style-name="ro3">
          <table:table-cell table:number-columns-repeated="2" table:style-name="ce44"/>
          <table:table-cell office:value-type="string" table:style-name="ce65">
            <text:p><text:span text:style-name="T7">git branch --set-upstream-to=</text:span><text:span text:style-name="T13">origin</text:span><text:span text:style-name="T7">/</text:span><text:span text:style-name="T8">branch_name branch_name</text:span></text:p>
          </table:table-cell>
          <table:table-cell table:number-columns-repeated="2" table:style-name="ce44"/>
          <table:table-cell office:value-type="string" table:style-name="ce67">
            <text:p>Start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branch --unset-upstream<text:s/>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62">
            <text:p><text:span text:style-name="T7">git branch<text:s/></text:span><text:span text:style-name="T8">new_branch_name<text:s/></text:span><text:span text:style-name="T13">origin</text:span><text:span text:style-name="T7">/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checkout -b<text:s/></text:span><text:span text:style-name="T8">new_branch_name</text:span><text:span text:style-name="T7"><text:s/></text:span><text:span text:style-name="T13">origin</text:span><text:span text:style-name="T7">/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fetch</text:p>
          </table:table-cell>
          <table:table-cell table:number-columns-repeated="2" table:style-name="ce44"/>
          <table:table-cell office:value-type="string" table:style-name="ce50">
            <text:p><text:span text:style-name="T6">Fetches changes from remote to<text:s/></text:span><text:span text:style-name="T33">origin</text:span><text:span text:style-name="T6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fetch --tags</text:p>
          </table:table-cell>
          <table:table-cell table:number-columns-repeated="2" table:style-name="ce44"/>
          <table:table-cell office:value-type="string" table:style-name="ce50">
            <text:p>Fetches 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fetch --all</text:p>
          </table:table-cell>
          <table:table-cell table:number-columns-repeated="2" table:style-name="ce44"/>
          <table:table-cell office:value-type="string" table:style-name="ce50">
            <text:p><text:span text:style-name="T6">Fetches changes from remote to<text:s/></text:span><text:span text:style-name="T33">origin</text:span><text:span text:style-name="T6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fetch (</text:span><text:span text:style-name="T23">-p</text:span><text:span text:style-name="T7"><text:s/></text:span><text:span text:style-name="T18">OR</text:span><text:span text:style-name="T7"><text:s/></text:span><text:span text:style-name="T23">--prune</text:span><text:span text:style-name="T7">)</text:span></text:p>
          </table:table-cell>
          <table:table-cell table:number-columns-repeated="2" table:style-name="ce44"/>
          <table:table-cell office:value-type="string" table:style-name="ce50">
            <text:p><text:span text:style-name="T6">Fetches changes from remote to<text:s/></text:span><text:span text:style-name="T33">origin</text:span><text:span text:style-name="T6"><text:s/>and prunes any orphaned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pull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pu]</text:p>
          </table:table-cell>
          <table:table-cell office:value-type="string" table:style-name="ce50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u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all</text:p>
          </table:table-cell>
          <table:table-cell table:number-columns-repeated="2" table:style-name="ce44"/>
          <table:table-cell office:value-type="string" table:style-name="ce50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u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(</text:span><text:span text:style-name="T23">-r</text:span><text:span text:style-name="T7"><text:s/></text:span><text:span text:style-name="T18">OR</text:span><text:span text:style-name="T7"><text:s/></text:span><text:span text:style-name="T23">--rebase</text:span><text:span text:style-name="T7">)</text:span></text:p>
          </table:table-cell>
          <table:table-cell table:number-columns-repeated="2" table:style-name="ce44"/>
          <table:table-cell office:value-type="string" table:style-name="ce50">
            <text:p>fetch from a remote and rebase local chang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u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23">--rebase</text:span><text:span text:style-name="T7">=preserve</text:span></text:p>
          </table:table-cell>
          <table:table-cell table:number-columns-repeated="2" table:style-name="ce44"/>
          <table:table-cell office:value-type="string" table:style-name="ce50">
            <text:p>fetch and rebase but preserve local commits on the branch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u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23">--rebase</text:span><text:span text:style-name="T7">=interactive</text:span></text:p>
          </table:table-cell>
          <table:table-cell table:number-columns-repeated="2" table:style-name="ce44"/>
          <table:table-cell office:value-type="string" table:style-name="ce50">
            <text:p>fetch and rebase in interactive mode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5">
          <table:table-cell table:number-columns-repeated="2" table:style-name="ce44"/>
          <table:table-cell office:value-type="string" table:style-name="ce9">
            <text:p>Push a Local Git Instance to an Empty Repo</text:p>
          </table:table-cell>
          <table:table-cell table:number-columns-repeated="3" table:style-name="ce4"/>
          <table:table-cell table:number-columns-repeated="16378"/>
        </table:table-row>
        <table:table-row table:style-name="ro2">
          <table:table-cell table:number-columns-repeated="2" table:style-name="ce44"/>
          <table:table-cell table:number-columns-repeated="3" table:style-name="ce39"/>
          <table:table-cell office:value-type="string" table:style-name="ce40">
            <text:p>From the main branch</text:p>
          </table:table-cell>
          <table:table-cell table:number-columns-repeated="16378"/>
        </table:table-row>
        <table:table-row table:style-name="ro2">
          <table:table-cell table:style-name="ce44"/>
          <table:table-cell table:style-name="ce41"/>
          <table:table-cell office:value-type="string" table:style-name="ce42">
            <text:p><text:span text:style-name="T7">git remote add<text:s/></text:span><text:span text:style-name="T13">origin</text:span><text:span text:style-name="T7"><text:s/></text:span><text:span text:style-name="T8">remote_url</text:span></text:p>
          </table:table-cell>
          <table:table-cell table:number-columns-repeated="2" table:style-name="ce77"/>
          <table:table-cell office:value-type="string" table:style-name="ce50">
            <text:p>Push<text:span text:style-name="T6"><text:s/>a new remote branch named<text:s/></text:span><text:span text:style-name="T33">origin</text:span><text:span text:style-name="T6"><text:s/>(convention) to an<text:s/></text:span>empty repo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push -u<text:s/></text:span><text:span text:style-name="T13">origin</text:span><text:span text:style-name="T12"><text:s/></text:span><text:span text:style-name="T8">main</text:span></text:p>
          </table:table-cell>
          <table:table-cell table:number-columns-repeated="2" table:style-name="ce44"/>
          <table:table-cell office:value-type="string" table:style-name="ce50">
            <text:p><text:span text:style-name="T14">Push</text:span><text:span text:style-name="T6"><text:s/>changes to<text:s/></text:span><text:span text:style-name="T14">remote</text:span><text:span text:style-name="T6"><text:s/>and<text:s/></text:span><text:span text:style-name="T14">track</text:span><text:span text:style-name="T6"><text:s/>remote from<text:s/></text:span><text:span text:style-name="T14">now on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5">
          <table:table-cell table:number-columns-repeated="2" table:style-name="ce44"/>
          <table:table-cell office:value-type="string" table:style-name="ce9">
            <text:p>Merge Pull Request</text:p>
          </table:table-cell>
          <table:table-cell table:number-columns-repeated="3" table:style-name="ce4"/>
          <table:table-cell table:number-columns-repeated="16378"/>
        </table:table-row>
        <table:table-row table:style-name="ro2">
          <table:table-cell table:number-columns-repeated="2" table:style-name="ce44"/>
          <table:table-cell table:number-columns-repeated="3" table:style-name="ce39"/>
          <table:table-cell office:value-type="string" table:style-name="ce43">
            <text:p>From within the pull request branch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45">
            <text:p><text:span text:style-name="T7">git pull<text:s/></text:span><text:span text:style-name="T13">origin</text:span><text:span text:style-name="T7"><text:s/></text:span><text:span text:style-name="T8">main-branch</text:span></text:p>
          </table:table-cell>
          <table:table-cell table:number-columns-repeated="2" table:style-name="ce78"/>
          <table:table-cell office:value-type="string" table:style-name="ce46">
            <text:p><text:span text:style-name="T14">fetch and update</text:span><text:span text:style-name="T6"><text:s/>local commits from the<text:s/></text:span><text:span text:style-name="T14">main branch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switch<text:s/></text:span><text:span text:style-name="T8">main-branch</text:span></text:p>
          </table:table-cell>
          <table:table-cell table:number-columns-repeated="2" table:style-name="ce44"/>
          <table:table-cell office:value-type="string" table:style-name="ce50">
            <text:p><text:span text:style-name="T14">Switch</text:span><text:span text:style-name="T6"><text:s/>to the<text:s/></text:span><text:span text:style-name="T14">main branch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<text:s/></text:span><text:span text:style-name="T35">merge</text:span><text:span text:style-name="T7"><text:s/></text:span><text:span text:style-name="T8">pull_request_branch</text:span></text:p>
          </table:table-cell>
          <table:table-cell table:number-columns-repeated="2" table:style-name="ce44"/>
          <table:table-cell office:value-type="string" table:style-name="ce50">
            <text:p><text:span text:style-name="T14">Merge</text:span><text:span text:style-name="T6"><text:s/>the<text:s/></text:span><text:span text:style-name="T14">pull request branch</text:span><text:span text:style-name="T6"><text:s/>with the<text:s/></text:span><text:span text:style-name="T14">main branch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push -u<text:s/></text:span><text:span text:style-name="T13">origin</text:span><text:span text:style-name="T7"><text:s/></text:span><text:span text:style-name="T8">main-branch</text:span></text:p>
          </table:table-cell>
          <table:table-cell table:number-columns-repeated="2" table:style-name="ce44"/>
          <table:table-cell office:value-type="string" table:style-name="ce50">
            <text:p><text:span text:style-name="T14">Push</text:span><text:span text:style-name="T6"><text:s/>the merge up to the<text:s/></text:span><text:span text:style-name="T14">remote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Interactive Staging and Sharing of Fil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5"/>
          <table:table-cell office:value-type="string" table:style-name="ce6">
            <text:p><text:span text:style-name="T7">git add (-i<text:s/></text:span><text:span text:style-name="T18">OR</text:span><text:span text:style-name="T7"><text:s/>--interactive)</text:span></text:p>
          </table:table-cell>
          <table:table-cell office:value-type="string" table:style-name="ce6">
            <text:p>=</text:p>
          </table:table-cell>
          <table:table-cell office:value-type="string" table:style-name="ce6">
            <text:p>[i]</text:p>
          </table:table-cell>
          <table:table-cell office:value-type="string" table:style-name="ce6">
            <text:p>Enter interactive mode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1<text:s/></text:span><text:span text:style-name="T18">OR</text:span><text:span text:style-name="T7"><text:s/>s</text:span></text:p>
          </table:table-cell>
          <table:table-cell table:number-columns-repeated="2" table:style-name="ce44"/>
          <table:table-cell office:value-type="string" table:style-name="ce50">
            <text:p>Status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2<text:s/></text:span><text:span text:style-name="T18">OR</text:span><text:span text:style-name="T7"><text:s/>u</text:span></text:p>
          </table:table-cell>
          <table:table-cell table:number-columns-repeated="2" table:style-name="ce44"/>
          <table:table-cell office:value-type="string" table:style-name="ce50">
            <text:p>Update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3<text:s/></text:span><text:span text:style-name="T18">OR</text:span><text:span text:style-name="T7"><text:s/>r</text:span></text:p>
          </table:table-cell>
          <table:table-cell table:number-columns-repeated="2" table:style-name="ce44"/>
          <table:table-cell office:value-type="string" table:style-name="ce50">
            <text:p>Revert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4<text:s/></text:span><text:span text:style-name="T18">OR</text:span><text:span text:style-name="T7"><text:s/>a</text:span></text:p>
          </table:table-cell>
          <table:table-cell table:number-columns-repeated="2" table:style-name="ce44"/>
          <table:table-cell office:value-type="string" table:style-name="ce50">
            <text:p>Add untracked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5<text:s/></text:span><text:span text:style-name="T18">OR</text:span><text:span text:style-name="T7"><text:s/>p</text:span></text:p>
          </table:table-cell>
          <table:table-cell table:number-columns-repeated="2" table:style-name="ce44"/>
          <table:table-cell office:value-type="string" table:style-name="ce50">
            <text:p>Patch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6<text:s/></text:span><text:span text:style-name="T18">OR</text:span><text:span text:style-name="T7"><text:s/>d</text:span></text:p>
          </table:table-cell>
          <table:table-cell table:number-columns-repeated="2" table:style-name="ce44"/>
          <table:table-cell office:value-type="string" table:style-name="ce50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7<text:s/></text:span><text:span text:style-name="T18">OR</text:span><text:span text:style-name="T7"><text:s/>q</text:span></text:p>
          </table:table-cell>
          <table:table-cell table:number-columns-repeated="2" table:style-name="ce44"/>
          <table:table-cell office:value-type="string" table:style-name="ce50">
            <text:p>Quit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8<text:s/></text:span><text:span text:style-name="T18">OR</text:span><text:span text:style-name="T7"><text:s/>h</text:span></text:p>
          </table:table-cell>
          <table:table-cell table:number-columns-repeated="2" table:style-name="ce44"/>
          <table:table-cell office:value-type="string" table:style-name="ce50">
            <text:p>Help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a</text:p>
          </table:table-cell>
          <table:table-cell table:number-columns-repeated="2" table:style-name="ce44"/>
          <table:table-cell office:value-type="string" table:style-name="ce50">
            <text:p>List untracked files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?</text:p>
          </table:table-cell>
          <table:table-cell table:number-columns-repeated="2" table:style-name="ce44"/>
          <table:table-cell office:value-type="string" table:style-name="ce50">
            <text:p>Menu options within Patch mode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cherry-pick<text:s/></text:span><text:span text:style-name="T11">SHA</text:span></text:p>
          </table:table-cell>
          <table:table-cell table:number-columns-repeated="2" table:style-name="ce44"/>
          <table:table-cell office:value-type="string" table:style-name="ce50">
            <text:p>merge a commit into the current branch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cherry-pick (-e<text:s/></text:span><text:span text:style-name="T18">OR</text:span><text:span text:style-name="T7"><text:s/>--edit)<text:s/></text:span><text:span text:style-name="T11">SHA</text:span></text:p>
          </table:table-cell>
          <table:table-cell table:number-columns-repeated="2" table:style-name="ce44"/>
          <table:table-cell office:value-type="string" table:style-name="ce50">
            <text:p>merge a commit into the current branch and allow editing of message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cherry-pick --continue</text:p>
          </table:table-cell>
          <table:table-cell table:number-columns-repeated="2" table:style-name="ce44"/>
          <table:table-cell office:value-type="string" table:style-name="ce50">
            <text:p>Finalise a cherry-pick after conflict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cherry-pick --abort</text:p>
          </table:table-cell>
          <table:table-cell table:number-columns-repeated="2" table:style-name="ce44"/>
          <table:table-cell office:value-type="string" table:style-name="ce50">
            <text:p>Abort a cherry-pick with conflict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format-patch</text:p>
          </table:table-cell>
          <table:table-cell table:number-columns-repeated="3" table:style-name="ce44"/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Rebas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5"/>
          <table:table-cell office:value-type="string" table:style-name="ce6">
            <text:p><text:span text:style-name="T7">git merge-base<text:s/></text:span><text:span text:style-name="T11">base_branch branch_name</text:span></text:p>
          </table:table-cell>
          <table:table-cell table:number-columns-repeated="2" table:style-name="ce5"/>
          <table:table-cell office:value-type="string" table:style-name="ce6">
            <text:p><text:span text:style-name="T6">Gives the<text:s/></text:span>SHA<text:span text:style-name="T6"><text:s/>of the point of divergence of the branches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 log<text:s/></text:span><text:span text:style-name="T26">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l]</text:p>
          </table:table-cell>
          <table:table-cell office:value-type="string" table:style-name="ce18">
            <text:p>Display commit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17">
            <text:p>--graph --all --oneline --decorate</text:p>
          </table:table-cell>
          <table:table-cell table:number-columns-repeated="2" table:style-name="ce14"/>
          <table:table-cell office:value-type="string" table:style-name="ce17">
            <text:p><text:span text:style-name="T6">Displays log<text:s/></text:span>map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git reset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rs]</text:p>
          </table:table-cell>
          <table:table-cell office:value-type="string" table:style-name="ce18">
            <text:p>Reset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s]</text:p>
          </table:table-cell>
          <table:table-cell office:value-type="string" table:style-name="ce50">
            <text:p>+</text:p>
          </table:table-cell>
          <table:table-cell office:value-type="string" table:style-name="ce17">
            <text:p><text:span text:style-name="T23">--hard</text:span><text:span text:style-name="T7"><text:s/>ORIG_HEAD</text:span></text:p>
          </table:table-cell>
          <table:table-cell table:number-columns-repeated="2" table:style-name="ce14"/>
          <table:table-cell office:value-type="string" table:style-name="ce17">
            <text:p><text:span text:style-name="T6">Undo a simple rebase where the<text:s/></text:span><text:span text:style-name="T29">ORIG_HEAD</text:span><text:span text:style-name="T6"><text:s/>is unchanged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<text:s/></text:span><text:span text:style-name="T23">rebase</text:span><text:span text:style-name="T7"><text:s/></text:span><text:span text:style-name="T11">required option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rb]</text:p>
          </table:table-cell>
          <table:table-cell office:value-type="string" table:style-name="ce50">
            <text:p>Rebase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<text:s/></text:span><text:span text:style-name="T23">rebase</text:span><text:span text:style-name="T7"><text:s/>(-i<text:s/></text:span><text:span text:style-name="T18">OR</text:span><text:span text:style-name="T7"><text:s/>--interactive)<text:s/></text:span><text:span text:style-name="T11">required 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ri]</text:p>
          </table:table-cell>
          <table:table-cell office:value-type="string" table:style-name="ce18">
            <text:p>Interactive rebas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38">
            <text:p>base_branch</text:p>
          </table:table-cell>
          <table:table-cell table:number-columns-repeated="2" table:style-name="ce14"/>
          <table:table-cell office:value-type="string" table:style-name="ce17">
            <text:p><text:span text:style-name="T6">Rebase the current branch to a<text:s/></text:span><text:span text:style-name="T3">base_branc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75">
            <text:p><text:span text:style-name="T11">base_branch</text:span><text:span text:style-name="T12"><text:s/></text:span><text:span text:style-name="T26">branch_name</text:span></text:p>
          </table:table-cell>
          <table:table-cell table:number-columns-repeated="2" table:style-name="ce44"/>
          <table:table-cell office:value-type="string" table:style-name="ce50">
            <text:p><text:span text:style-name="T6">Rebase to a<text:s/></text:span><text:span text:style-name="T3">base_branch</text:span><text:span text:style-name="T6"><text:s/>a<text:s/></text:span><text:span text:style-name="T4">branch_nam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2">
            <text:p><text:span text:style-name="T7">HEAD~</text:span><text:span text:style-name="T11">interger</text:span></text:p>
          </table:table-cell>
          <table:table-cell table:number-columns-repeated="2" table:style-name="ce44"/>
          <table:table-cell office:value-type="string" table:style-name="ce50">
            <text:p><text:span text:style-name="T6">Rebase to an inherited<text:s/></text:span><text:span text:style-name="T3">SHA</text:span><text:span text:style-name="T6"><text:s/>(commonly used with<text:s/></text:span><text:span text:style-name="T25">-i</text:span><text:span text:style-name="T6"><text:s/>to ammend comitts locally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2">
            <text:p><text:span text:style-name="T23">--onto</text:span><text:span text:style-name="T11"><text:s/>new_base current_base branch_name</text:span></text:p>
          </table:table-cell>
          <table:table-cell table:number-columns-repeated="2" table:style-name="ce44"/>
          <table:table-cell office:value-type="string" table:style-name="ce50">
            <text:p><text:span text:style-name="T6">Rebase to a<text:s/></text:span>non-linear<text:span text:style-name="T6"><text:s/>branc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2">
            <text:p><text:span text:style-name="T23">--onto</text:span><text:span text:style-name="T11"><text:s/>SHA current_base branch_name</text:span></text:p>
          </table:table-cell>
          <table:table-cell table:number-columns-repeated="2" table:style-name="ce44"/>
          <table:table-cell office:value-type="string" table:style-name="ce50">
            <text:p><text:span text:style-name="T6">Rebase to a<text:s/></text:span><text:span text:style-name="T36">SHA</text:span><text:span text:style-name="T6"><text:s/>commit (can also be used to reverse a rebase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amend</text:p>
          </table:table-cell>
          <table:table-cell table:number-columns-repeated="2" table:style-name="ce44"/>
          <table:table-cell office:value-type="string" table:style-name="ce50">
            <text:p>Amend<text:span text:style-name="T6"><text:s/>the current commit in<text:s/></text:span>interactive<text:span text:style-name="T6"><text:s/>mod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23">--continue</text:span></text:p>
          </table:table-cell>
          <table:table-cell table:number-columns-repeated="2" table:style-name="ce44"/>
          <table:table-cell office:value-type="string" table:style-name="ce50">
            <text:p>Continue<text:span text:style-name="T6"><text:s/>to next commit after conflict resolution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skip</text:p>
          </table:table-cell>
          <table:table-cell table:number-columns-repeated="2" table:style-name="ce44"/>
          <table:table-cell office:value-type="string" table:style-name="ce50">
            <text:p>Skip<text:span text:style-name="T6"><text:s/>a commit (allows the existing commit to apply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abort</text:p>
          </table:table-cell>
          <table:table-cell table:number-columns-repeated="2" table:style-name="ce44"/>
          <table:table-cell office:value-type="string" table:style-name="ce50">
            <text:p>Abort<text:span text:style-name="T6"><text:s/>a rebase (rebase is not applied)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git pull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pu]</text:p>
          </table:table-cell>
          <table:table-cell office:value-type="string" table:style-name="ce18">
            <text:p>Pull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u]</text:p>
          </table:table-cell>
          <table:table-cell office:value-type="string" table:style-name="ce50">
            <text:p>+</text:p>
          </table:table-cell>
          <table:table-cell office:value-type="string" table:style-name="ce17">
            <text:p><text:span text:style-name="T7">git pull (</text:span><text:span text:style-name="T23">-r</text:span><text:span text:style-name="T7"><text:s/></text:span><text:span text:style-name="T18">OR</text:span><text:span text:style-name="T7"><text:s/></text:span><text:span text:style-name="T23">--rebase</text:span><text:span text:style-name="T7">)</text:span></text:p>
          </table:table-cell>
          <table:table-cell table:number-columns-repeated="2" table:style-name="ce14"/>
          <table:table-cell office:value-type="string" table:style-name="ce17">
            <text:p><text:span text:style-name="T6">fetch from a remote and rebase<text:s/></text:span>local chang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u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git pull<text:s/></text:span><text:span text:style-name="T23">--rebase</text:span><text:span text:style-name="T7">=preserve</text:span></text:p>
          </table:table-cell>
          <table:table-cell table:number-columns-repeated="2" table:style-name="ce44"/>
          <table:table-cell office:value-type="string" table:style-name="ce50">
            <text:p><text:span text:style-name="T6">fetch and rebase but<text:s/></text:span>preserve<text:span text:style-name="T6"><text:s/>local commits on the branch</text:span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[pu]</text:p>
          </table:table-cell>
          <table:table-cell office:value-type="string" table:style-name="ce47">
            <text:p>+</text:p>
          </table:table-cell>
          <table:table-cell office:value-type="string" table:style-name="ce47">
            <text:p><text:span text:style-name="T7">git pull<text:s/></text:span><text:span text:style-name="T23">--rebase</text:span><text:span text:style-name="T7">=interactive</text:span></text:p>
          </table:table-cell>
          <table:table-cell table:number-columns-repeated="2" table:style-name="ce48"/>
          <table:table-cell office:value-type="string" table:style-name="ce47">
            <text:p><text:span text:style-name="T6">fetch and rebase in<text:s/></text:span>interactive<text:span text:style-name="T6"><text:s/>mode</text:span></text:p>
          </table:table-cell>
          <table:table-cell table:number-columns-repeated="16378"/>
        </table:table-row>
        <table:table-row table:number-rows-repeated="1048064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Menlo Regular" svg:font-family="&quot;Menlo Regular&quot;"/>
    <style:font-face style:name="Calibri" svg:font-family="Calibri"/>
    <style:font-face style:name="Arial Narrow" svg:font-family="&quot;Arial Narrow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/>
      <style:text-properties fo:color="#000000" style:font-name="Menlo Regular" style:font-name-asian="Menlo Regular" style:font-name-complex="Menlo Regular" fo:font-size="9pt" style:font-size-asian="9pt" style:font-size-complex="9pt"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T1" style:family="text">
      <style:text-properties fo:color="#000000" style:font-name="Helvetica Neue" style:font-name-asian="Helvetica Neue" style:font-name-complex="Helvetica Neue" fo:font-size="12pt" style:font-size-asian="12pt" style:font-size-complex="12pt" fo:font-weight="normal" style:font-weight-asian="normal" style:font-weight-complex="normal"/>
    </style:style>
  </office:automatic-styles>
  <office:master-styles>
    <style:master-page style:name="mp1" style:page-layout-name="pm1">
      <style:header/>
      <style:header-left style:display="false"/>
      <style:header-first/>
      <style:footer>
        <text:p><text:span text:style-name="T1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3-01-15T07:08:16Z</meta:creation-date>
    <dc:date>2023-01-15T07:08:16Z</dc:date>
  </office:meta>
</office:document-meta>
</file>